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24.786cm"/>
    </style:style>
    <style:style style:name="co5" style:family="table-column">
      <style:table-column-properties fo:break-before="auto" style:column-width="6.969cm"/>
    </style:style>
    <style:style style:name="co6" style:family="table-column">
      <style:table-column-properties fo:break-before="auto" style:column-width="2.31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5.323cm"/>
    </style:style>
    <style:style style:name="co11" style:family="table-column">
      <style:table-column-properties fo:break-before="auto" style:column-width="20.062cm"/>
    </style:style>
    <style:style style:name="co12" style:family="table-column">
      <style:table-column-properties fo:break-before="auto" style:column-width="5.094cm"/>
    </style:style>
    <style:style style:name="co15" style:family="table-column">
      <style:table-column-properties fo:break-before="auto" style:column-width="4.235cm"/>
    </style:style>
    <style:style style:name="co16" style:family="table-column">
      <style:table-column-properties fo:break-before="auto" style:column-width="4.521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995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1.016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ta2" style:family="table" style:master-page-name="PageStyle_5f_artifac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ext-properties style:font-name="Verdana" style:font-name-asian="SimSun" style:font-name-complex="Lucida Sans"/>
    </style:style>
    <style:style style:name="ce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0000" fo:wrap-option="wrap"/>
    </style:style>
    <style:style style:name="ce11" style:family="table-cell" style:parent-style-name="Default">
      <style:table-cell-properties fo:background-color="transparent" fo:wrap-option="wrap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style:text-outline="false" style:text-line-through-style="none" style:font-name="Verdana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ext-properties fo:color="#000000" style:text-outline="false" style:text-line-through-style="none" style:font-name="Verdana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font-name="Verdana1" fo:font-size="11pt" style:font-name-asian="LucidaGrande" style:font-size-asian="11pt" style:font-name-complex="LucidaGrande" style:font-size-complex="11pt"/>
    </style:style>
    <style:style style:name="T3" style:family="text">
      <style:text-properties fo:color="#000000" style:font-name="Verdana1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6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atus</text:p>
          </table:table-cell>
          <table:table-cell table:style-name="ce12" office:value-type="string">
            <text:p>comment</text:p>
          </table:table-cell>
          <table:table-cell table:style-name="ce6" office:value-type="string">
            <text:p>resolution</text:p>
          </table:table-cell>
          <table:table-cell table:style-name="ce6" table:number-columns-repeated="1014"/>
        </table:table-row>
        <table:table-row table:style-name="ro1">
          <table:table-cell table:style-name="ce7" office:value-type="string">
            <text:p>UBL-SR-36</text:p>
          </table:table-cell>
          <table:table-cell table:style-name="ce8" office:value-type="string">
            <text:p>Supporting document identifier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7</text:p>
          </table:table-cell>
          <table:table-cell table:style-name="ce8" office:value-type="string">
            <text:p>Supporting document description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1</text:p>
          </table:table-cell>
          <table:table-cell office:value-type="string">
            <text:p>Amounts shall be decimal up to two fraction digits</text:p>
          </table:table-cell>
          <table:table-cell office:value-type="string">
            <text:p>Amoun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6</text:p>
          </table:table-cell>
          <table:table-cell office:value-type="string">
            <text:p>Binary object elements shall contain the mime cod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7</text:p>
          </table:table-cell>
          <table:table-cell office:value-type="string">
            <text:p>Binary object elements shall contain the file nam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5</text:p>
          </table:table-cell>
          <table:table-cell table:style-name="ce8" office:value-type="string">
            <text:p>Deliver to party name shall occur maximum once</text:p>
          </table:table-cell>
          <table:table-cell office:value-type="string">
            <text:p>Deliver to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0</text:p>
          </table:table-cell>
          <table:table-cell table:style-name="ce8" office:value-type="string">
            <text:p>Document level allowance reason shall occur maximum once</text:p>
          </table:table-cell>
          <table:table-cell office:value-type="string">
            <text:p>Document level allowanc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1</text:p>
          </table:table-cell>
          <table:table-cell table:style-name="ce8" office:value-type="string">
            <text:p>Document level charge reason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2</text:p>
          </table:table-cell>
          <table:table-cell table:style-name="ce8" office:value-type="string">
            <text:p>Document level charge reason code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1</text:p>
          </table:table-cell>
          <table:table-cell office:value-type="string">
            <text:p>A UBL invoice should not include extens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2</text:p>
          </table:table-cell>
          <table:table-cell office:value-type="string">
            <text:p>A UBL invoice should not include the UBL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3</text:p>
          </table:table-cell>
          <table:table-cell office:value-type="string">
            <text:p>A UBL invoice should not include the ProfileExecution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4</text:p>
          </table:table-cell>
          <table:table-cell office:value-type="string">
            <text:p>A UBL invoice should not include the CopyIndicator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5</text:p>
          </table:table-cell>
          <table:table-cell office:value-type="string">
            <text:p>A UBL invoice should not include the UU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6</text:p>
          </table:table-cell>
          <table:table-cell office:value-type="string">
            <text:p>A UBL invoice should not include the IssueTime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7</text:p>
          </table:table-cell>
          <table:table-cell office:value-type="string">
            <text:p>A UBL invoice should not include the Pricing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8</text:p>
          </table:table-cell>
          <table:table-cell office:value-type="string">
            <text:p>A UBL invoice should not include the Payment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09</text:p>
          </table:table-cell>
          <table:table-cell office:value-type="string">
            <text:p>A UBL invoice should not include the PaymentAlternative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0</text:p>
          </table:table-cell>
          <table:table-cell office:value-type="string">
            <text:p>A UBL invoice should not include th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1</text:p>
          </table:table-cell>
          <table:table-cell office:value-type="string">
            <text:p>A UBL invoice should not include the LineCount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2</text:p>
          </table:table-cell>
          <table:table-cell office:value-type="string">
            <text:p>A UBL invoice should not include th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3</text:p>
          </table:table-cell>
          <table:table-cell office:value-type="string">
            <text:p>A UBL invoice should not include th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4</text:p>
          </table:table-cell>
          <table:table-cell office:value-type="string">
            <text:p>A UBL invoice should not include th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5</text:p>
          </table:table-cell>
          <table:table-cell office:value-type="string">
            <text:p>A UBL invoice should not include th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6</text:p>
          </table:table-cell>
          <table:table-cell office:value-type="string">
            <text:p>A UBL invoice should not include the Order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7</text:p>
          </table:table-cell>
          <table:table-cell office:value-type="string">
            <text:p>A UBL invoice should not include the Order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8</text:p>
          </table:table-cell>
          <table:table-cell office:value-type="string">
            <text:p>A UBL invoice should not include the Order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19</text:p>
          </table:table-cell>
          <table:table-cell office:value-type="string">
            <text:p>A UBL invoice should not include the Order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0</text:p>
          </table:table-cell>
          <table:table-cell office:value-type="string">
            <text:p>A UBL invoice should not include the OrderReference Custom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1</text:p>
          </table:table-cell>
          <table:table-cell office:value-type="string">
            <text:p>A UBL invoice should not include the OrderReference Order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2</text:p>
          </table:table-cell>
          <table:table-cell office:value-type="string">
            <text:p>A UBL invoice should not include the OrderReference 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3</text:p>
          </table:table-cell>
          <table:table-cell office:value-type="string">
            <text:p>A UBL invoice should not include the Billing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4</text:p>
          </table:table-cell>
          <table:table-cell office:value-type="string">
            <text:p>A UBL invoice should not include the Billing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5</text:p>
          </table:table-cell>
          <table:table-cell office:value-type="string">
            <text:p>A UBL invoice should not include the Billing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6</text:p>
          </table:table-cell>
          <table:table-cell office:value-type="string">
            <text:p>A UBL invoice should not include the Billing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7</text:p>
          </table:table-cell>
          <table:table-cell office:value-type="string">
            <text:p>A UBL invoice should not include the Billing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8</text:p>
          </table:table-cell>
          <table:table-cell office:value-type="string">
            <text:p>A UBL invoice should not include the Billing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29</text:p>
          </table:table-cell>
          <table:table-cell office:value-type="string">
            <text:p>A UBL invoice should not include the Billing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0</text:p>
          </table:table-cell>
          <table:table-cell office:value-type="string">
            <text:p>A UBL invoice should not include the Billing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1</text:p>
          </table:table-cell>
          <table:table-cell office:value-type="string">
            <text:p>A UBL invoice should not include the Billing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2</text:p>
          </table:table-cell>
          <table:table-cell office:value-type="string">
            <text:p>A UBL invoice should not include the Billing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3</text:p>
          </table:table-cell>
          <table:table-cell office:value-type="string">
            <text:p>A UBL invoice should not include the BillingReference Documen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4</text:p>
          </table:table-cell>
          <table:table-cell office:value-type="string">
            <text:p>A UBL invoice should not include the Billing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5</text:p>
          </table:table-cell>
          <table:table-cell office:value-type="string">
            <text:p>A UBL invoice should not include the Billing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6</text:p>
          </table:table-cell>
          <table:table-cell office:value-type="string">
            <text:p>A UBL invoice should not include the Billing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7</text:p>
          </table:table-cell>
          <table:table-cell office:value-type="string">
            <text:p>A UBL invoice should not include the Billing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8</text:p>
          </table:table-cell>
          <table:table-cell office:value-type="string">
            <text:p>A UBL invoice should not include the BillingReference SelfBilledInvoic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39</text:p>
          </table:table-cell>
          <table:table-cell office:value-type="string">
            <text:p>A UBL invoice should not include the BillingReference 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0</text:p>
          </table:table-cell>
          <table:table-cell office:value-type="string">
            <text:p>A UBL invoice should not include the BillingReference SelfBilled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1</text:p>
          </table:table-cell>
          <table:table-cell office:value-type="string">
            <text:p>A UBL invoice should not include the BillingReference Deb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2</text:p>
          </table:table-cell>
          <table:table-cell office:value-type="string">
            <text:p>A UBL invoice should not include the BillingReference Reminder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3</text:p>
          </table:table-cell>
          <table:table-cell office:value-type="string">
            <text:p>A UBL invoice should not include the BillingReference Additional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4</text:p>
          </table:table-cell>
          <table:table-cell office:value-type="string">
            <text:p>A UBL invoice should not include the BillingReference BillingReferen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5</text:p>
          </table:table-cell>
          <table:table-cell office:value-type="string">
            <text:p>A UBL invoice should not include the Despatch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6</text:p>
          </table:table-cell>
          <table:table-cell office:value-type="string">
            <text:p>A UBL invoice should not include the Despatch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7</text:p>
          </table:table-cell>
          <table:table-cell office:value-type="string">
            <text:p>A UBL invoice should not include the Despatch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8</text:p>
          </table:table-cell>
          <table:table-cell office:value-type="string">
            <text:p>A UBL invoice should not include the Despatch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49</text:p>
          </table:table-cell>
          <table:table-cell office:value-type="string">
            <text:p>A UBL invoice should not include the Despatch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0</text:p>
          </table:table-cell>
          <table:table-cell office:value-type="string">
            <text:p>A UBL invoice should not include the Despatch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1</text:p>
          </table:table-cell>
          <table:table-cell office:value-type="string">
            <text:p>A UBL invoice should not include the Despatch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2</text:p>
          </table:table-cell>
          <table:table-cell office:value-type="string">
            <text:p>A UBL invoice should not include the Despatch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3</text:p>
          </table:table-cell>
          <table:table-cell office:value-type="string">
            <text:p>A UBL invoice should not include the Despatch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4</text:p>
          </table:table-cell>
          <table:table-cell office:value-type="string">
            <text:p>A UBL invoice should not include the Despatch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5</text:p>
          </table:table-cell>
          <table:table-cell office:value-type="string">
            <text:p>A UBL invoice should not include the Despatch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6</text:p>
          </table:table-cell>
          <table:table-cell office:value-type="string">
            <text:p>A UBL invoice should not include the Despatch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7</text:p>
          </table:table-cell>
          <table:table-cell office:value-type="string">
            <text:p>A UBL invoice should not include the Despatch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8</text:p>
          </table:table-cell>
          <table:table-cell office:value-type="string">
            <text:p>A UBL invoice should not include the Despatch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59</text:p>
          </table:table-cell>
          <table:table-cell office:value-type="string">
            <text:p>A UBL invoice should not include the Despatch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0</text:p>
          </table:table-cell>
          <table:table-cell office:value-type="string">
            <text:p>A UBL invoice should not include the Despatch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1</text:p>
          </table:table-cell>
          <table:table-cell office:value-type="string">
            <text:p>A UBL invoice should not include the Receip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2</text:p>
          </table:table-cell>
          <table:table-cell office:value-type="string">
            <text:p>A UBL invoice should not include the Receip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3</text:p>
          </table:table-cell>
          <table:table-cell office:value-type="string">
            <text:p>A UBL invoice should not include the Receip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4</text:p>
          </table:table-cell>
          <table:table-cell office:value-type="string">
            <text:p>A UBL invoice should not include the Receip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5</text:p>
          </table:table-cell>
          <table:table-cell office:value-type="string">
            <text:p>A UBL invoice should not include the Receip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6</text:p>
          </table:table-cell>
          <table:table-cell office:value-type="string">
            <text:p>A UBL invoice should not include the Receip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7</text:p>
          </table:table-cell>
          <table:table-cell office:value-type="string">
            <text:p>A UBL invoice should not include the Receip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8</text:p>
          </table:table-cell>
          <table:table-cell office:value-type="string">
            <text:p>A UBL invoice should not include the Receip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69</text:p>
          </table:table-cell>
          <table:table-cell office:value-type="string">
            <text:p>A UBL invoice should not include the Receip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0</text:p>
          </table:table-cell>
          <table:table-cell office:value-type="string">
            <text:p>A UBL invoice should not include the Receip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1</text:p>
          </table:table-cell>
          <table:table-cell office:value-type="string">
            <text:p>A UBL invoice should not include the Receip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2</text:p>
          </table:table-cell>
          <table:table-cell office:value-type="string">
            <text:p>A UBL invoice should not include the Receip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3</text:p>
          </table:table-cell>
          <table:table-cell office:value-type="string">
            <text:p>A UBL invoice should not include the Receip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4</text:p>
          </table:table-cell>
          <table:table-cell office:value-type="string">
            <text:p>A UBL invoice should not include the Receip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5</text:p>
          </table:table-cell>
          <table:table-cell office:value-type="string">
            <text:p>A UBL invoice should not include the Receip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6</text:p>
          </table:table-cell>
          <table:table-cell office:value-type="string">
            <text:p>A UBL invoice should not include the Receip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7</text:p>
          </table:table-cell>
          <table:table-cell office:value-type="string">
            <text:p>A UBL invoice should not include the Statement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8</text:p>
          </table:table-cell>
          <table:table-cell office:value-type="string">
            <text:p>A UBL invoice should not include the Originator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79</text:p>
          </table:table-cell>
          <table:table-cell office:value-type="string">
            <text:p>A UBL invoice should not include the Originator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0</text:p>
          </table:table-cell>
          <table:table-cell office:value-type="string">
            <text:p>A UBL invoice should not include the Originator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1</text:p>
          </table:table-cell>
          <table:table-cell office:value-type="string">
            <text:p>A UBL invoice should not include the Originator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2</text:p>
          </table:table-cell>
          <table:table-cell office:value-type="string">
            <text:p>A UBL invoice should not include the Originator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3</text:p>
          </table:table-cell>
          <table:table-cell office:value-type="string">
            <text:p>A UBL invoice should not include the Originator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4</text:p>
          </table:table-cell>
          <table:table-cell office:value-type="string">
            <text:p>A UBL invoice should not include the Originator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5</text:p>
          </table:table-cell>
          <table:table-cell office:value-type="string">
            <text:p>A UBL invoice should not include the Originator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6</text:p>
          </table:table-cell>
          <table:table-cell office:value-type="string">
            <text:p>A UBL invoice should not include the Originator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7</text:p>
          </table:table-cell>
          <table:table-cell office:value-type="string">
            <text:p>A UBL invoice should not include the Originator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8</text:p>
          </table:table-cell>
          <table:table-cell office:value-type="string">
            <text:p>A UBL invoice should not include the Originator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89</text:p>
          </table:table-cell>
          <table:table-cell office:value-type="string">
            <text:p>A UBL invoice should not include the Originator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0</text:p>
          </table:table-cell>
          <table:table-cell office:value-type="string">
            <text:p>A UBL invoice should not include the Originator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1</text:p>
          </table:table-cell>
          <table:table-cell office:value-type="string">
            <text:p>A UBL invoice should not include the Originator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2</text:p>
          </table:table-cell>
          <table:table-cell office:value-type="string">
            <text:p>A UBL invoice should not include the Originator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3</text:p>
          </table:table-cell>
          <table:table-cell office:value-type="string">
            <text:p>A UBL invoice should not include the Originator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4</text:p>
          </table:table-cell>
          <table:table-cell office:value-type="string">
            <text:p>A UBL invoice should not include the Contrac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5</text:p>
          </table:table-cell>
          <table:table-cell office:value-type="string">
            <text:p>A UBL invoice should not include the Contrac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6</text:p>
          </table:table-cell>
          <table:table-cell office:value-type="string">
            <text:p>A UBL invoice should not include the Contrac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7</text:p>
          </table:table-cell>
          <table:table-cell office:value-type="string">
            <text:p>A UBL invoice should not include the Contrac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8</text:p>
          </table:table-cell>
          <table:table-cell office:value-type="string">
            <text:p>A UBL invoice should not include the Contrac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099</text:p>
          </table:table-cell>
          <table:table-cell office:value-type="string">
            <text:p>A UBL invoice should not include the Contrac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0</text:p>
          </table:table-cell>
          <table:table-cell office:value-type="string">
            <text:p>A UBL invoice should not include the Contrac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1</text:p>
          </table:table-cell>
          <table:table-cell office:value-type="string">
            <text:p>A UBL invoice should not include the Contrac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2</text:p>
          </table:table-cell>
          <table:table-cell office:value-type="string">
            <text:p>A UBL invoice should not include the Contrac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3</text:p>
          </table:table-cell>
          <table:table-cell office:value-type="string">
            <text:p>A UBL invoice should not include the Contrac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4</text:p>
          </table:table-cell>
          <table:table-cell office:value-type="string">
            <text:p>A UBL invoice should not include the Contrac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5</text:p>
          </table:table-cell>
          <table:table-cell office:value-type="string">
            <text:p>A UBL invoice should not include the Contrac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6</text:p>
          </table:table-cell>
          <table:table-cell office:value-type="string">
            <text:p>A UBL invoice should not include the Contrac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7</text:p>
          </table:table-cell>
          <table:table-cell office:value-type="string">
            <text:p>A UBL invoice should not include the Contrac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8</text:p>
          </table:table-cell>
          <table:table-cell office:value-type="string">
            <text:p>A UBL invoice should not include the Contrac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09</text:p>
          </table:table-cell>
          <table:table-cell office:value-type="string">
            <text:p>A UBL invoice should not include the Contrac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0</text:p>
          </table:table-cell>
          <table:table-cell office:value-type="string">
            <text:p>A UBL invoice should not include the Additional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1</text:p>
          </table:table-cell>
          <table:table-cell office:value-type="string">
            <text:p>A UBL invoice should not include the Additional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2</text:p>
          </table:table-cell>
          <table:table-cell office:value-type="string">
            <text:p>A UBL invoice should not include the Additional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3</text:p>
          </table:table-cell>
          <table:table-cell office:value-type="string">
            <text:p>A UBL invoice should not include the Additional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4</text:p>
          </table:table-cell>
          <table:table-cell office:value-type="string">
            <text:p>A UBL invoice should not include the Additional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5</text:p>
          </table:table-cell>
          <table:table-cell office:value-type="string">
            <text:p>A UBL invoice should not include the Additional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6</text:p>
          </table:table-cell>
          <table:table-cell office:value-type="string">
            <text:p>A UBL invoice should not include the Additional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7</text:p>
          </table:table-cell>
          <table:table-cell office:value-type="string">
            <text:p>A UBL invoice should not include the Additional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8</text:p>
          </table:table-cell>
          <table:table-cell office:value-type="string">
            <text:p>A UBL invoice should not include the Additional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19</text:p>
          </table:table-cell>
          <table:table-cell office:value-type="string">
            <text:p>A UBL invoice should not include the Additional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0</text:p>
          </table:table-cell>
          <table:table-cell office:value-type="string">
            <text:p>A UBL invoice should not include the Additional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1</text:p>
          </table:table-cell>
          <table:table-cell office:value-type="string">
            <text:p>A UBL invoice should not include the AdditionalDocumentReference Attachment External DocumentHas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2</text:p>
          </table:table-cell>
          <table:table-cell office:value-type="string">
            <text:p>A UBL invoice should not include the AdditionalDocumentReference Attachment External HashAlgorithm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3</text:p>
          </table:table-cell>
          <table:table-cell office:value-type="string">
            <text:p>A UBL invoice should not include the AdditionalDocumentReference Attachment External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4</text:p>
          </table:table-cell>
          <table:table-cell office:value-type="string">
            <text:p>A UBL invoice should not include the AdditionalDocumentReference Attachment External Expi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5</text:p>
          </table:table-cell>
          <table:table-cell office:value-type="string">
            <text:p>A UBL invoice should not include the AdditionalDocumentReference Attachment External Mi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6</text:p>
          </table:table-cell>
          <table:table-cell office:value-type="string">
            <text:p>A UBL invoice should not include the AdditionalDocumentReference Attachment External 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7</text:p>
          </table:table-cell>
          <table:table-cell office:value-type="string">
            <text:p>A UBL invoice should not include the AdditionalDocumentReference Attachment External Encoding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8</text:p>
          </table:table-cell>
          <table:table-cell office:value-type="string">
            <text:p>A UBL invoice should not include the AdditionalDocumentReference Attachment External CharacterSe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29</text:p>
          </table:table-cell>
          <table:table-cell office:value-type="string">
            <text:p>A UBL invoice should not include the AdditionalDocumentReference Attachment External File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0</text:p>
          </table:table-cell>
          <table:table-cell office:value-type="string">
            <text:p>A UBL invoice should not include the AdditionalDocumentReference Attachment External Descripr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1</text:p>
          </table:table-cell>
          <table:table-cell office:value-type="string">
            <text:p>A UBL invoice should not include the Additional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2</text:p>
          </table:table-cell>
          <table:table-cell office:value-type="string">
            <text:p>A UBL invoice should not include the Additional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3</text:p>
          </table:table-cell>
          <table:table-cell office:value-type="string">
            <text:p>A UBL invoice should not include the Additional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4</text:p>
          </table:table-cell>
          <table:table-cell office:value-type="string">
            <text:p>A UBL invoice should not include the Projec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5</text:p>
          </table:table-cell>
          <table:table-cell office:value-type="string">
            <text:p>A UBL invoice should not include the Projec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6</text:p>
          </table:table-cell>
          <table:table-cell office:value-type="string">
            <text:p>A UBL invoice should not include the ProjectReference WorkPhas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7</text:p>
          </table:table-cell>
          <table:table-cell office:value-type="string">
            <text:p>A UBL invoice should not include the Signat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8</text:p>
          </table:table-cell>
          <table:table-cell office:value-type="string">
            <text:p>A UBL invoice should not include the AccountingSuppli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39</text:p>
          </table:table-cell>
          <table:table-cell office:value-type="string">
            <text:p>A UBL invoice should not include the AccountingSuppli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0</text:p>
          </table:table-cell>
          <table:table-cell office:value-type="string">
            <text:p>A UBL invoice should not include the AccountingSupplierParty DataSendingCapabil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1</text:p>
          </table:table-cell>
          <table:table-cell office:value-type="string">
            <text:p>A UBL invoice should not include the AccountingSuppli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2</text:p>
          </table:table-cell>
          <table:table-cell office:value-type="string">
            <text:p>A UBL invoice should not include the AccountingSuppli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3</text:p>
          </table:table-cell>
          <table:table-cell office:value-type="string">
            <text:p>A UBL invoice should not include the AccountingSuppli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4</text:p>
          </table:table-cell>
          <table:table-cell office:value-type="string">
            <text:p>A UBL invoice should not include the AccountingSuppli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5</text:p>
          </table:table-cell>
          <table:table-cell office:value-type="string">
            <text:p>A UBL invoice should not include the AccountingSuppli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6</text:p>
          </table:table-cell>
          <table:table-cell office:value-type="string">
            <text:p>A UBL invoice should not include the AccountingSupplierParty 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7</text:p>
          </table:table-cell>
          <table:table-cell office:value-type="string">
            <text:p>A UBL invoice should not include the AccountingSuppli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8</text:p>
          </table:table-cell>
          <table:table-cell office:value-type="string">
            <text:p>A UBL invoice should not include the AccountingSuppli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49</text:p>
          </table:table-cell>
          <table:table-cell office:value-type="string">
            <text:p>A UBL invoice should not include the AccountingSuppli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0</text:p>
          </table:table-cell>
          <table:table-cell office:value-type="string">
            <text:p>A UBL invoice should not include the AccountingSuppli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1</text:p>
          </table:table-cell>
          <table:table-cell office:value-type="string">
            <text:p>A UBL invoice should not include the AccountingSuppli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2</text:p>
          </table:table-cell>
          <table:table-cell office:value-type="string">
            <text:p>A UBL invoice should not include the AccountingSuppli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3</text:p>
          </table:table-cell>
          <table:table-cell office:value-type="string">
            <text:p>A UBL invoice should not include the AccountingSuppli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4</text:p>
          </table:table-cell>
          <table:table-cell office:value-type="string">
            <text:p>A UBL invoice should not include the AccountingSuppli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5</text:p>
          </table:table-cell>
          <table:table-cell office:value-type="string">
            <text:p>A UBL invoice should not include the AccountingSuppli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6</text:p>
          </table:table-cell>
          <table:table-cell office:value-type="string">
            <text:p>A UBL invoice should not include the AccountingSuppli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7</text:p>
          </table:table-cell>
          <table:table-cell office:value-type="string">
            <text:p>A UBL invoice should not include the AccountingSuppli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8</text:p>
          </table:table-cell>
          <table:table-cell office:value-type="string">
            <text:p>A UBL invoice should not include the AccountingSuppli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59</text:p>
          </table:table-cell>
          <table:table-cell office:value-type="string">
            <text:p>A UBL invoice should not include the AccountingSuppli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0</text:p>
          </table:table-cell>
          <table:table-cell office:value-type="string">
            <text:p>A UBL invoice should not include the AccountingSuppli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1</text:p>
          </table:table-cell>
          <table:table-cell office:value-type="string">
            <text:p>A UBL invoice should not include the AccountingSuppli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2</text:p>
          </table:table-cell>
          <table:table-cell office:value-type="string">
            <text:p>A UBL invoice should not include the AccountingSuppli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3</text:p>
          </table:table-cell>
          <table:table-cell office:value-type="string">
            <text:p>A UBL invoice should not include the AccountingSuppli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4</text:p>
          </table:table-cell>
          <table:table-cell office:value-type="string">
            <text:p>A UBL invoice should not include the AccountingSuppli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5</text:p>
          </table:table-cell>
          <table:table-cell office:value-type="string">
            <text:p>A UBL invoice should not include the AccountingSuppli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6</text:p>
          </table:table-cell>
          <table:table-cell office:value-type="string">
            <text:p>A UBL invoice should not include the AccountingSuppli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7</text:p>
          </table:table-cell>
          <table:table-cell office:value-type="string">
            <text:p>A UBL invoice should not include the AccountingSuppli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8</text:p>
          </table:table-cell>
          <table:table-cell office:value-type="string">
            <text:p>A UBL invoice should not include the AccountingSuppli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69</text:p>
          </table:table-cell>
          <table:table-cell office:value-type="string">
            <text:p>A UBL invoice should not include the AccountingSuppli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0</text:p>
          </table:table-cell>
          <table:table-cell office:value-type="string">
            <text:p>A UBL invoice should not include the AccountingSuppli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1</text:p>
          </table:table-cell>
          <table:table-cell office:value-type="string">
            <text:p>A UBL invoice should not include the AccountingSuppli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2</text:p>
          </table:table-cell>
          <table:table-cell office:value-type="string">
            <text:p>A UBL invoice should not include the AccountingSuppli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3</text:p>
          </table:table-cell>
          <table:table-cell office:value-type="string">
            <text:p>A UBL invoice should not include the AccountingSuppli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4</text:p>
          </table:table-cell>
          <table:table-cell office:value-type="string">
            <text:p>A UBL invoice should not include the AccountingSuppli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5</text:p>
          </table:table-cell>
          <table:table-cell office:value-type="string">
            <text:p>A UBL invoice should not include the AccountingSuppli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6</text:p>
          </table:table-cell>
          <table:table-cell office:value-type="string">
            <text:p>A UBL invoice should not include the AccountingSuppli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7</text:p>
          </table:table-cell>
          <table:table-cell office:value-type="string">
            <text:p>A UBL invoice should not include the AccountingSuppli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8</text:p>
          </table:table-cell>
          <table:table-cell office:value-type="string">
            <text:p>A UBL invoice should not include the AccountingSuppli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79</text:p>
          </table:table-cell>
          <table:table-cell office:value-type="string">
            <text:p>A UBL invoice should not include the AccountingSuppli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0</text:p>
          </table:table-cell>
          <table:table-cell office:value-type="string">
            <text:p>A UBL invoice should not include the AccountingSuppli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1</text:p>
          </table:table-cell>
          <table:table-cell office:value-type="string">
            <text:p>A UBL invoice should not include the AccountingSuppli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2</text:p>
          </table:table-cell>
          <table:table-cell office:value-type="string">
            <text:p>A UBL invoice should not include the AccountingSuppli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3</text:p>
          </table:table-cell>
          <table:table-cell office:value-type="string">
            <text:p>A UBL invoice should not include the AccountingSuppli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4</text:p>
          </table:table-cell>
          <table:table-cell office:value-type="string">
            <text:p>A UBL invoice should not include the AccountingSuppli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5</text:p>
          </table:table-cell>
          <table:table-cell office:value-type="string">
            <text:p>A UBL invoice should not include the AccountingSuppli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6</text:p>
          </table:table-cell>
          <table:table-cell office:value-type="string">
            <text:p>A UBL invoice should not include the AccountingSuppli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7</text:p>
          </table:table-cell>
          <table:table-cell office:value-type="string">
            <text:p>A UBL invoice should not include the AccountingSuppli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8</text:p>
          </table:table-cell>
          <table:table-cell office:value-type="string">
            <text:p>A UBL invoice should not include the AccountingSuppli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89</text:p>
          </table:table-cell>
          <table:table-cell office:value-type="string">
            <text:p>A UBL invoice should not include the AccountingSuppli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0</text:p>
          </table:table-cell>
          <table:table-cell office:value-type="string">
            <text:p>A UBL invoice should not include the AccountingSuppli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1</text:p>
          </table:table-cell>
          <table:table-cell office:value-type="string">
            <text:p>A UBL invoice should not include the AccountingSuppli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2</text:p>
          </table:table-cell>
          <table:table-cell office:value-type="string">
            <text:p>A UBL invoice should not include the AccountingSuppli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3</text:p>
          </table:table-cell>
          <table:table-cell office:value-type="string">
            <text:p>A UBL invoice should not include the AccountingSuppli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4</text:p>
          </table:table-cell>
          <table:table-cell office:value-type="string">
            <text:p>A UBL invoice should not include the AccountingSuppli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5</text:p>
          </table:table-cell>
          <table:table-cell office:value-type="string">
            <text:p>A UBL invoice should not include the AccountingSuppli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6</text:p>
          </table:table-cell>
          <table:table-cell office:value-type="string">
            <text:p>A UBL invoice should not include the AccountingSuppli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7</text:p>
          </table:table-cell>
          <table:table-cell office:value-type="string">
            <text:p>A UBL invoice should not include the AccountingSuppli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8</text:p>
          </table:table-cell>
          <table:table-cell office:value-type="string">
            <text:p>A UBL invoice should not include the AccountingSupplierParty Despatch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199</text:p>
          </table:table-cell>
          <table:table-cell office:value-type="string">
            <text:p>A UBL invoice should not include the AccountingSuppli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0</text:p>
          </table:table-cell>
          <table:table-cell office:value-type="string">
            <text:p>A UBL invoice should not include the AccountingSupplierParty Sell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1</text:p>
          </table:table-cell>
          <table:table-cell office:value-type="string">
            <text:p>A UBL invoice should not include the AccountingCustom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2</text:p>
          </table:table-cell>
          <table:table-cell office:value-type="string">
            <text:p>A UBL invoice should not include the AccountingCustomerParty Suppli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3</text:p>
          </table:table-cell>
          <table:table-cell office:value-type="string">
            <text:p>A UBL invoice should not include the AccountingCustom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4</text:p>
          </table:table-cell>
          <table:table-cell office:value-type="string">
            <text:p>A UBL invoice should not include the AccountingCustom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5</text:p>
          </table:table-cell>
          <table:table-cell office:value-type="string">
            <text:p>A UBL invoice should not include the AccountingCustom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6</text:p>
          </table:table-cell>
          <table:table-cell office:value-type="string">
            <text:p>A UBL invoice should not include the AccountingCustom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7</text:p>
          </table:table-cell>
          <table:table-cell office:value-type="string">
            <text:p>A UBL invoice should not include the AccountingCustom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8</text:p>
          </table:table-cell>
          <table:table-cell office:value-type="string">
            <text:p>A UBL invoice should not include the AccountingCustom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09</text:p>
          </table:table-cell>
          <table:table-cell office:value-type="string">
            <text:p>A UBL invoice should not include the AccountingCustomerParty 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0</text:p>
          </table:table-cell>
          <table:table-cell office:value-type="string">
            <text:p>A UBL invoice should not include the AccountingCustom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1</text:p>
          </table:table-cell>
          <table:table-cell office:value-type="string">
            <text:p>A UBL invoice should not include the AccountingCustom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2</text:p>
          </table:table-cell>
          <table:table-cell office:value-type="string">
            <text:p>A UBL invoice should not include the AccountingCustom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3</text:p>
          </table:table-cell>
          <table:table-cell office:value-type="string">
            <text:p>A UBL invoice should not include the AccountingCustom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4</text:p>
          </table:table-cell>
          <table:table-cell office:value-type="string">
            <text:p>A UBL invoice should not include the AccountingCustom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5</text:p>
          </table:table-cell>
          <table:table-cell office:value-type="string">
            <text:p>A UBL invoice should not include the AccountingCustom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6</text:p>
          </table:table-cell>
          <table:table-cell office:value-type="string">
            <text:p>A UBL invoice should not include the AccountingCustom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7</text:p>
          </table:table-cell>
          <table:table-cell office:value-type="string">
            <text:p>A UBL invoice should not include the AccountingCustom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8</text:p>
          </table:table-cell>
          <table:table-cell office:value-type="string">
            <text:p>A UBL invoice should not include the AccountingCustom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19</text:p>
          </table:table-cell>
          <table:table-cell office:value-type="string">
            <text:p>A UBL invoice should not include the AccountingCustom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0</text:p>
          </table:table-cell>
          <table:table-cell office:value-type="string">
            <text:p>A UBL invoice should not include the AccountingCustom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1</text:p>
          </table:table-cell>
          <table:table-cell office:value-type="string">
            <text:p>A UBL invoice should not include the AccountingCustom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2</text:p>
          </table:table-cell>
          <table:table-cell office:value-type="string">
            <text:p>A UBL invoice should not include the AccountingCustom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3</text:p>
          </table:table-cell>
          <table:table-cell office:value-type="string">
            <text:p>A UBL invoice should not include the AccountingCustom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4</text:p>
          </table:table-cell>
          <table:table-cell office:value-type="string">
            <text:p>A UBL invoice should not include the AccountingCustom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5</text:p>
          </table:table-cell>
          <table:table-cell office:value-type="string">
            <text:p>A UBL invoice should not include the AccountingCustom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6</text:p>
          </table:table-cell>
          <table:table-cell office:value-type="string">
            <text:p>A UBL invoice should not include the AccountingCustom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7</text:p>
          </table:table-cell>
          <table:table-cell office:value-type="string">
            <text:p>A UBL invoice should not include the AccountingCustom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8</text:p>
          </table:table-cell>
          <table:table-cell office:value-type="string">
            <text:p>A UBL invoice should not include the AccountingCustom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29</text:p>
          </table:table-cell>
          <table:table-cell office:value-type="string">
            <text:p>A UBL invoice should not include the AccountingCustom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0</text:p>
          </table:table-cell>
          <table:table-cell office:value-type="string">
            <text:p>A UBL invoice should not include the AccountingCustom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1</text:p>
          </table:table-cell>
          <table:table-cell office:value-type="string">
            <text:p>A UBL invoice should not include the AccountingCustom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2</text:p>
          </table:table-cell>
          <table:table-cell office:value-type="string">
            <text:p>A UBL invoice should not include the AccountingCustom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3</text:p>
          </table:table-cell>
          <table:table-cell office:value-type="string">
            <text:p>A UBL invoice should not include the AccountingCustom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4</text:p>
          </table:table-cell>
          <table:table-cell office:value-type="string">
            <text:p>A UBL invoice should not include the AccountingCustom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5</text:p>
          </table:table-cell>
          <table:table-cell office:value-type="string">
            <text:p>A UBL invoice should not include the AccountingCustom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6</text:p>
          </table:table-cell>
          <table:table-cell office:value-type="string">
            <text:p>A UBL invoice should not include the AccountingCustom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7</text:p>
          </table:table-cell>
          <table:table-cell office:value-type="string">
            <text:p>A UBL invoice should not include the AccountingCustom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8</text:p>
          </table:table-cell>
          <table:table-cell office:value-type="string">
            <text:p>A UBL invoice should not include the AccountingCustom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39</text:p>
          </table:table-cell>
          <table:table-cell office:value-type="string">
            <text:p>A UBL invoice should not include the AccountingCustom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0</text:p>
          </table:table-cell>
          <table:table-cell office:value-type="string">
            <text:p>A UBL invoice should not include the AccountingCustom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1</text:p>
          </table:table-cell>
          <table:table-cell office:value-type="string">
            <text:p>A UBL invoice should not include the AccountingCustom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2</text:p>
          </table:table-cell>
          <table:table-cell office:value-type="string">
            <text:p>A UBL invoice should not include the AccountingCustom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3</text:p>
          </table:table-cell>
          <table:table-cell office:value-type="string">
            <text:p>A UBL invoice should not include the AccountingCustom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4</text:p>
          </table:table-cell>
          <table:table-cell office:value-type="string">
            <text:p>A UBL invoice should not include the AccountingCustomerParty Party PartyLegalEntity CompanyLegalFor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5</text:p>
          </table:table-cell>
          <table:table-cell office:value-type="string">
            <text:p>A UBL invoice should not include the AccountingCustom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6</text:p>
          </table:table-cell>
          <table:table-cell office:value-type="string">
            <text:p>A UBL invoice should not include the AccountingCustom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7</text:p>
          </table:table-cell>
          <table:table-cell office:value-type="string">
            <text:p>A UBL invoice should not include the AccountingCustom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8</text:p>
          </table:table-cell>
          <table:table-cell office:value-type="string">
            <text:p>A UBL invoice should not include the AccountingCustom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49</text:p>
          </table:table-cell>
          <table:table-cell office:value-type="string">
            <text:p>A UBL invoice should not include the AccountingCustom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0</text:p>
          </table:table-cell>
          <table:table-cell office:value-type="string">
            <text:p>A UBL invoice should not include the AccountingCustom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1</text:p>
          </table:table-cell>
          <table:table-cell office:value-type="string">
            <text:p>A UBL invoice should not include the AccountingCustom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2</text:p>
          </table:table-cell>
          <table:table-cell office:value-type="string">
            <text:p>A UBL invoice should not include the AccountingCustom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3</text:p>
          </table:table-cell>
          <table:table-cell office:value-type="string">
            <text:p>A UBL invoice should not include the AccountingCustom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4</text:p>
          </table:table-cell>
          <table:table-cell office:value-type="string">
            <text:p>A UBL invoice should not include the AccountingCustom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5</text:p>
          </table:table-cell>
          <table:table-cell office:value-type="string">
            <text:p>A UBL invoice should not include the AccountingCustom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6</text:p>
          </table:table-cell>
          <table:table-cell office:value-type="string">
            <text:p>A UBL invoice should not include the AccountingCustom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7</text:p>
          </table:table-cell>
          <table:table-cell office:value-type="string">
            <text:p>A UBL invoice should not include the AccountingCustom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8</text:p>
          </table:table-cell>
          <table:table-cell office:value-type="string">
            <text:p>A UBL invoice should not include the AccountingCustom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59</text:p>
          </table:table-cell>
          <table:table-cell office:value-type="string">
            <text:p>A UBL invoice should not include the AccountingCustom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0</text:p>
          </table:table-cell>
          <table:table-cell office:value-type="string">
            <text:p>A UBL invoice should not include the AccountingCustom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1</text:p>
          </table:table-cell>
          <table:table-cell office:value-type="string">
            <text:p>A UBL invoice should not include the AccountingCustom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2</text:p>
          </table:table-cell>
          <table:table-cell office:value-type="string">
            <text:p>A UBL invoice should not include the AccountingCustomerParty Delivery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3</text:p>
          </table:table-cell>
          <table:table-cell office:value-type="string">
            <text:p>A UBL invoice should not include the AccountingCustom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4</text:p>
          </table:table-cell>
          <table:table-cell office:value-type="string">
            <text:p>A UBL invoice should not include the AccountingCustomerParty Buy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5</text:p>
          </table:table-cell>
          <table:table-cell office:value-type="string">
            <text:p>A UBL invoice should not include the Paye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6</text:p>
          </table:table-cell>
          <table:table-cell office:value-type="string">
            <text:p>A UBL invoice should not include the Paye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7</text:p>
          </table:table-cell>
          <table:table-cell office:value-type="string">
            <text:p>A UBL invoice should not include the Paye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8</text:p>
          </table:table-cell>
          <table:table-cell office:value-type="string">
            <text:p>A UBL invoice should not include the Paye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69</text:p>
          </table:table-cell>
          <table:table-cell office:value-type="string">
            <text:p>A UBL invoice should not include the Paye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0</text:p>
          </table:table-cell>
          <table:table-cell office:value-type="string">
            <text:p>A UBL invoice should not include the Paye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1</text:p>
          </table:table-cell>
          <table:table-cell office:value-type="string">
            <text:p>A UBL invoice should not include the Paye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2</text:p>
          </table:table-cell>
          <table:table-cell office:value-type="string">
            <text:p>A UBL invoice should not include the Payee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3</text:p>
          </table:table-cell>
          <table:table-cell office:value-type="string">
            <text:p>A UBL invoice should not include the Paye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4</text:p>
          </table:table-cell>
          <table:table-cell office:value-type="string">
            <text:p>A UBL invoice should not include the PayeeParty PartyTax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5</text:p>
          </table:table-cell>
          <table:table-cell office:value-type="string">
            <text:p>A UBL invoice should not include the PayeeParty PartyLegalEntity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6</text:p>
          </table:table-cell>
          <table:table-cell office:value-type="string">
            <text:p>A UBL invoice should not include the Payee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7</text:p>
          </table:table-cell>
          <table:table-cell office:value-type="string">
            <text:p>A UBL invoice should not include the Payee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8</text:p>
          </table:table-cell>
          <table:table-cell office:value-type="string">
            <text:p>A UBL invoice should not include the Payee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79</text:p>
          </table:table-cell>
          <table:table-cell office:value-type="string">
            <text:p>A UBL invoice should not include the PayeeParty PartyLegalEntity CompanyLegalFor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0</text:p>
          </table:table-cell>
          <table:table-cell office:value-type="string">
            <text:p>A UBL invoice should not include the Payee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1</text:p>
          </table:table-cell>
          <table:table-cell office:value-type="string">
            <text:p>A UBL invoice should not include the Payee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2</text:p>
          </table:table-cell>
          <table:table-cell office:value-type="string">
            <text:p>A UBL invoice should not include the Payee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3</text:p>
          </table:table-cell>
          <table:table-cell office:value-type="string">
            <text:p>A UBL invoice should not include the Payee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4</text:p>
          </table:table-cell>
          <table:table-cell office:value-type="string">
            <text:p>A UBL invoice should not include the Payee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5</text:p>
          </table:table-cell>
          <table:table-cell office:value-type="string">
            <text:p>A UBL invoice should not include the Payee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6</text:p>
          </table:table-cell>
          <table:table-cell office:value-type="string">
            <text:p>A UBL invoice should not include the Payee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7</text:p>
          </table:table-cell>
          <table:table-cell office:value-type="string">
            <text:p>A UBL invoice should not include the Payee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8</text:p>
          </table:table-cell>
          <table:table-cell office:value-type="string">
            <text:p>A UBL invoice should not include the Paye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89</text:p>
          </table:table-cell>
          <table:table-cell office:value-type="string">
            <text:p>A UBL invoice should not include the Paye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0</text:p>
          </table:table-cell>
          <table:table-cell office:value-type="string">
            <text:p>A UBL invoice should not include the Paye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1</text:p>
          </table:table-cell>
          <table:table-cell office:value-type="string">
            <text:p>A UBL invoice should not include the Paye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2</text:p>
          </table:table-cell>
          <table:table-cell office:value-type="string">
            <text:p>A UBL invoice should not include the Paye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3</text:p>
          </table:table-cell>
          <table:table-cell office:value-type="string">
            <text:p>A UBL invoice should not include the Paye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4</text:p>
          </table:table-cell>
          <table:table-cell office:value-type="string">
            <text:p>A UBL invoice should not include the Buy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5</text:p>
          </table:table-cell>
          <table:table-cell office:value-type="string">
            <text:p>A UBL invoice should not include the Sell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6</text:p>
          </table:table-cell>
          <table:table-cell office:value-type="string">
            <text:p>A UBL invoice should not include the TaxRepresentativ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7</text:p>
          </table:table-cell>
          <table:table-cell office:value-type="string">
            <text:p>A UBL invoice should not include the TaxRepresentativ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8</text:p>
          </table:table-cell>
          <table:table-cell office:value-type="string">
            <text:p>A UBL invoice should not include the TaxRepresentativ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299</text:p>
          </table:table-cell>
          <table:table-cell office:value-type="string">
            <text:p>A UBL invoice should not include the TaxRepresentativ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0</text:p>
          </table:table-cell>
          <table:table-cell office:value-type="string">
            <text:p>A UBL invoice should not include the TaxRepresentativ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1</text:p>
          </table:table-cell>
          <table:table-cell office:value-type="string">
            <text:p>A UBL invoice should not include the TaxRepresentativ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2</text:p>
          </table:table-cell>
          <table:table-cell office:value-type="string">
            <text:p>A UBL invoice should not include the TaxRepresentativeParty Party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3</text:p>
          </table:table-cell>
          <table:table-cell office:value-type="string">
            <text:p>A UBL invoice should not include the TaxRepresentativ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4</text:p>
          </table:table-cell>
          <table:table-cell office:value-type="string">
            <text:p>A UBL invoice should not include the TaxRepresentative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5</text:p>
          </table:table-cell>
          <table:table-cell office:value-type="string">
            <text:p>A UBL invoice should not include the TaxRepresentative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6</text:p>
          </table:table-cell>
          <table:table-cell office:value-type="string">
            <text:p>A UBL invoice should not include the TaxRepresentative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7</text:p>
          </table:table-cell>
          <table:table-cell office:value-type="string">
            <text:p>A UBL invoice should not include the TaxRepresentative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8</text:p>
          </table:table-cell>
          <table:table-cell office:value-type="string">
            <text:p>A UBL invoice should not include the TaxRepresentative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09</text:p>
          </table:table-cell>
          <table:table-cell office:value-type="string">
            <text:p>A UBL invoice should not include the TaxRepresentative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0</text:p>
          </table:table-cell>
          <table:table-cell office:value-type="string">
            <text:p>A UBL invoice should not include the TaxRepresentative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1</text:p>
          </table:table-cell>
          <table:table-cell office:value-type="string">
            <text:p>A UBL invoice should not include the TaxRepresentative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2</text:p>
          </table:table-cell>
          <table:table-cell office:value-type="string">
            <text:p>A UBL invoice should not include the TaxRepresentative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3</text:p>
          </table:table-cell>
          <table:table-cell office:value-type="string">
            <text:p>A UBL invoice should not include the TaxRepresentative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4</text:p>
          </table:table-cell>
          <table:table-cell office:value-type="string">
            <text:p>A UBL invoice should not include the TaxRepresentative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5</text:p>
          </table:table-cell>
          <table:table-cell office:value-type="string">
            <text:p>A UBL invoice should not include the TaxRepresentative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6</text:p>
          </table:table-cell>
          <table:table-cell office:value-type="string">
            <text:p>A UBL invoice should not include the TaxRepresentative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7</text:p>
          </table:table-cell>
          <table:table-cell office:value-type="string">
            <text:p>A UBL invoice should not include the TaxRepresentative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8</text:p>
          </table:table-cell>
          <table:table-cell office:value-type="string">
            <text:p>A UBL invoice should not include the TaxRepresentative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19</text:p>
          </table:table-cell>
          <table:table-cell office:value-type="string">
            <text:p>A UBL invoice should not include the TaxRepresentative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0</text:p>
          </table:table-cell>
          <table:table-cell office:value-type="string">
            <text:p>A UBL invoice should not include the TaxRepresentative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1</text:p>
          </table:table-cell>
          <table:table-cell office:value-type="string">
            <text:p>A UBL invoice should not include the TaxRepresentative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2</text:p>
          </table:table-cell>
          <table:table-cell office:value-type="string">
            <text:p>A UBL invoice should not include the TaxRepresentative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3</text:p>
          </table:table-cell>
          <table:table-cell office:value-type="string">
            <text:p>A UBL invoice should not include the TaxRepresentative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4</text:p>
          </table:table-cell>
          <table:table-cell office:value-type="string">
            <text:p>A UBL invoice should not include the TaxRepresentative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5</text:p>
          </table:table-cell>
          <table:table-cell office:value-type="string">
            <text:p>A UBL invoice should not include the TaxRepresentativ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6</text:p>
          </table:table-cell>
          <table:table-cell office:value-type="string">
            <text:p>A UBL invoice should not include the TaxRepresentative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7</text:p>
          </table:table-cell>
          <table:table-cell office:value-type="string">
            <text:p>A UBL invoice should not include the TaxRepresentative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8</text:p>
          </table:table-cell>
          <table:table-cell office:value-type="string">
            <text:p>A UBL invoice should not include the TaxRepresentative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29</text:p>
          </table:table-cell>
          <table:table-cell office:value-type="string">
            <text:p>A UBL invoice should not include the TaxRepresentative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0</text:p>
          </table:table-cell>
          <table:table-cell office:value-type="string">
            <text:p>A UBL invoice should not include the TaxRepresentative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1</text:p>
          </table:table-cell>
          <table:table-cell office:value-type="string">
            <text:p>A UBL invoice should not include the TaxRepresentative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2</text:p>
          </table:table-cell>
          <table:table-cell office:value-type="string">
            <text:p>A UBL invoice should not include the TaxRepresentative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3</text:p>
          </table:table-cell>
          <table:table-cell office:value-type="string">
            <text:p>A UBL invoice should not include the TaxRepresentative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4</text:p>
          </table:table-cell>
          <table:table-cell office:value-type="string">
            <text:p>A UBL invoice should not include the TaxRepresentative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5</text:p>
          </table:table-cell>
          <table:table-cell office:value-type="string">
            <text:p>A UBL invoice should not include the TaxRepresentativeParty PartyLegal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6</text:p>
          </table:table-cell>
          <table:table-cell office:value-type="string">
            <text:p>A UBL invoice should not include the TaxRepresentativ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7</text:p>
          </table:table-cell>
          <table:table-cell office:value-type="string">
            <text:p>A UBL invoice should not include the TaxRepresentativ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8</text:p>
          </table:table-cell>
          <table:table-cell office:value-type="string">
            <text:p>A UBL invoice should not include the TaxRepresentativ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39</text:p>
          </table:table-cell>
          <table:table-cell office:value-type="string">
            <text:p>A UBL invoice should not include the TaxRepresentativ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0</text:p>
          </table:table-cell>
          <table:table-cell office:value-type="string">
            <text:p>A UBL invoice should not include the TaxRepresentativ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1</text:p>
          </table:table-cell>
          <table:table-cell office:value-type="string">
            <text:p>A UBL invoice should not include the TaxRepresentativ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2</text:p>
          </table:table-cell>
          <table:table-cell office:value-type="string">
            <text:p>A UBL invoice should not include the Deliver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3</text:p>
          </table:table-cell>
          <table:table-cell office:value-type="string">
            <text:p>A UBL invoice should not include the Delivery 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4</text:p>
          </table:table-cell>
          <table:table-cell office:value-type="string">
            <text:p>A UBL invoice should not include the Delivery Min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5</text:p>
          </table:table-cell>
          <table:table-cell office:value-type="string">
            <text:p>A UBL invoice should not include the Delivery Max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6</text:p>
          </table:table-cell>
          <table:table-cell office:value-type="string">
            <text:p>A UBL invoice should not include the Delivery Actual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7</text:p>
          </table:table-cell>
          <table:table-cell office:value-type="string">
            <text:p>A UBL invoice should not include the Delivery LatestDelive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8</text:p>
          </table:table-cell>
          <table:table-cell office:value-type="string">
            <text:p>A UBL invoice should not include the Delivery Latest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49</text:p>
          </table:table-cell>
          <table:table-cell office:value-type="string">
            <text:p>A UBL invoice should not include the Delivery Releas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0</text:p>
          </table:table-cell>
          <table:table-cell office:value-type="string">
            <text:p>A UBL invoice should not include the Delivery Tracking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1</text:p>
          </table:table-cell>
          <table:table-cell office:value-type="string">
            <text:p>A UBL invoice should not include the Delivery DeliveryLocation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2</text:p>
          </table:table-cell>
          <table:table-cell office:value-type="string">
            <text:p>A UBL invoice should not include the Delivery DeliveryLocation 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3</text:p>
          </table:table-cell>
          <table:table-cell office:value-type="string">
            <text:p>A UBL invoice should not include the Delivery DeliveryLocation CountrySub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4</text:p>
          </table:table-cell>
          <table:table-cell office:value-type="string">
            <text:p>A UBL invoice should not include the Delivery DeliveryLocation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5</text:p>
          </table:table-cell>
          <table:table-cell office:value-type="string">
            <text:p>A UBL invoice should not include the Delivery DeliveryLocation Location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6</text:p>
          </table:table-cell>
          <table:table-cell office:value-type="string">
            <text:p>A UBL invoice should not include the Delivery DeliveryLocation Information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7</text:p>
          </table:table-cell>
          <table:table-cell office:value-type="string">
            <text:p>A UBL invoice should not include the Delivery DeliveryLoca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8</text:p>
          </table:table-cell>
          <table:table-cell office:value-type="string">
            <text:p>A UBL invoice should not include the Delivery DeliveryLocation Validation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59</text:p>
          </table:table-cell>
          <table:table-cell office:value-type="string">
            <text:p>A UBL invoice should not include the Delivery DeliveryLocation 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0</text:p>
          </table:table-cell>
          <table:table-cell office:value-type="string">
            <text:p>A UBL invoice should not include the Delivery DeliveryLocation 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1</text:p>
          </table:table-cell>
          <table:table-cell office:value-type="string">
            <text:p>A UBL invoice should not include the Delivery DeliveryLocation 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2</text:p>
          </table:table-cell>
          <table:table-cell office:value-type="string">
            <text:p>A UBL invoice should not include the Delivery DeliveryLocation 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3</text:p>
          </table:table-cell>
          <table:table-cell office:value-type="string">
            <text:p>A UBL invoice should not include the Delivery DeliveryLocation 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4</text:p>
          </table:table-cell>
          <table:table-cell office:value-type="string">
            <text:p>A UBL invoice should not include the Delivery DeliveryLocation 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5</text:p>
          </table:table-cell>
          <table:table-cell office:value-type="string">
            <text:p>A UBL invoice should not include the Delivery DeliveryLocation 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6</text:p>
          </table:table-cell>
          <table:table-cell office:value-type="string">
            <text:p>A UBL invoice should not include the Delivery DeliveryLocation 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7</text:p>
          </table:table-cell>
          <table:table-cell table:style-name="ce10" office:value-type="string">
            <text:p>A UBL invoice should not include the Delivery DeliveryLocation 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8</text:p>
          </table:table-cell>
          <table:table-cell office:value-type="string">
            <text:p>A UBL invoice should not include the Delivery DeliveryLocation 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69</text:p>
          </table:table-cell>
          <table:table-cell office:value-type="string">
            <text:p>A UBL invoice should not include the Delivery DeliveryLocation 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0</text:p>
          </table:table-cell>
          <table:table-cell office:value-type="string">
            <text:p>A UBL invoice should not include the Delivery DeliveryLocation 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1</text:p>
          </table:table-cell>
          <table:table-cell office:value-type="string">
            <text:p>A UBL invoice should not include the Delivery DeliveryLocation 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2</text:p>
          </table:table-cell>
          <table:table-cell office:value-type="string">
            <text:p>A UBL invoice should not include the Delivery DeliveryLocation 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3</text:p>
          </table:table-cell>
          <table:table-cell office:value-type="string">
            <text:p>A UBL invoice should not include the Delivery DeliveryLocation 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4</text:p>
          </table:table-cell>
          <table:table-cell office:value-type="string">
            <text:p>A UBL invoice should not include the Delivery DeliveryLocation 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5</text:p>
          </table:table-cell>
          <table:table-cell office:value-type="string">
            <text:p>A UBL invoice should not include the Delivery DeliveryLocation 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6</text:p>
          </table:table-cell>
          <table:table-cell office:value-type="string">
            <text:p>A UBL invoice should not include the Delivery DeliveryLocation 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7</text:p>
          </table:table-cell>
          <table:table-cell office:value-type="string">
            <text:p>A UBL invoice should not include the Delivery DeliveryLocation 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8</text:p>
          </table:table-cell>
          <table:table-cell office:value-type="string">
            <text:p>A UBL invoice should not include the Delivery DeliveryLocation 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79</text:p>
          </table:table-cell>
          <table:table-cell office:value-type="string">
            <text:p>A UBL invoice should not include the Delivery DeliveryLocation 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0</text:p>
          </table:table-cell>
          <table:table-cell office:value-type="string">
            <text:p>A UBL invoice should not include the Delivery DeliveryLocation Subsidia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1</text:p>
          </table:table-cell>
          <table:table-cell office:value-type="string">
            <text:p>A UBL invoice should not include the Delivery DeliveryLocation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2</text:p>
          </table:table-cell>
          <table:table-cell office:value-type="string">
            <text:p>A UBL invoice should not include the Delivery AlternativeDelive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3</text:p>
          </table:table-cell>
          <table:table-cell office:value-type="string">
            <text:p>A UBL invoice should not include the Delivery Request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4</text:p>
          </table:table-cell>
          <table:table-cell office:value-type="string">
            <text:p>A UBL invoice should not include the Delivery Promis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5</text:p>
          </table:table-cell>
          <table:table-cell office:value-type="string">
            <text:p>A UBL invoice should not include the Delivery Carri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6</text:p>
          </table:table-cell>
          <table:table-cell office:value-type="string">
            <text:p>A UBL invoice should not include the Delivery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7</text:p>
          </table:table-cell>
          <table:table-cell office:value-type="string">
            <text:p>A UBL invoice should not include the Delivery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8</text:p>
          </table:table-cell>
          <table:table-cell office:value-type="string">
            <text:p>A UBL invoice should not include the Delivery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89</text:p>
          </table:table-cell>
          <table:table-cell office:value-type="string">
            <text:p>A UBL invoice should not include the Delivery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0</text:p>
          </table:table-cell>
          <table:table-cell office:value-type="string">
            <text:p>A UBL invoice should not include the Delivery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1</text:p>
          </table:table-cell>
          <table:table-cell office:value-type="string">
            <text:p>A UBL invoice should not include the Delivery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2</text:p>
          </table:table-cell>
          <table:table-cell office:value-type="string">
            <text:p>A UBL invoice should not include the DeliveryParty Party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3</text:p>
          </table:table-cell>
          <table:table-cell office:value-type="string">
            <text:p>A UBL invoice should not include the Delivery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4</text:p>
          </table:table-cell>
          <table:table-cell office:value-type="string">
            <text:p>A UBL invoice should not include the Delivery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5</text:p>
          </table:table-cell>
          <table:table-cell office:value-type="string">
            <text:p>A UBL invoice should not include the Delivery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6</text:p>
          </table:table-cell>
          <table:table-cell office:value-type="string">
            <text:p>A UBL invoice should not include the DeliveryParty PartyTax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7</text:p>
          </table:table-cell>
          <table:table-cell office:value-type="string">
            <text:p>A UBL invoice should not include the DeliveryParty PartyLegal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8</text:p>
          </table:table-cell>
          <table:table-cell office:value-type="string">
            <text:p>A UBL invoice should not include the Delivery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399</text:p>
          </table:table-cell>
          <table:table-cell office:value-type="string">
            <text:p>A UBL invoice should not include the Delivery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0</text:p>
          </table:table-cell>
          <table:table-cell office:value-type="string">
            <text:p>A UBL invoice should not include the Delivery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1</text:p>
          </table:table-cell>
          <table:table-cell office:value-type="string">
            <text:p>A UBL invoice should not include the Delivery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2</text:p>
          </table:table-cell>
          <table:table-cell office:value-type="string">
            <text:p>A UBL invoice should not include the Delivery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3</text:p>
          </table:table-cell>
          <table:table-cell office:value-type="string">
            <text:p>A UBL invoice should not include the Delivery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4</text:p>
          </table:table-cell>
          <table:table-cell office:value-type="string">
            <text:p>A UBL invoice should not include the Delivery Notify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5</text:p>
          </table:table-cell>
          <table:table-cell office:value-type="string">
            <text:p>A UBL invoice should not include the Delivery Despatc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6</text:p>
          </table:table-cell>
          <table:table-cell office:value-type="string">
            <text:p>A UBL invoice should not include the Delivery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7</text:p>
          </table:table-cell>
          <table:table-cell office:value-type="string">
            <text:p>A UBL invoice should not include the Delivery Min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8</text:p>
          </table:table-cell>
          <table:table-cell office:value-type="string">
            <text:p>A UBL invoice should not include the Delivery Max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09</text:p>
          </table:table-cell>
          <table:table-cell office:value-type="string">
            <text:p>A UBL invoice should not include the Delivery Ship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0</text:p>
          </table:table-cell>
          <table:table-cell office:value-type="string">
            <text:p>A UBL invoice should not include th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1</text:p>
          </table:table-cell>
          <table:table-cell office:value-type="string">
            <text:p>A UBL invoice should not include the PaymentMean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2</text:p>
          </table:table-cell>
          <table:table-cell table:style-name="ce11" office:value-type="string">
            <text:p>A UBL invoice should not include the PaymentMean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3</text:p>
          </table:table-cell>
          <table:table-cell office:value-type="string">
            <text:p>A UBL invoice should not include the PaymentMeans PaymentChann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4</text:p>
          </table:table-cell>
          <table:table-cell office:value-type="string">
            <text:p>A UBL invoice should not include the PaymentMeans Instruc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5</text:p>
          </table:table-cell>
          <table:table-cell office:value-type="string">
            <text:p>A UBL invoice should not include the PaymentMeans CardAccount Card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6</text:p>
          </table:table-cell>
          <table:table-cell office:value-type="string">
            <text:p>A UBL invoice should not include the PaymentMeans CardAccount ValidityStar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7</text:p>
          </table:table-cell>
          <table:table-cell office:value-type="string">
            <text:p>A UBL invoice should not include the PaymentMeans CardAccount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8</text:p>
          </table:table-cell>
          <table:table-cell office:value-type="string">
            <text:p>A UBL invoice should not include the PaymentMeans CardAccount Issu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19</text:p>
          </table:table-cell>
          <table:table-cell office:value-type="string">
            <text:p>A UBL invoice should not include the PaymentMeans CardAccount IssuerNumb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0</text:p>
          </table:table-cell>
          <table:table-cell office:value-type="string">
            <text:p>A UBL invoice should not include the PaymentMeans CardAccount CV2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1</text:p>
          </table:table-cell>
          <table:table-cell office:value-type="string">
            <text:p>A UBL invoice should not include the PaymentMeans CardAccount CardChip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2</text:p>
          </table:table-cell>
          <table:table-cell office:value-type="string">
            <text:p>A UBL invoice should not include the PaymentMeans CardAccount ChipApplica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3</text:p>
          </table:table-cell>
          <table:table-cell office:value-type="string">
            <text:p>A UBL invoice should not include the PaymentMeans Payer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4</text:p>
          </table:table-cell>
          <table:table-cell office:value-type="string">
            <text:p>A UBL invoice should not include the PaymentMeans PayeeFinancialAccount Alias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5</text:p>
          </table:table-cell>
          <table:table-cell office:value-type="string">
            <text:p>A UBL invoice should not include the PaymentMeans PayeeFinancialAccount Accou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6</text:p>
          </table:table-cell>
          <table:table-cell office:value-type="string">
            <text:p>A UBL invoice should not include the PaymentMeans PayeeFinancialAccount Account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7</text:p>
          </table:table-cell>
          <table:table-cell office:value-type="string">
            <text:p>A UBL invoice should not include the PaymentMeans PayeeFinancialAccount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8</text:p>
          </table:table-cell>
          <table:table-cell office:value-type="string">
            <text:p>A UBL invoice should not include the PaymentMeans PayeeFinancialAccount Payment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29</text:p>
          </table:table-cell>
          <table:table-cell office:value-type="string">
            <text:p>A UBL invoice should not include the PaymentMeans PayeeFinancialAccount FinancialInstitutionBranch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0</text:p>
          </table:table-cell>
          <table:table-cell office:value-type="string">
            <text:p>A UBL invoice should not include the PaymentMeans PayeeFinancialAccount FinancialInstitutionBranch FinancialInstitu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1</text:p>
          </table:table-cell>
          <table:table-cell office:value-type="string">
            <text:p>A UBL invoice should not include the PaymentMeans PayeeFinancialAccount FinancialInstitutionBranch FinancialInstitution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2</text:p>
          </table:table-cell>
          <table:table-cell office:value-type="string">
            <text:p>A UBL invoice should not include the PaymentMeans PayeeFinancialAccount FinancialInstitutionBranch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3</text:p>
          </table:table-cell>
          <table:table-cell office:value-type="string">
            <text:p>A UBL invoice should not include the PaymentMeans PayeeFinancialAccount Count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4</text:p>
          </table:table-cell>
          <table:table-cell office:value-type="string">
            <text:p>A UBL invoice should not include the PaymentMeans Credit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5</text:p>
          </table:table-cell>
          <table:table-cell office:value-type="string">
            <text:p>A UBL invoice should not include the PaymentMeans PaymentMandate Mandat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6</text:p>
          </table:table-cell>
          <table:table-cell office:value-type="string">
            <text:p>A UBL invoice should not include the PaymentMeans PaymentMandate MaximumPaymentInstructions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7</text:p>
          </table:table-cell>
          <table:table-cell office:value-type="string">
            <text:p>A UBL invoice should not include the PaymentMeans PaymentMandate MaximumPaid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8</text:p>
          </table:table-cell>
          <table:table-cell office:value-type="string">
            <text:p>A UBL invoice should not include the PaymentMeans PaymentMandate Signatur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39</text:p>
          </table:table-cell>
          <table:table-cell office:value-type="string">
            <text:p>A UBL invoice should not include the PaymentMeans PaymentMandate Pay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0</text:p>
          </table:table-cell>
          <table:table-cell office:value-type="string">
            <text:p>A UBL invoice should not include the PaymentMeans PaymentMandate PayerFinancialAccount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1</text:p>
          </table:table-cell>
          <table:table-cell office:value-type="string">
            <text:p>A UBL invoice should not include the PaymentMeans PaymentMandate PayerFinancialAccount Alias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2</text:p>
          </table:table-cell>
          <table:table-cell office:value-type="string">
            <text:p>A UBL invoice should not include the PaymentMeans PaymentMandate PayerFinancialAccount Accou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3</text:p>
          </table:table-cell>
          <table:table-cell office:value-type="string">
            <text:p>A UBL invoice should not include the PaymentMeans PaymentMandate PayerFinancialAccount Account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4</text:p>
          </table:table-cell>
          <table:table-cell office:value-type="string">
            <text:p>A UBL invoice should not include the PaymentMeans PaymentMandate PayerFinancialAccount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5</text:p>
          </table:table-cell>
          <table:table-cell office:value-type="string">
            <text:p>A UBL invoice should not include the PaymentMeans PaymentMandate PayerFinancialAccount Payment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6</text:p>
          </table:table-cell>
          <table:table-cell office:value-type="string">
            <text:p>A UBL invoice should not include the PaymentMeans PaymentMandate PayerFinancialAccount FinancialInstitutionBranc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7</text:p>
          </table:table-cell>
          <table:table-cell office:value-type="string">
            <text:p>A UBL invoice should not include the PaymentMeans PaymentMandate PayerFinancialAccount Count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8</text:p>
          </table:table-cell>
          <table:table-cell office:value-type="string">
            <text:p>A UBL invoice should not include the PaymentMeans PaymentMandat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49</text:p>
          </table:table-cell>
          <table:table-cell office:value-type="string">
            <text:p>A UBL invoice should not include the PaymentMeans PaymentMandate PaymentReversal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0</text:p>
          </table:table-cell>
          <table:table-cell office:value-type="string">
            <text:p>A UBL invoice should not include the PaymentMeans PaymentMandate Claus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1</text:p>
          </table:table-cell>
          <table:table-cell office:value-type="string">
            <text:p>A UBL invoice should not include the PaymentMeans TradeFinancing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2</text:p>
          </table:table-cell>
          <table:table-cell office:value-type="string">
            <text:p>A UBL invoice should not include the PaymentTerm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3</text:p>
          </table:table-cell>
          <table:table-cell office:value-type="string">
            <text:p>A UBL invoice should not include the PaymentTerms PaymentMeans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4</text:p>
          </table:table-cell>
          <table:table-cell office:value-type="string">
            <text:p>A UBL invoice should not include the PaymentTerms PrepaidPayment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5</text:p>
          </table:table-cell>
          <table:table-cell office:value-type="string">
            <text:p>A UBL invoice should not include the PaymentTerms ReferenceEven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6</text:p>
          </table:table-cell>
          <table:table-cell office:value-type="string">
            <text:p>A UBL invoice should not include the PaymentTerms SettlementDiscou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7</text:p>
          </table:table-cell>
          <table:table-cell office:value-type="string">
            <text:p>A UBL invoice should not include the PaymentTerms PenaltySurcharg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8</text:p>
          </table:table-cell>
          <table:table-cell office:value-type="string">
            <text:p>A UBL invoice should not include the PaymentTerms Payme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59</text:p>
          </table:table-cell>
          <table:table-cell office:value-type="string">
            <text:p>A UBL invoice should not include the PaymentTerms 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0</text:p>
          </table:table-cell>
          <table:table-cell office:value-type="string">
            <text:p>A UBL invoice should not include the PaymentTerms SettlementDiscoun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1</text:p>
          </table:table-cell>
          <table:table-cell office:value-type="string">
            <text:p>A UBL invoice should not include the PaymentTerms Penalty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2</text:p>
          </table:table-cell>
          <table:table-cell office:value-type="string">
            <text:p>A UBL invoice should not include the PaymentTerms PaymentTermsDetails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3</text:p>
          </table:table-cell>
          <table:table-cell office:value-type="string">
            <text:p>A UBL invoice should not include the PaymentTerm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4</text:p>
          </table:table-cell>
          <table:table-cell office:value-type="string">
            <text:p>A UBL invoice should not include the PaymentTerms Install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5</text:p>
          </table:table-cell>
          <table:table-cell office:value-type="string">
            <text:p>A UBL invoice should not include the PaymentTerms InvoicingParty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6</text:p>
          </table:table-cell>
          <table:table-cell office:value-type="string">
            <text:p>A UBL invoice should not include the PaymentTerms Settlement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7</text:p>
          </table:table-cell>
          <table:table-cell office:value-type="string">
            <text:p>A UBL invoice should not include the PaymentTerms Penal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8</text:p>
          </table:table-cell>
          <table:table-cell office:value-type="string">
            <text:p>A UBL invoice should not include the PaymentTerms 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69</text:p>
          </table:table-cell>
          <table:table-cell office:value-type="string">
            <text:p>A UBL invoice should not include the PaymentTerms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0</text:p>
          </table:table-cell>
          <table:table-cell office:value-type="string">
            <text:p>A UBL invoice should not include the PrepaidPay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1</text:p>
          </table:table-cell>
          <table:table-cell office:value-type="string">
            <text:p>A UBL invoice should not include th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2</text:p>
          </table:table-cell>
          <table:table-cell office:value-type="string">
            <text:p>A UBL invoice should not include th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3</text:p>
          </table:table-cell>
          <table:table-cell office:value-type="string">
            <text:p>A UBL invoice should not include th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4</text:p>
          </table:table-cell>
          <table:table-cell office:value-type="string">
            <text:p>A UBL invoice should not include th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5</text:p>
          </table:table-cell>
          <table:table-cell office:value-type="string">
            <text:p>A UBL invoice should not include th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6</text:p>
          </table:table-cell>
          <table:table-cell office:value-type="string">
            <text:p>A UBL invoice should not include th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7</text:p>
          </table:table-cell>
          <table:table-cell office:value-type="string">
            <text:p>A UBL invoice should not include the AllowanceCharge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8</text:p>
          </table:table-cell>
          <table:table-cell office:value-type="string">
            <text:p>A UBL invoice should not include the AllowanceCharge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79</text:p>
          </table:table-cell>
          <table:table-cell office:value-type="string">
            <text:p>A UBL invoice should not include the AllowanceCharge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0</text:p>
          </table:table-cell>
          <table:table-cell office:value-type="string">
            <text:p>A UBL invoice should not include the AllowanceCharge 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1</text:p>
          </table:table-cell>
          <table:table-cell office:value-type="string">
            <text:p>A UBL invoice should not include the AllowanceCharge TaxCategory Tax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2</text:p>
          </table:table-cell>
          <table:table-cell office:value-type="string">
            <text:p>A UBL invoice should not include the AllowanceCharge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3</text:p>
          </table:table-cell>
          <table:table-cell office:value-type="string">
            <text:p>A UBL invoice should not include the AllowanceCharge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4</text:p>
          </table:table-cell>
          <table:table-cell office:value-type="string">
            <text:p>A UBL invoice should not include the AllowanceCharge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5</text:p>
          </table:table-cell>
          <table:table-cell office:value-type="string">
            <text:p>A UBL invoice should not include the AllowanceCharge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6</text:p>
          </table:table-cell>
          <table:table-cell office:value-type="string">
            <text:p>A UBL invoice should not include the AllowanceCharge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7</text:p>
          </table:table-cell>
          <table:table-cell office:value-type="string">
            <text:p>A UBL invoice should not include the AllowanceCharge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8</text:p>
          </table:table-cell>
          <table:table-cell office:value-type="string">
            <text:p>A UBL invoice should not include th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89</text:p>
          </table:table-cell>
          <table:table-cell office:value-type="string">
            <text:p>A UBL invoice should not include th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0</text:p>
          </table:table-cell>
          <table:table-cell office:value-type="string">
            <text:p>A UBL invoice should not include the Tax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1</text:p>
          </table:table-cell>
          <table:table-cell office:value-type="string">
            <text:p>A UBL invoice should not include th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2</text:p>
          </table:table-cell>
          <table:table-cell office:value-type="string">
            <text:p>A UBL invoice should not include the Payment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3</text:p>
          </table:table-cell>
          <table:table-cell office:value-type="string">
            <text:p>A UBL invoice should not include the PaymentAlternative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4</text:p>
          </table:table-cell>
          <table:table-cell office:value-type="string">
            <text:p>A UBL invoice should not include the TaxTotal Rounding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5</text:p>
          </table:table-cell>
          <table:table-cell office:value-type="string">
            <text:p>A UBL invoice should not include the TaxTotal TaxEvidenc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6</text:p>
          </table:table-cell>
          <table:table-cell office:value-type="string">
            <text:p>A UBL invoice should not include the TaxTotal TaxInclude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7</text:p>
          </table:table-cell>
          <table:table-cell office:value-type="string">
            <text:p>A UBL invoice should not include the TaxTotal TaxSubtotal Calulation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8</text:p>
          </table:table-cell>
          <table:table-cell office:value-type="string">
            <text:p>A UBL invoice should not include the TaxTotal TaxSubtotal TransactionCurrencyTax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499</text:p>
          </table:table-cell>
          <table:table-cell office:value-type="string">
            <text:p>A UBL invoice should not include the TaxTotal TaxSubtotal 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0</text:p>
          </table:table-cell>
          <table:table-cell office:value-type="string">
            <text:p>A UBL invoice should not include the TaxTotal TaxSubtotal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1</text:p>
          </table:table-cell>
          <table:table-cell office:value-type="string">
            <text:p>A UBL invoice should not include the TaxTotal TaxSubtotal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2</text:p>
          </table:table-cell>
          <table:table-cell office:value-type="string">
            <text:p>A UBL invoice should not include the TaxTotal TaxSubtotal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3</text:p>
          </table:table-cell>
          <table:table-cell office:value-type="string">
            <text:p>A UBL invoice should not include the TaxTotal TaxSubtotal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4</text:p>
          </table:table-cell>
          <table:table-cell office:value-type="string">
            <text:p>A UBL invoice should not include the TaxTotal TaxSubtotal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5</text:p>
          </table:table-cell>
          <table:table-cell office:value-type="string">
            <text:p>A UBL invoice should not include the TaxTotal TaxSubtotal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6</text:p>
          </table:table-cell>
          <table:table-cell office:value-type="string">
            <text:p>A UBL invoice should not include the TaxTotal TaxSubtotal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7</text:p>
          </table:table-cell>
          <table:table-cell office:value-type="string">
            <text:p>A UBL invoice should not include the TaxTotal TaxSubtotal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8</text:p>
          </table:table-cell>
          <table:table-cell office:value-type="string">
            <text:p>A UBL invoice should not include the TaxTotal TaxSubtotal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09</text:p>
          </table:table-cell>
          <table:table-cell office:value-type="string">
            <text:p>A UBL invoice should not include the TaxTotal TaxSubtotal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0</text:p>
          </table:table-cell>
          <table:table-cell office:value-type="string">
            <text:p>A UBL invoice should not include the TaxTotal TaxSubtotal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1</text:p>
          </table:table-cell>
          <table:table-cell office:value-type="string">
            <text:p>A UBL invoice should not include the TaxTotal TaxSubtotal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2</text:p>
          </table:table-cell>
          <table:table-cell office:value-type="string">
            <text:p>A UBL invoice should not include the TaxTotal TaxSubtotal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3</text:p>
          </table:table-cell>
          <table:table-cell office:value-type="string">
            <text:p>A UBL invoice should not include th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4</text:p>
          </table:table-cell>
          <table:table-cell office:value-type="string">
            <text:p>A UBL invoice should not include the LegalMonetaryTotal PayableAlternative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5</text:p>
          </table:table-cell>
          <table:table-cell office:value-type="string">
            <text:p>A UBL invoice should not include the InvoiceLin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6</text:p>
          </table:table-cell>
          <table:table-cell office:value-type="string">
            <text:p>A UBL invoice should not include the InvoiceLine TaxPoin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7</text:p>
          </table:table-cell>
          <table:table-cell office:value-type="string">
            <text:p>A UBL invoice should not include the InvoiceLin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8</text:p>
          </table:table-cell>
          <table:table-cell office:value-type="string">
            <text:p>A UBL invoice should not include the InvoiceLine PaymentPurpos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19</text:p>
          </table:table-cell>
          <table:table-cell office:value-type="string">
            <text:p>A UBL invoice should not include the InvoiceLine FreeOfCharg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0</text:p>
          </table:table-cell>
          <table:table-cell office:value-type="string">
            <text:p>A UBL invoice should not include the InvoiceLin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1</text:p>
          </table:table-cell>
          <table:table-cell office:value-type="string">
            <text:p>A UBL invoice should not include the InvoiceLin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2</text:p>
          </table:table-cell>
          <table:table-cell office:value-type="string">
            <text:p>A UBL invoice should not include the InvoiceLin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3</text:p>
          </table:table-cell>
          <table:table-cell office:value-type="string">
            <text:p>A UBL invoice should not include the InvoiceLine InvoicePeriod Descrip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4</text:p>
          </table:table-cell>
          <table:table-cell office:value-type="string">
            <text:p>A UBL invoice should not include the InvoiceLin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5</text:p>
          </table:table-cell>
          <table:table-cell office:value-type="string">
            <text:p>A UBL invoice should not include the InvoiceLine OrderLineReference SalesOrderLin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6</text:p>
          </table:table-cell>
          <table:table-cell office:value-type="string">
            <text:p>A UBL invoice should not include the InvoiceLine OrderLine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7</text:p>
          </table:table-cell>
          <table:table-cell office:value-type="string">
            <text:p>A UBL invoice should not include the InvoiceLine OrderLineReference Line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8</text:p>
          </table:table-cell>
          <table:table-cell office:value-type="string">
            <text:p>A UBL invoice should not include the InvoiceLine OrderLineReference Ord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29</text:p>
          </table:table-cell>
          <table:table-cell office:value-type="string">
            <text:p>A UBL invoice should not include the InvoiceLine Despatch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0</text:p>
          </table:table-cell>
          <table:table-cell office:value-type="string">
            <text:p>A UBL invoice should not include the InvoiceLine Receipt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1</text:p>
          </table:table-cell>
          <table:table-cell office:value-type="string">
            <text:p>A UBL invoice should not include the InvoiceLine Bill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2</text:p>
          </table:table-cell>
          <table:table-cell office:value-type="string">
            <text:p>A UBL invoice should not include the InvoiceLine 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3</text:p>
          </table:table-cell>
          <table:table-cell office:value-type="string">
            <text:p>A UBL invoice should not include the InvoiceLine 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4</text:p>
          </table:table-cell>
          <table:table-cell office:value-type="string">
            <text:p>A UBL invoice should not include the InvoiceLine 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5</text:p>
          </table:table-cell>
          <table:table-cell office:value-type="string">
            <text:p>A UBL invoice should not include the InvoiceLine 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6</text:p>
          </table:table-cell>
          <table:table-cell office:value-type="string">
            <text:p>A UBL invoice should not include the InvoiceLine 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7</text:p>
          </table:table-cell>
          <table:table-cell office:value-type="string">
            <text:p>A UBL invoice should not include the InvoiceLine 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8</text:p>
          </table:table-cell>
          <table:table-cell office:value-type="string">
            <text:p>A UBL invoice should not include the InvoiceLine 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39</text:p>
          </table:table-cell>
          <table:table-cell office:value-type="string">
            <text:p>A UBL invoice should not include the InvoiceLine 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0</text:p>
          </table:table-cell>
          <table:table-cell office:value-type="string">
            <text:p>A UBL invoice should not include the InvoiceLine 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1</text:p>
          </table:table-cell>
          <table:table-cell office:value-type="string">
            <text:p>A UBL invoice should not include the InvoiceLine 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2</text:p>
          </table:table-cell>
          <table:table-cell office:value-type="string">
            <text:p>A UBL invoice should not include the InvoiceLine 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3</text:p>
          </table:table-cell>
          <table:table-cell office:value-type="string">
            <text:p>A UBL invoice should not include the InvoiceLine 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4</text:p>
          </table:table-cell>
          <table:table-cell office:value-type="string">
            <text:p>A UBL invoice should not include the InvoiceLine 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5</text:p>
          </table:table-cell>
          <table:table-cell office:value-type="string">
            <text:p>A UBL invoice should not include the InvoiceLine 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6</text:p>
          </table:table-cell>
          <table:table-cell office:value-type="string">
            <text:p>A UBL invoice should not include the InvoiceLine 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7</text:p>
          </table:table-cell>
          <table:table-cell office:value-type="string">
            <text:p>A UBL invoice should not include the InvoiceLine 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8</text:p>
          </table:table-cell>
          <table:table-cell office:value-type="string">
            <text:p>A UBL invoice should not include the InvoiceLine Pric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49</text:p>
          </table:table-cell>
          <table:table-cell office:value-type="string">
            <text:p>A UBL invoice should not include the InvoiceLine Originato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0</text:p>
          </table:table-cell>
          <table:table-cell office:value-type="string">
            <text:p>A UBL invoice should not include the InvoiceLine Delive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1</text:p>
          </table:table-cell>
          <table:table-cell office:value-type="string">
            <text:p>A UBL invoice should not include the InvoiceLine Payment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2</text:p>
          </table:table-cell>
          <table:table-cell office:value-type="string">
            <text:p>A UBL invoice should not include the InvoiceLin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3</text:p>
          </table:table-cell>
          <table:table-cell office:value-type="string">
            <text:p>A UBL invoice should not include the InvoiceLin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4</text:p>
          </table:table-cell>
          <table:table-cell office:value-type="string">
            <text:p>A UBL invoice should not include the InvoiceLin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5</text:p>
          </table:table-cell>
          <table:table-cell office:value-type="string">
            <text:p>A UBL invoice should not include the InvoiceLin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6</text:p>
          </table:table-cell>
          <table:table-cell office:value-type="string">
            <text:p>A UBL invoice should not include the InvoiceLin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7</text:p>
          </table:table-cell>
          <table:table-cell office:value-type="string">
            <text:p>A UBL invoice should not include the InvoiceLin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8</text:p>
          </table:table-cell>
          <table:table-cell office:value-type="string">
            <text:p>A UBL invoice should not include the InvoiceLin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59</text:p>
          </table:table-cell>
          <table:table-cell office:value-type="string">
            <text:p>A UBL invoice should not include the InvoiceLin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0</text:p>
          </table:table-cell>
          <table:table-cell office:value-type="string">
            <text:p>A UBL invoice should not include the InvoiceLin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1</text:p>
          </table:table-cell>
          <table:table-cell office:value-type="string">
            <text:p>A UBL invoice should not include the InvoiceLin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2</text:p>
          </table:table-cell>
          <table:table-cell office:value-type="string">
            <text:p>A UBL invoice should not include the InvoiceLin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3</text:p>
          </table:table-cell>
          <table:table-cell office:value-type="string">
            <text:p>A UBL invoice should not include the InvoiceLine Item Pack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4</text:p>
          </table:table-cell>
          <table:table-cell office:value-type="string">
            <text:p>A UBL invoice should not include the InvoiceLine Item PackSiz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5</text:p>
          </table:table-cell>
          <table:table-cell office:value-type="string">
            <text:p>A UBL invoice should not include the InvoiceLine Item Catalogu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6</text:p>
          </table:table-cell>
          <table:table-cell office:value-type="string">
            <text:p>A UBL invoice should not include the InvoiceLine Item HazardousRisk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7</text:p>
          </table:table-cell>
          <table:table-cell office:value-type="string">
            <text:p>A UBL invoice should not include the InvoiceLine Item AdditionalInform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8</text:p>
          </table:table-cell>
          <table:table-cell office:value-type="string">
            <text:p>A UBL invoice should not include the InvoiceLine Item Keywor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69</text:p>
          </table:table-cell>
          <table:table-cell office:value-type="string">
            <text:p>A UBL invoice should not include the InvoiceLine Item Brand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0</text:p>
          </table:table-cell>
          <table:table-cell office:value-type="string">
            <text:p>A UBL invoice should not include the InvoiceLine Item Model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1</text:p>
          </table:table-cell>
          <table:table-cell office:value-type="string">
            <text:p>A UBL invoice should not include the InvoiceLine Item Buyers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2</text:p>
          </table:table-cell>
          <table:table-cell office:value-type="string">
            <text:p>A UBL invoice should not include the InvoiceLine Item Buyers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3</text:p>
          </table:table-cell>
          <table:table-cell office:value-type="string">
            <text:p>A UBL invoice should not include the InvoiceLine Item Buyers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4</text:p>
          </table:table-cell>
          <table:table-cell office:value-type="string">
            <text:p>A UBL invoice should not include the InvoiceLine Item Buyers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5</text:p>
          </table:table-cell>
          <table:table-cell office:value-type="string">
            <text:p>A UBL invoice should not include the InvoiceLine Item Buyers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6</text:p>
          </table:table-cell>
          <table:table-cell office:value-type="string">
            <text:p>A UBL invoice should not include the InvoiceLine Item Sellers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7</text:p>
          </table:table-cell>
          <table:table-cell office:value-type="string">
            <text:p>A UBL invoice should not include the InvoiceLine Item Sellers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8</text:p>
          </table:table-cell>
          <table:table-cell office:value-type="string">
            <text:p>A UBL invoice should not include the InvoiceLine Item Sellers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79</text:p>
          </table:table-cell>
          <table:table-cell office:value-type="string">
            <text:p>A UBL invoice should not include the InvoiceLine Item Sellers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0</text:p>
          </table:table-cell>
          <table:table-cell office:value-type="string">
            <text:p>A UBL invoice should not include the InvoiceLine Item Sellers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1</text:p>
          </table:table-cell>
          <table:table-cell office:value-type="string">
            <text:p>A UBL invoice should not include the InvoiceLine Item Manufacturers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2</text:p>
          </table:table-cell>
          <table:table-cell office:value-type="string">
            <text:p>A UBL invoice should not include the InvoiceLine Item Standard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3</text:p>
          </table:table-cell>
          <table:table-cell office:value-type="string">
            <text:p>A UBL invoice should not include the InvoiceLine Item Standard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4</text:p>
          </table:table-cell>
          <table:table-cell office:value-type="string">
            <text:p>A UBL invoice should not include the InvoiceLine Item Standard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5</text:p>
          </table:table-cell>
          <table:table-cell office:value-type="string">
            <text:p>A UBL invoice should not include the InvoiceLine Item Standard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6</text:p>
          </table:table-cell>
          <table:table-cell office:value-type="string">
            <text:p>A UBL invoice should not include the InvoiceLine Item Standard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7</text:p>
          </table:table-cell>
          <table:table-cell office:value-type="string">
            <text:p>A UBL invoice should not include the InvoiceLine Item Catalogue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8</text:p>
          </table:table-cell>
          <table:table-cell office:value-type="string">
            <text:p>A UBL invoice should not include the InvoiceLine Item Additional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89</text:p>
          </table:table-cell>
          <table:table-cell office:value-type="string">
            <text:p>A UBL invoice should not include the InvoiceLine Item Catalogu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0</text:p>
          </table:table-cell>
          <table:table-cell office:value-type="string">
            <text:p>A UBL invoice should not include the InvoiceLine Item ItemSpecification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1</text:p>
          </table:table-cell>
          <table:table-cell office:value-type="string">
            <text:p>A UBL invoice should not include the InvoiceLine Item Origin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2</text:p>
          </table:table-cell>
          <table:table-cell office:value-type="string">
            <text:p>A UBL invoice should not include the InvoiceLine Item CommodityClassification Natur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3</text:p>
          </table:table-cell>
          <table:table-cell office:value-type="string">
            <text:p>A UBL invoice should not include the InvoiceLine Item CommodityClassification Cargo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4</text:p>
          </table:table-cell>
          <table:table-cell office:value-type="string">
            <text:p>A UBL invoice should not include the InvoiceLine Item CommodityClassification Commod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5</text:p>
          </table:table-cell>
          <table:table-cell office:value-type="string">
            <text:p>A UBL invoice should not include the InvoiceLine Item Transaction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6</text:p>
          </table:table-cell>
          <table:table-cell office:value-type="string">
            <text:p>A UBL invoice should not include the InvoiceLine Item HazardousIte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7</text:p>
          </table:table-cell>
          <table:table-cell office:value-type="string">
            <text:p>A UBL invoice should not include the InvoiceLine Item Classified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8</text:p>
          </table:table-cell>
          <table:table-cell office:value-type="string">
            <text:p>A UBL invoice should not include the InvoiceLine Item Classified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599</text:p>
          </table:table-cell>
          <table:table-cell office:value-type="string">
            <text:p>A UBL invoice should not include the InvoiceLine Item Classified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0</text:p>
          </table:table-cell>
          <table:table-cell office:value-type="string">
            <text:p>A UBL invoice should not include the InvoiceLine Item Classified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1</text:p>
          </table:table-cell>
          <table:table-cell office:value-type="string">
            <text:p>A UBL invoice should not include the InvoiceLine Item ClassifiedTaxCategory Tax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2</text:p>
          </table:table-cell>
          <table:table-cell office:value-type="string">
            <text:p>A UBL invoice should not include the InvoiceLine Item Classified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3</text:p>
          </table:table-cell>
          <table:table-cell office:value-type="string">
            <text:p>A UBL invoice should not include the InvoiceLine Item Classified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4</text:p>
          </table:table-cell>
          <table:table-cell office:value-type="string">
            <text:p>A UBL invoice should not include the InvoiceLine Item Classified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5</text:p>
          </table:table-cell>
          <table:table-cell office:value-type="string">
            <text:p>A UBL invoice should not include the InvoiceLine Item Classified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6</text:p>
          </table:table-cell>
          <table:table-cell office:value-type="string">
            <text:p>A UBL invoice should not include the InvoiceLine Item Classified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7</text:p>
          </table:table-cell>
          <table:table-cell office:value-type="string">
            <text:p>A UBL invoice should not include the InvoiceLine Item Classified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8</text:p>
          </table:table-cell>
          <table:table-cell office:value-type="string">
            <text:p>A UBL invoice should not include the InvoiceLine Item AdditionalItemPropert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09</text:p>
          </table:table-cell>
          <table:table-cell office:value-type="string">
            <text:p>A UBL invoice should not include the InvoiceLine Item AdditionalItemProperty Na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0</text:p>
          </table:table-cell>
          <table:table-cell office:value-type="string">
            <text:p>A UBL invoice should not include the InvoiceLine Item AdditionalItemProperty Test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1</text:p>
          </table:table-cell>
          <table:table-cell office:value-type="string">
            <text:p>A UBL invoice should not include the InvoiceLine Item AdditionalItemProperty Value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2</text:p>
          </table:table-cell>
          <table:table-cell office:value-type="string">
            <text:p>A UBL invoice should not include the InvoiceLine Item AdditionalItemProperty ValueQualifi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3</text:p>
          </table:table-cell>
          <table:table-cell office:value-type="string">
            <text:p>A UBL invoice should not include the InvoiceLine Item AdditionalItemProperty Importanc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4</text:p>
          </table:table-cell>
          <table:table-cell office:value-type="string">
            <text:p>A UBL invoice should not include the InvoiceLine Item AdditionalItemProperty ListValu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5</text:p>
          </table:table-cell>
          <table:table-cell office:value-type="string">
            <text:p>A UBL invoice should not include the InvoiceLine Item AdditionalItemProperty Usabil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6</text:p>
          </table:table-cell>
          <table:table-cell office:value-type="string">
            <text:p>A UBL invoice should not include the InvoiceLine Item AdditionalItemProperty ItemPropertyGroup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7</text:p>
          </table:table-cell>
          <table:table-cell office:value-type="string">
            <text:p>A UBL invoice should not include the InvoiceLine Item AdditionalItemProperty Range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8</text:p>
          </table:table-cell>
          <table:table-cell office:value-type="string">
            <text:p>A UBL invoice should not include the InvoiceLine Item AdditionalItemProperty ItemProperty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19</text:p>
          </table:table-cell>
          <table:table-cell office:value-type="string">
            <text:p>A UBL invoice should not include the InvoiceLine Item Manufactur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0</text:p>
          </table:table-cell>
          <table:table-cell office:value-type="string">
            <text:p>A UBL invoice should not include the InvoiceLine Item InformationContent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1</text:p>
          </table:table-cell>
          <table:table-cell office:value-type="string">
            <text:p>A UBL invoice should not include the InvoiceLine Item Origi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2</text:p>
          </table:table-cell>
          <table:table-cell office:value-type="string">
            <text:p>A UBL invoice should not include the InvoiceLine Item ItemInsta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3</text:p>
          </table:table-cell>
          <table:table-cell office:value-type="string">
            <text:p>A UBL invoice should not include the InvoiceLine Item Certific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4</text:p>
          </table:table-cell>
          <table:table-cell office:value-type="string">
            <text:p>A UBL invoice should not include the InvoiceLine Item 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5</text:p>
          </table:table-cell>
          <table:table-cell office:value-type="string">
            <text:p>A UBL invoice should not include the InvoiceLine Item Price PriceChan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6</text:p>
          </table:table-cell>
          <table:table-cell office:value-type="string">
            <text:p>A UBL invoice should not include the InvoiceLine Item Price Pric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7</text:p>
          </table:table-cell>
          <table:table-cell office:value-type="string">
            <text:p>A UBL invoice should not include the InvoiceLine Item Price Price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8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29</text:p>
          </table:table-cell>
          <table:table-cell office:value-type="string">
            <text:p>A UBL invoice should not include the InvoiceLine Item Pri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0</text:p>
          </table:table-cell>
          <table:table-cell office:value-type="string">
            <text:p>A UBL invoice should not include the InvoiceLine Item Price PriceLi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1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2</text:p>
          </table:table-cell>
          <table:table-cell office:value-type="string">
            <text:p>A UBL invoice should not include the InvoiceLine Item Pric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3</text:p>
          </table:table-cell>
          <table:table-cell office:value-type="string">
            <text:p>A UBL invoice should not include the InvoiceLine Item Price AllowanceCharge AllowanceCharge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4</text:p>
          </table:table-cell>
          <table:table-cell office:value-type="string">
            <text:p>A UBL invoice should not include the InvoiceLine Item Price AllowanceCharge AllowanceChar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5</text:p>
          </table:table-cell>
          <table:table-cell office:value-type="string">
            <text:p>A UBL invoice should not include the InvoiceLine Item Price AllowanceCharge MultiplierFactor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6</text:p>
          </table:table-cell>
          <table:table-cell office:value-type="string">
            <text:p>A UBL invoice should not include the InvoiceLine Item Pric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7</text:p>
          </table:table-cell>
          <table:table-cell office:value-type="string">
            <text:p>A UBL invoice should not include the InvoiceLine Item Pric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8</text:p>
          </table:table-cell>
          <table:table-cell office:value-type="string">
            <text:p>A UBL invoice should not include the InvoiceLine Item Pric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39</text:p>
          </table:table-cell>
          <table:table-cell office:value-type="string">
            <text:p>A UBL invoice should not include the InvoiceLine Item Pric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0</text:p>
          </table:table-cell>
          <table:table-cell office:value-type="string">
            <text:p>A UBL invoice should not include the InvoiceLine Item Pric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1</text:p>
          </table:table-cell>
          <table:table-cell office:value-type="string">
            <text:p>A UBL invoice should not include the InvoiceLine Item Pric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2</text:p>
          </table:table-cell>
          <table:table-cell office:value-type="string">
            <text:p>A UBL invoice should not include the InvoiceLine Item Pric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3</text:p>
          </table:table-cell>
          <table:table-cell office:value-type="string">
            <text:p>A UBL invoice should not include the InvoiceLine Item Pric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4</text:p>
          </table:table-cell>
          <table:table-cell office:value-type="string">
            <text:p>A UBL invoice should not include the InvoiceLine Item Pric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5</text:p>
          </table:table-cell>
          <table:table-cell office:value-type="string">
            <text:p>A UBL invoice should not include the InvoiceLin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6</text:p>
          </table:table-cell>
          <table:table-cell office:value-type="string">
            <text:p>A UBL invoice should not include the InvoiceLine SubInvoi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CR-647</text:p>
          </table:table-cell>
          <table:table-cell office:value-type="string">
            <text:p>A UBL invoice should not include the InvoiceLine ItemPriceExt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8</text:p>
          </table:table-cell>
          <table:table-cell office:value-type="string">
            <text:p>Scheme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09</text:p>
          </table:table-cell>
          <table:table-cell office:value-type="string">
            <text:p>Scheme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0</text:p>
          </table:table-cell>
          <table:table-cell office:value-type="string">
            <text:p>Scheme data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1</text:p>
          </table:table-cell>
          <table:table-cell office:value-type="string">
            <text:p>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2</text:p>
          </table:table-cell>
          <table:table-cell office:value-type="string">
            <text:p>Format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3</text:p>
          </table:table-cell>
          <table:table-cell office:value-type="string">
            <text:p>Unit code list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4</text:p>
          </table:table-cell>
          <table:table-cell office:value-type="string">
            <text:p>Unit code list agency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5</text:p>
          </table:table-cell>
          <table:table-cell office:value-type="string">
            <text:p>Unit code 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6</text:p>
          </table:table-cell>
          <table:table-cell office:value-type="string">
            <text:p>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7</text:p>
          </table:table-cell>
          <table:table-cell office:value-type="string">
            <text:p>List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8</text:p>
          </table:table-cell>
          <table:table-cell office:value-type="string">
            <text:p>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19</text:p>
          </table:table-cell>
          <table:table-cell office:value-type="string">
            <text:p>Language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0</text:p>
          </table:table-cell>
          <table:table-cell office:value-type="string">
            <text:p>List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1</text:p>
          </table:table-cell>
          <table:table-cell office:value-type="string">
            <text:p>List 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2</text:p>
          </table:table-cell>
          <table:table-cell office:value-type="string">
            <text:p>Language local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DT-23</text:p>
          </table:table-cell>
          <table:table-cell office:value-type="string">
            <text:p>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1</text:p>
          </table:table-cell>
          <table:table-cell table:style-name="ce8" office:value-type="string">
            <text:p>Contract identifier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2</text:p>
          </table:table-cell>
          <table:table-cell table:style-name="ce8" office:value-type="string">
            <text:p>Receive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3</text:p>
          </table:table-cell>
          <table:table-cell table:style-name="ce8" office:value-type="string">
            <text:p>Despatch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4</text:p>
          </table:table-cell>
          <table:table-cell table:style-name="ce8" office:value-type="string">
            <text:p>Invoice not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5</text:p>
          </table:table-cell>
          <table:table-cell table:style-name="ce8" office:value-type="string">
            <text:p>Payment terms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6</text:p>
          </table:table-cell>
          <table:table-cell table:style-name="ce8" office:value-type="string">
            <text:p>Preceding invoice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08</text:p>
          </table:table-cell>
          <table:table-cell table:style-name="ce8" office:value-type="string">
            <text:p>Invoice period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9</text:p>
          </table:table-cell>
          <table:table-cell table:style-name="ce8" office:value-type="string">
            <text:p>Sell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0</text:p>
          </table:table-cell>
          <table:table-cell table:style-name="ce8" office:value-type="string">
            <text:p>Seller trad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1</text:p>
          </table:table-cell>
          <table:table-cell table:style-name="ce8" office:value-type="string">
            <text:p>Sell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2</text:p>
          </table:table-cell>
          <table:table-cell table:style-name="ce8" office:value-type="string">
            <text:p>Sell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3</text:p>
          </table:table-cell>
          <table:table-cell table:style-name="ce8" office:value-type="string">
            <text:p>Seller tax registr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4</text:p>
          </table:table-cell>
          <table:table-cell table:style-name="ce8" office:value-type="string">
            <text:p>Seller additional legal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5</text:p>
          </table:table-cell>
          <table:table-cell table:style-name="ce8" office:value-type="string">
            <text:p>Buy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6</text:p>
          </table:table-cell>
          <table:table-cell table:style-name="ce8" office:value-type="string">
            <text:p>Buyer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7</text:p>
          </table:table-cell>
          <table:table-cell table:style-name="ce8" office:value-type="string">
            <text:p>Buy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18</text:p>
          </table:table-cell>
          <table:table-cell table:style-name="ce8" office:value-type="string">
            <text:p>Buy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4</text:p>
          </table:table-cell>
          <table:table-cell table:style-name="ce8" office:value-type="string">
            <text:p>Deliver to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9</text:p>
          </table:table-cell>
          <table:table-cell table:style-name="ce8" office:value-type="string">
            <text:p>Bank creditor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8</text:p>
          </table:table-cell>
          <table:table-cell table:style-name="ce8" office:value-type="string">
            <text:p>Invoice line note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9</text:p>
          </table:table-cell>
          <table:table-cell table:style-name="ce8" office:value-type="string">
            <text:p>Referenced purchase order line identifier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0</text:p>
          </table:table-cell>
          <table:table-cell table:style-name="ce8" office:value-type="string">
            <text:p>Invoice line period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41</text:p>
          </table:table-cell>
          <table:table-cell table:style-name="ce8" office:value-type="string">
            <text:p>Invoice line allowanc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2</text:p>
          </table:table-cell>
          <table:table-cell table:style-name="ce8" office:value-type="string">
            <text:p>Invoice line charg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43</text:p>
          </table:table-cell>
          <table:table-cell table:style-name="ce8" office:value-type="string">
            <text:p>Item price discoun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44</text:p>
          </table:table-cell>
          <table:table-cell table:style-name="ce8" office:value-type="string">
            <text:p>Invoiced item VAT exemption reason tex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3</text:p>
          </table:table-cell>
          <table:table-cell table:style-name="ce8" office:value-type="string">
            <text:p>Invoice total VAT amount shall occur maximum once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34</text:p>
          </table:table-cell>
          <table:table-cell table:style-name="ce8" office:value-type="string">
            <text:p>Invoice total VAT amount in accounting currency shall occur maximum once if present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19</text:p>
          </table:table-cell>
          <table:table-cell table:style-name="ce8" office:value-type="string">
            <text:p>Payee name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0</text:p>
          </table:table-cell>
          <table:table-cell table:style-name="ce8" office:value-type="string">
            <text:p>Payee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1</text:p>
          </table:table-cell>
          <table:table-cell table:style-name="ce8" office:value-type="string">
            <text:p>Payee legal registration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6</text:p>
          </table:table-cell>
          <table:table-cell table:style-name="ce8" office:value-type="string">
            <text:p>Payment reference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7</text:p>
          </table:table-cell>
          <table:table-cell table:style-name="ce8" office:value-type="string">
            <text:p>Payment means text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8</text:p>
          </table:table-cell>
          <table:table-cell table:style-name="ce8" office:value-type="string">
            <text:p>Mandate reference identifier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07</text:p>
          </table:table-cell>
          <table:table-cell table:style-name="ce8" office:value-type="string">
            <text:p>If there is a preceding invoice reference, the preceding invoice number shall be present</text:p>
          </table:table-cell>
          <table:table-cell office:value-type="string">
            <text:p>Preceding 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UBL-SR-22</text:p>
          </table:table-cell>
          <table:table-cell table:style-name="ce8" office:value-type="string">
            <text:p>Seller tax representative name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23</text:p>
          </table:table-cell>
          <table:table-cell table:style-name="ce8" office:value-type="string">
            <text:p>Seller tax representative VAT identifier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>
          <table:table-cell office:value-type="string">
            <text:p>UBL-SR-35</text:p>
          </table:table-cell>
          <table:table-cell table:style-name="ce8" office:value-type="string">
            <text:p>VAT exemption reason text shall occur maximum once</text:p>
          </table:table-cell>
          <table:table-cell office:value-type="string">
            <text:p>Tax subtotal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3" table:number-rows-repeated="10478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250" table:default-cell-style-name="Default"/>
        <table:table-row table:style-name="ro1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8" office:value-type="string">
            <text:p>Predicate</text:p>
          </table:table-cell>
          <table:table-cell table:style-name="ce22" office:value-type="string">
            <text:p>Prerequisite</text:p>
          </table:table-cell>
          <table:table-cell/>
          <table:table-cell table:style-name="ce23"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01</text:p>
          </table:table-cell>
          <table:table-cell table:style-name="ce8" office:value-type="string">
            <text:p>(count(cac:ContractDocumentReferenc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02</text:p>
          </table:table-cell>
          <table:table-cell table:style-name="ce19" office:value-type="string">
            <text:p><text:span text:style-name="T1">(count(cac:</text:span><text:span text:style-name="T2">ReceiptDocumentReference</text:span><text:span text:style-name="T1">/c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03</text:p>
          </table:table-cell>
          <table:table-cell table:style-name="ce19" office:value-type="string">
            <text:p><text:span text:style-name="T1">(count(cac:</text:span><text:span text:style-name="T2">Despatch</text:span><text:span text:style-name="T1">DocumentReference/c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04</text:p>
          </table:table-cell>
          <table:table-cell table:style-name="ce8" office:value-type="string">
            <text:p>(count(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05</text:p>
          </table:table-cell>
          <table:table-cell table:style-name="ce8" office:value-type="string">
            <text:p>(count(cac:PaymentTerms/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06</text:p>
          </table:table-cell>
          <table:table-cell table:style-name="ce8" office:value-type="string">
            <text:p>(count(cac:InvoiceDocumentReference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07</text:p>
          </table:table-cell>
          <table:table-cell table:style-name="ce8" office:value-type="string">
            <text:p>(cac:InvoiceDocumentReference/cbc:ID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08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09</text:p>
          </table:table-cell>
          <table:table-cell table:style-name="ce19" office:value-type="string">
            <text:p><text:span text:style-name="T1">(count(</text:span><text:span text:style-name="T3">cac:AccountingSupplierParty/cac:Party/cac:PartyLegalEntity/cbc:Registration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10</text:p>
          </table:table-cell>
          <table:table-cell table:style-name="ce19" office:value-type="string">
            <text:p><text:span text:style-name="T1">(count(</text:span><text:span text:style-name="T3">cac:AccountingSupplierParty/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11</text:p>
          </table:table-cell>
          <table:table-cell table:style-name="ce19" office:value-type="string">
            <text:p><text:span text:style-name="T1">(count(</text:span><text:span text:style-name="T2">cac:AccountingSupplierParty/cac:Party/cac:PartyLegalEntity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12</text:p>
          </table:table-cell>
          <table:table-cell table:style-name="ce19" office:value-type="string">
            <text:p><text:span text:style-name="T1">(count(</text:span><text:span text:style-name="T2">cac:AccountingSupplierParty/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13</text:p>
          </table:table-cell>
          <table:table-cell table:style-name="ce19" office:value-type="string">
            <text:p><text:span text:style-name="T1">(count(</text:span><text:span text:style-name="T2">cac:AccountingSupplierParty/cac:Party/cac:PartyTaxScheme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14</text:p>
          </table:table-cell>
          <table:table-cell table:style-name="ce19" office:value-type="string">
            <text:p><text:span text:style-name="T1">(count(</text:span><text:span text:style-name="T2">cac:AccountingSupplierParty/cac:Party/cac:PartyLegalEntity/cbc:CompanyLegalForm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15</text:p>
          </table:table-cell>
          <table:table-cell table:style-name="ce19" office:value-type="string">
            <text:p><text:span text:style-name="T1">(count(</text:span><text:span text:style-name="T3">cac:AccountingCustomerParty/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16</text:p>
          </table:table-cell>
          <table:table-cell table:style-name="ce19" office:value-type="string">
            <text:p><text:span text:style-name="T1">(count(</text:span><text:span text:style-name="T3">cac:AccountingCustomerParty/cac:Party/cac:PartyIdentification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17</text:p>
          </table:table-cell>
          <table:table-cell table:style-name="ce19" office:value-type="string">
            <text:p><text:span text:style-name="T1">(count(</text:span><text:span text:style-name="T2">cac:AccountingCustomerParty/cac:Party/cac:PartyLegalEntity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18</text:p>
          </table:table-cell>
          <table:table-cell table:style-name="ce19" office:value-type="string">
            <text:p><text:span text:style-name="T1">(count(</text:span><text:span text:style-name="T2">cac:AccountingCustomerParty/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19</text:p>
          </table:table-cell>
          <table:table-cell table:style-name="ce19" office:value-type="string">
            <text:p><text:span text:style-name="T1">(count(</text:span><text:span text:style-name="T3">cac:PartyName/cbc:Name</text:span><text:span text:style-name="T1">) &amp;lt;= 1) and ((</text:span><text:span text:style-name="T3">cac:PartyName/cbc:Name) != </text:span><text:span text:style-name="T3">(/cac:AccountingSupplierParty/cac:Party/cac:PartyName/cb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20</text:p>
          </table:table-cell>
          <table:table-cell table:style-name="ce19" office:value-type="string">
            <text:p><text:span text:style-name="T1">(count(</text:span><text:span text:style-name="T3">cac:PartyIdentification/cbc:ID</text:span><text:span text:style-name="T1">) &amp;lt;= 1) and ((</text:span><text:span text:style-name="T3">cac:PartyName/cbc:Name) != </text:span><text:span text:style-name="T3">(/cac:AccountingSupplierParty/cac:Party/cac:PartyName/cb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21</text:p>
          </table:table-cell>
          <table:table-cell table:style-name="ce19" office:value-type="string">
            <text:p><text:span text:style-name="T1">(count(</text:span><text:span text:style-name="T3">cac:PartyLegalEntity/cbc:CompanyID</text:span><text:span text:style-name="T1">) &amp;lt;= 1) and ((</text:span><text:span text:style-name="T3">cac:PartyName/cbc:Name) != </text:span><text:span text:style-name="T3">(/cac:AccountingSupplierParty/cac:Party/cac:PartyName/cb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22</text:p>
          </table:table-cell>
          <table:table-cell table:style-name="ce19" office:value-type="string">
            <text:p><text:span text:style-name="T1">(count(</text:span><text:span text:style-name="T3">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23</text:p>
          </table:table-cell>
          <table:table-cell table:style-name="ce19" office:value-type="string">
            <text:p><text:span text:style-name="T1">(count(</text:span><text:span text:style-name="T2">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24</text:p>
          </table:table-cell>
          <table:table-cell table:style-name="ce8" office:value-type="string">
            <text:p>(count(cac:Delivery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25</text:p>
          </table:table-cell>
          <table:table-cell table:style-name="ce19" office:value-type="string">
            <text:p><text:span text:style-name="T1">(count(</text:span><text:span text:style-name="T3">cac:Delivery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26</text:p>
          </table:table-cell>
          <table:table-cell table:style-name="ce8" office:value-type="string">
            <text:p>(count(cbc:PaymentID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27</text:p>
          </table:table-cell>
          <table:table-cell table:style-name="ce8" office:value-type="string">
            <text:p>(count(cbc:InstructionNote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28</text:p>
          </table:table-cell>
          <table:table-cell table:style-name="ce8" office:value-type="string">
            <text:p>(count(cac:PaymentMandat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29</text:p>
          </table:table-cell>
          <table:table-cell table:style-name="ce19" office:value-type="string">
            <text:p><text:span text:style-name="T1">(count(</text:span><text:span text:style-name="T3">cac:PayeeParty/cac:PartyIdentification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30</text:p>
          </table:table-cell>
          <table:table-cell table:style-name="ce19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31</text:p>
          </table:table-cell>
          <table:table-cell table:style-name="ce19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32</text:p>
          </table:table-cell>
          <table:table-cell table:style-name="ce19" office:value-type="string">
            <text:p><text:span text:style-name="T1">(count(</text:span><text:span text:style-name="T3">cbc:AllowanceChargeReasonCod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33</text:p>
          </table:table-cell>
          <table:table-cell table:style-name="ce8" office:value-type="string">
            <text:p>(count(cbc:TaxAmount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34</text:p>
          </table:table-cell>
          <table:table-cell table:style-name="ce8" office:value-type="string">
            <text:p>(count(cac:TaxSubtotal/cbc:TransactionCurrencyTaxAmount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35</text:p>
          </table:table-cell>
          <table:table-cell table:style-name="ce19" office:value-type="string">
            <text:p><text:span text:style-name="T1">(count(</text:span><text:span text:style-name="T2">cac:TaxCategory/cbc:TaxExemption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36</text:p>
          </table:table-cell>
          <table:table-cell table:style-name="ce8" office:value-type="string">
            <text:p>(count(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37</text:p>
          </table:table-cell>
          <table:table-cell table:style-name="ce8" office:value-type="string">
            <text:p>(count(cbc:DocumentType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38</text:p>
          </table:table-cell>
          <table:table-cell table:style-name="ce8" office:value-type="string">
            <text:p>(count(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39</text:p>
          </table:table-cell>
          <table:table-cell table:style-name="ce19" office:value-type="string">
            <text:p><text:span text:style-name="T1">(count(cac:</text:span><text:span text:style-name="T3">OrderLineReference/cbc:Line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40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41</text:p>
          </table:table-cell>
          <table:table-cell table:style-name="ce19" office:value-type="string">
            <text:p><text:span text:style-name="T1">(count(cac:AllowanceCharge[cbc:ChargeIndicator='false']/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42</text:p>
          </table:table-cell>
          <table:table-cell table:style-name="ce19" office:value-type="string">
            <text:p><text:span text:style-name="T1">(count(cac:AllowanceCharge[cbc:ChargeIndicator='true']/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SR-43</text:p>
          </table:table-cell>
          <table:table-cell table:style-name="ce19" office:value-type="string">
            <text:p><text:span text:style-name="T1">(count(cac:</text:span><text:span text:style-name="T2">Price/cac:AllowanceCharge/cbc:Amount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table:style-name="ce7" office:value-type="string">
            <text:p>UBL-SR-44</text:p>
          </table:table-cell>
          <table:table-cell table:style-name="ce20" office:value-type="string">
            <text:p><text:span text:style-name="T1">(count(cac:</text:span><text:span text:style-name="T2">Item/cac:ClassifiedTaxCategory/cbc:TaxExemptionReason</text:span><text:span text:style-name="T1">) &amp;lt;= 1)</text:span></text:p>
          </table:table-cell>
          <table:table-cell/>
          <table:table-cell table:style-name="ce8" office:value-type="string">
            <text:p>Invoiced item VAT exemption reason text shall occur maximum once</text:p>
          </table:table-cell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01</text:p>
          </table:table-cell>
          <table:table-cell table:style-name="ce21" office:value-type="string">
            <text:p>string-length(substring-after(.,'.'))&lt;=2</text:p>
          </table:table-cell>
          <table:table-cell/>
          <table:table-cell table:style-name="ce9"/>
          <table:table-cell table:number-columns-repeated="252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06</text:p>
          </table:table-cell>
          <table:table-cell table:style-name="ce9" office:value-type="string">
            <text:p>(@mim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07</text:p>
          </table:table-cell>
          <table:table-cell table:style-name="ce9" office:value-type="string">
            <text:p>(@file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08</text:p>
          </table:table-cell>
          <table:table-cell table:style-name="ce9" office:value-type="string">
            <text:p>not(//@scheme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09</text:p>
          </table:table-cell>
          <table:table-cell table:style-name="ce9" office:value-type="string">
            <text:p>not(//@schemeAgency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0</text:p>
          </table:table-cell>
          <table:table-cell table:style-name="ce9" office:value-type="string">
            <text:p>not(//@schemeData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1</text:p>
          </table:table-cell>
          <table:table-cell table:style-name="ce9" office:value-type="string">
            <text:p>not(//@scheme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2</text:p>
          </table:table-cell>
          <table:table-cell table:style-name="ce9" office:value-type="string">
            <text:p>not(//@forma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3</text:p>
          </table:table-cell>
          <table:table-cell table:style-name="ce9" office:value-type="string">
            <text:p>not(//@unitCodeListIdentifie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4</text:p>
          </table:table-cell>
          <table:table-cell table:style-name="ce9" office:value-type="string">
            <text:p>not(//@unitCodeListAgencyIdentifie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5</text:p>
          </table:table-cell>
          <table:table-cell table:style-name="ce9" office:value-type="string">
            <text:p>not(//@unitCodeListAgency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6</text:p>
          </table:table-cell>
          <table:table-cell table:style-name="ce9" office:value-type="string">
            <text:p>not(//@listAgency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7</text:p>
          </table:table-cell>
          <table:table-cell table:style-name="ce9" office:value-type="string">
            <text:p>not(//@list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8</text:p>
          </table:table-cell>
          <table:table-cell table:style-name="ce9" office:value-type="string">
            <text:p>not(//@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19</text:p>
          </table:table-cell>
          <table:table-cell table:style-name="ce9" office:value-type="string">
            <text:p>not(//@languag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20</text:p>
          </table:table-cell>
          <table:table-cell table:style-name="ce9" office:value-type="string">
            <text:p>not(//@list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21</text:p>
          </table:table-cell>
          <table:table-cell table:style-name="ce9" office:value-type="string">
            <text:p>not(//@listScheme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22</text:p>
          </table:table-cell>
          <table:table-cell table:style-name="ce9" office:value-type="string">
            <text:p>not(//@languageLocal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DT-23</text:p>
          </table:table-cell>
          <table:table-cell table:style-name="ce9" office:value-type="string">
            <text:p>not(//@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01</text:p>
          </table:table-cell>
          <table:table-cell table:style-name="ce9" office:value-type="string">
            <text:p>not(ext:UBLExtension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02</text:p>
          </table:table-cell>
          <table:table-cell table:style-name="ce9" office:value-type="string">
            <text:p>not(cbc:UBLVers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03</text:p>
          </table:table-cell>
          <table:table-cell table:style-name="ce9" office:value-type="string">
            <text:p>not(cbc:ProfileExecut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04</text:p>
          </table:table-cell>
          <table:table-cell table:style-name="ce9" office:value-type="string">
            <text:p>not(cbc:Copy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05</text:p>
          </table:table-cell>
          <table:table-cell table:style-name="ce9" office:value-type="string">
            <text:p>not(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06</text:p>
          </table:table-cell>
          <table:table-cell table:style-name="ce9" office:value-type="string">
            <text:p>not(cbc:Issue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07</text:p>
          </table:table-cell>
          <table:table-cell table:style-name="ce9" office:value-type="string">
            <text:p>not(cbc:Pricing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08</text:p>
          </table:table-cell>
          <table:table-cell table:style-name="ce9" office:value-type="string">
            <text:p>not(cbc:Payment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09</text:p>
          </table:table-cell>
          <table:table-cell table:style-name="ce9" office:value-type="string">
            <text:p>not(cbc:PaymentAlternative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0</text:p>
          </table:table-cell>
          <table:table-cell table:style-name="ce9" office:value-type="string">
            <text:p>not(cbc:AccountingCos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1</text:p>
          </table:table-cell>
          <table:table-cell table:style-name="ce9" office:value-type="string">
            <text:p>not(cbc:LineCountNumeric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2</text:p>
          </table:table-cell>
          <table:table-cell table:style-name="ce9" office:value-type="string">
            <text:p>not(cac:InvoicePeriod/cbc:Start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3</text:p>
          </table:table-cell>
          <table:table-cell table:style-name="ce9" office:value-type="string">
            <text:p>not(cac:InvoicePeriod/cbc:End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4</text:p>
          </table:table-cell>
          <table:table-cell table:style-name="ce9" office:value-type="string">
            <text:p>not(cac:InvoicePeriod/cbc:DurationMeasu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5</text:p>
          </table:table-cell>
          <table:table-cell table:style-name="ce9" office:value-type="string">
            <text:p>not(cac:InvoicePeriod/cbc: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6</text:p>
          </table:table-cell>
          <table:table-cell table:style-name="ce9" office:value-type="string">
            <text:p>not(cac:OrderReference/cbc:Copy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7</text:p>
          </table:table-cell>
          <table:table-cell table:style-name="ce9" office:value-type="string">
            <text:p>not(cac:Order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8</text:p>
          </table:table-cell>
          <table:table-cell table:style-name="ce9" office:value-type="string">
            <text:p>not(cac:OrderReference/cbc:Iss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19</text:p>
          </table:table-cell>
          <table:table-cell table:style-name="ce9" office:value-type="string">
            <text:p>not(cac:OrderReference/cbc:Issue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0</text:p>
          </table:table-cell>
          <table:table-cell table:style-name="ce9" office:value-type="string">
            <text:p>not(cac:OrderReference/cbc:Customer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1</text:p>
          </table:table-cell>
          <table:table-cell table:style-name="ce9" office:value-type="string">
            <text:p>not(cac:OrderReference/cbc:Order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2</text:p>
          </table:table-cell>
          <table:table-cell table:style-name="ce9" office:value-type="string">
            <text:p>not(cac:OrderReference/cbc: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3</text:p>
          </table:table-cell>
          <table:table-cell table:style-name="ce9" office:value-type="string">
            <text:p>not(cac:BillingReference/cac:InvoiceDocumentReference/cbc:Copy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4</text:p>
          </table:table-cell>
          <table:table-cell table:style-name="ce9" office:value-type="string">
            <text:p>not(cac:BillingReference/cac:InvoiceDocument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5</text:p>
          </table:table-cell>
          <table:table-cell table:style-name="ce9" office:value-type="string">
            <text:p>not(cac:BillingReference/cac:InvoiceDocumentReference/cbc:Issue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6</text:p>
          </table:table-cell>
          <table:table-cell table:style-name="ce9" office:value-type="string">
            <text:p>not(cac:BillingReference/cac:InvoiceDocumentReference/cbc:Document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7</text:p>
          </table:table-cell>
          <table:table-cell table:style-name="ce9" office:value-type="string">
            <text:p>not(cac:BillingReference/cac:InvoiceDocumentReference/cbc:DocumentTyp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8</text:p>
          </table:table-cell>
          <table:table-cell table:style-name="ce9" office:value-type="string">
            <text:p>not(cac:BillingReference/cac:InvoiceDocumentReference/cbc:Xpat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29</text:p>
          </table:table-cell>
          <table:table-cell table:style-name="ce9" office:value-type="string">
            <text:p>not(cac:BillingReference/cac:InvoiceDocumentReference/cbc:Languag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0</text:p>
          </table:table-cell>
          <table:table-cell table:style-name="ce9" office:value-type="string">
            <text:p>not(cac:BillingReference/cac:InvoiceDocumentReference/cbc:Local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1</text:p>
          </table:table-cell>
          <table:table-cell table:style-name="ce9" office:value-type="string">
            <text:p>not(cac:BillingReference/cac:InvoiceDocumentReference/cbc:Vers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2</text:p>
          </table:table-cell>
          <table:table-cell table:style-name="ce9" office:value-type="string">
            <text:p>not(cac:BillingReference/cac:InvoiceDocumentReference/cbc:Document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3</text:p>
          </table:table-cell>
          <table:table-cell table:style-name="ce9" office:value-type="string">
            <text:p>not(cac:BillingReference/cac:InvoiceDocumentReference/cbc:Document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4</text:p>
          </table:table-cell>
          <table:table-cell table:style-name="ce9" office:value-type="string">
            <text:p>not(cac:BillingReference/cac:InvoiceDocumentReference/cac:Attach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5</text:p>
          </table:table-cell>
          <table:table-cell table:style-name="ce9" office:value-type="string">
            <text:p>not(cac:BillingReference/cac:InvoiceDocumentReference/ca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6</text:p>
          </table:table-cell>
          <table:table-cell table:style-name="ce9" office:value-type="string">
            <text:p>not(cac:BillingReference/cac:InvoiceDocumentReference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7</text:p>
          </table:table-cell>
          <table:table-cell table:style-name="ce9" office:value-type="string">
            <text:p>not(cac:BillingReference/cac:InvoiceDocumentReference/cac:ResultOfVer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8</text:p>
          </table:table-cell>
          <table:table-cell table:style-name="ce9" office:value-type="string">
            <text:p>not(cac:BillingReference/cac:SelfBilledInvoice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39</text:p>
          </table:table-cell>
          <table:table-cell table:style-name="ce9" office:value-type="string">
            <text:p>not(cac:BillingReference/cac:CreditNote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0</text:p>
          </table:table-cell>
          <table:table-cell table:style-name="ce9" office:value-type="string">
            <text:p>not(cac:BillingReference/cac:SelfBilledCreditNote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1</text:p>
          </table:table-cell>
          <table:table-cell table:style-name="ce9" office:value-type="string">
            <text:p>not(cac:BillingReference/cac:DebitNote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2</text:p>
          </table:table-cell>
          <table:table-cell table:style-name="ce9" office:value-type="string">
            <text:p>not(cac:BillingReference/cac:Reminder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3</text:p>
          </table:table-cell>
          <table:table-cell table:style-name="ce9" office:value-type="string">
            <text:p>not(cac:BillingReference/cac:Additional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4</text:p>
          </table:table-cell>
          <table:table-cell table:style-name="ce9" office:value-type="string">
            <text:p>not(cac:BillingReference/cac:BillingReferenceLin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5</text:p>
          </table:table-cell>
          <table:table-cell table:style-name="ce9" office:value-type="string">
            <text:p>not(cac:DespatchDocumentReference/cbc:Copy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6</text:p>
          </table:table-cell>
          <table:table-cell table:style-name="ce9" office:value-type="string">
            <text:p>not(cac:DespatchDocument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7</text:p>
          </table:table-cell>
          <table:table-cell table:style-name="ce9" office:value-type="string">
            <text:p>not(cac:DespatchDocumentReference/cbc:Iss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8</text:p>
          </table:table-cell>
          <table:table-cell table:style-name="ce9" office:value-type="string">
            <text:p>not(cac:DespatchDocumentReference/cbc:Issue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49</text:p>
          </table:table-cell>
          <table:table-cell table:style-name="ce9" office:value-type="string">
            <text:p>not(cac:DespatchDocumentReference/cbc:Document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0</text:p>
          </table:table-cell>
          <table:table-cell table:style-name="ce9" office:value-type="string">
            <text:p>not(cac:DespatchDocumentReference/cbc:DocumentTyp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1</text:p>
          </table:table-cell>
          <table:table-cell table:style-name="ce9" office:value-type="string">
            <text:p>not(cac:DespatchDocumentReference/cbc:Xpat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2</text:p>
          </table:table-cell>
          <table:table-cell table:style-name="ce9" office:value-type="string">
            <text:p>not(cac:DespatchDocumentReference/cbc:Languag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3</text:p>
          </table:table-cell>
          <table:table-cell table:style-name="ce9" office:value-type="string">
            <text:p>not(cac:DespatchDocumentReference/cbc:Local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4</text:p>
          </table:table-cell>
          <table:table-cell table:style-name="ce9" office:value-type="string">
            <text:p>not(cac:DespatchDocumentReference/cbc:Vers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5</text:p>
          </table:table-cell>
          <table:table-cell table:style-name="ce9" office:value-type="string">
            <text:p>not(cac:DespatchDocumentReference/cbc:Document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6</text:p>
          </table:table-cell>
          <table:table-cell table:style-name="ce9" office:value-type="string">
            <text:p>not(cac:DespatchDocumentReference/cbc:Document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7</text:p>
          </table:table-cell>
          <table:table-cell table:style-name="ce9" office:value-type="string">
            <text:p>not(cac:DespatchDocumentReference/cac:Attach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8</text:p>
          </table:table-cell>
          <table:table-cell table:style-name="ce9" office:value-type="string">
            <text:p>not(cac:DespatchDocumentReference/ca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59</text:p>
          </table:table-cell>
          <table:table-cell table:style-name="ce9" office:value-type="string">
            <text:p>not(cac:DespatchDocumentReference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0</text:p>
          </table:table-cell>
          <table:table-cell table:style-name="ce9" office:value-type="string">
            <text:p>not(cac:DespatchDocumentReference/cac:ResultOfVer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1</text:p>
          </table:table-cell>
          <table:table-cell table:style-name="ce9" office:value-type="string">
            <text:p>not(cac:ReceiptDocumentReference/cbc:Copy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2</text:p>
          </table:table-cell>
          <table:table-cell table:style-name="ce9" office:value-type="string">
            <text:p>not(cac:ReceiptDocument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3</text:p>
          </table:table-cell>
          <table:table-cell table:style-name="ce9" office:value-type="string">
            <text:p>not(cac:ReceiptDocumentReference/cbc:Iss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4</text:p>
          </table:table-cell>
          <table:table-cell table:style-name="ce9" office:value-type="string">
            <text:p>not(cac:ReceiptDocumentReference/cbc:Issue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5</text:p>
          </table:table-cell>
          <table:table-cell table:style-name="ce9" office:value-type="string">
            <text:p>not(cac:ReceiptDocumentReference/cbc:Document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6</text:p>
          </table:table-cell>
          <table:table-cell table:style-name="ce9" office:value-type="string">
            <text:p>not(cac:ReceiptDocumentReference/cbc:DocumentTyp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7</text:p>
          </table:table-cell>
          <table:table-cell table:style-name="ce9" office:value-type="string">
            <text:p>not(cac:ReceiptDocumentReference/cbc:Xpat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8</text:p>
          </table:table-cell>
          <table:table-cell table:style-name="ce9" office:value-type="string">
            <text:p>not(cac:ReceiptDocumentReference/cbc:Languag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69</text:p>
          </table:table-cell>
          <table:table-cell table:style-name="ce9" office:value-type="string">
            <text:p>not(cac:ReceiptDocumentReference/cbc:Local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0</text:p>
          </table:table-cell>
          <table:table-cell table:style-name="ce9" office:value-type="string">
            <text:p>not(cac:ReceiptDocumentReference/cbc:Vers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1</text:p>
          </table:table-cell>
          <table:table-cell table:style-name="ce9" office:value-type="string">
            <text:p>not(cac:ReceiptDocumentReference/cbc:Document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2</text:p>
          </table:table-cell>
          <table:table-cell table:style-name="ce9" office:value-type="string">
            <text:p>not(cac:ReceiptDocumentReference/cbc:Document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3</text:p>
          </table:table-cell>
          <table:table-cell table:style-name="ce9" office:value-type="string">
            <text:p>not(cac:ReceiptDocumentReference/cac:Attach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4</text:p>
          </table:table-cell>
          <table:table-cell table:style-name="ce9" office:value-type="string">
            <text:p>not(cac:ReceiptDocumentReference/ca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5</text:p>
          </table:table-cell>
          <table:table-cell table:style-name="ce9" office:value-type="string">
            <text:p>not(cac:ReceiptDocumentReference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6</text:p>
          </table:table-cell>
          <table:table-cell table:style-name="ce9" office:value-type="string">
            <text:p>not(cac:ReceiptDocumentReference/cac:ResultOfVer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7</text:p>
          </table:table-cell>
          <table:table-cell table:style-name="ce9" office:value-type="string">
            <text:p>not(cac:Statement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8</text:p>
          </table:table-cell>
          <table:table-cell table:style-name="ce9" office:value-type="string">
            <text:p>not(cac:OriginatorDocumentReference/cbc:Copy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79</text:p>
          </table:table-cell>
          <table:table-cell table:style-name="ce9" office:value-type="string">
            <text:p>not(cac:OriginatorDocument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0</text:p>
          </table:table-cell>
          <table:table-cell table:style-name="ce9" office:value-type="string">
            <text:p>not(cac:OriginatorDocumentReference/cbc:Iss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1</text:p>
          </table:table-cell>
          <table:table-cell table:style-name="ce9" office:value-type="string">
            <text:p>not(cac:OriginatorDocumentReference/cbc:Issue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2</text:p>
          </table:table-cell>
          <table:table-cell table:style-name="ce9" office:value-type="string">
            <text:p>not(cac:OriginatorDocumentReference/cbc:Document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3</text:p>
          </table:table-cell>
          <table:table-cell table:style-name="ce9" office:value-type="string">
            <text:p>not(cac:OriginatorDocumentReference/cbc:DocumentTyp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4</text:p>
          </table:table-cell>
          <table:table-cell table:style-name="ce9" office:value-type="string">
            <text:p>not(cac:OriginatorDocumentReference/cbc:Xpat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5</text:p>
          </table:table-cell>
          <table:table-cell table:style-name="ce9" office:value-type="string">
            <text:p>not(cac:OriginatorDocumentReference/cbc:Languag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6</text:p>
          </table:table-cell>
          <table:table-cell table:style-name="ce9" office:value-type="string">
            <text:p>not(cac:OriginatorDocumentReference/cbc:Local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7</text:p>
          </table:table-cell>
          <table:table-cell table:style-name="ce9" office:value-type="string">
            <text:p>not(cac:OriginatorDocumentReference/cbc:Vers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8</text:p>
          </table:table-cell>
          <table:table-cell table:style-name="ce9" office:value-type="string">
            <text:p>not(cac:OriginatorDocumentReference/cbc:Document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89</text:p>
          </table:table-cell>
          <table:table-cell table:style-name="ce9" office:value-type="string">
            <text:p>not(cac:OriginatorDocumentReference/cbc:Document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0</text:p>
          </table:table-cell>
          <table:table-cell table:style-name="ce9" office:value-type="string">
            <text:p>not(cac:OriginatorDocumentReference/cac:Attach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1</text:p>
          </table:table-cell>
          <table:table-cell table:style-name="ce9" office:value-type="string">
            <text:p>not(cac:OriginatorDocumentReference/ca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2</text:p>
          </table:table-cell>
          <table:table-cell table:style-name="ce9" office:value-type="string">
            <text:p>not(cac:OriginatorDocumentReference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3</text:p>
          </table:table-cell>
          <table:table-cell table:style-name="ce9" office:value-type="string">
            <text:p>not(cac:OriginatorDocumentReference/cac:ResultOfVer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4</text:p>
          </table:table-cell>
          <table:table-cell table:style-name="ce9" office:value-type="string">
            <text:p>not(cac:ContractDocumentReference/cbc:Copy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5</text:p>
          </table:table-cell>
          <table:table-cell table:style-name="ce9" office:value-type="string">
            <text:p>not(cac:ContractDocument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6</text:p>
          </table:table-cell>
          <table:table-cell table:style-name="ce9" office:value-type="string">
            <text:p>not(cac:ContractDocumentReference/cbc:Iss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7</text:p>
          </table:table-cell>
          <table:table-cell table:style-name="ce9" office:value-type="string">
            <text:p>not(cac:ContractDocumentReference/cbc:Issue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8</text:p>
          </table:table-cell>
          <table:table-cell table:style-name="ce9" office:value-type="string">
            <text:p>not(cac:ContractDocumentReference/cbc:Document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099</text:p>
          </table:table-cell>
          <table:table-cell table:style-name="ce9" office:value-type="string">
            <text:p>not(cac:ContractDocumentReference/cbc:DocumentTyp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0</text:p>
          </table:table-cell>
          <table:table-cell table:style-name="ce9" office:value-type="string">
            <text:p>not(cac:ContractDocumentReference/cbc:Xpat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1</text:p>
          </table:table-cell>
          <table:table-cell table:style-name="ce9" office:value-type="string">
            <text:p>not(cac:ContractDocumentReference/cbc:Languag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2</text:p>
          </table:table-cell>
          <table:table-cell table:style-name="ce9" office:value-type="string">
            <text:p>not(cac:ContractDocumentReference/cbc:Local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3</text:p>
          </table:table-cell>
          <table:table-cell table:style-name="ce9" office:value-type="string">
            <text:p>not(cac:ContractDocumentReference/cbc:Vers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4</text:p>
          </table:table-cell>
          <table:table-cell table:style-name="ce9" office:value-type="string">
            <text:p>not(cac:ContractDocumentReference/cbc:Document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5</text:p>
          </table:table-cell>
          <table:table-cell table:style-name="ce9" office:value-type="string">
            <text:p>not(cac:ContractDocumentReference/cbc:Document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6</text:p>
          </table:table-cell>
          <table:table-cell table:style-name="ce9" office:value-type="string">
            <text:p>not(cac:ContractDocumentReference/cac:Attach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7</text:p>
          </table:table-cell>
          <table:table-cell table:style-name="ce9" office:value-type="string">
            <text:p>not(cac:ContractDocumentReference/ca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8</text:p>
          </table:table-cell>
          <table:table-cell table:style-name="ce9" office:value-type="string">
            <text:p>not(cac:ContractDocumentReference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09</text:p>
          </table:table-cell>
          <table:table-cell table:style-name="ce9" office:value-type="string">
            <text:p>not(cac:ContractDocumentReference/cac:ResultOfVer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0</text:p>
          </table:table-cell>
          <table:table-cell table:style-name="ce9" office:value-type="string">
            <text:p>not(cac:AdditionalDocumentReference/cbc:Copy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1</text:p>
          </table:table-cell>
          <table:table-cell table:style-name="ce9" office:value-type="string">
            <text:p>not(cac:AdditionalDocument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2</text:p>
          </table:table-cell>
          <table:table-cell table:style-name="ce9" office:value-type="string">
            <text:p>not(cac:AdditionalDocumentReference/cbc:Iss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3</text:p>
          </table:table-cell>
          <table:table-cell table:style-name="ce9" office:value-type="string">
            <text:p>not(cac:AdditionalDocumentReference/cbc:Issue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4</text:p>
          </table:table-cell>
          <table:table-cell table:style-name="ce9" office:value-type="string">
            <text:p>not(cac:AdditionalDocumentReference/cbc:Document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5</text:p>
          </table:table-cell>
          <table:table-cell table:style-name="ce9" office:value-type="string">
            <text:p>not(cac:AdditionalDocumentReference/cbc:Xpat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6</text:p>
          </table:table-cell>
          <table:table-cell table:style-name="ce9" office:value-type="string">
            <text:p>not(cac:AdditionalDocumentReference/cbc:Languag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7</text:p>
          </table:table-cell>
          <table:table-cell table:style-name="ce9" office:value-type="string">
            <text:p>not(cac:AdditionalDocumentReference/cbc:Local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8</text:p>
          </table:table-cell>
          <table:table-cell table:style-name="ce9" office:value-type="string">
            <text:p>not(cac:AdditionalDocumentReference/cbc:Vers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19</text:p>
          </table:table-cell>
          <table:table-cell table:style-name="ce9" office:value-type="string">
            <text:p>not(cac:AdditionalDocumentReference/cbc:Document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20</text:p>
          </table:table-cell>
          <table:table-cell table:style-name="ce9" office:value-type="string">
            <text:p>not(cac:AdditionalDocumentReference/cbc:Document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21</text:p>
          </table:table-cell>
          <table:table-cell table:style-name="ce9" office:value-type="string">
            <text:p>not(cac:AdditionalDocumentReference/cac:Attachment/cac:ExternalReference/cbc:DocumentHash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2</text:p>
          </table:table-cell>
          <table:table-cell table:style-name="ce9" office:value-type="string">
            <text:p>not(cac:AdditionalDocumentReference/cac:Attachment/cac:ExternalReference/cbc:HashAlgorithmMeth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23</text:p>
          </table:table-cell>
          <table:table-cell table:style-name="ce9" office:value-type="string">
            <text:p>not(cac:AdditionalDocumentReference/cac:Attachment/cac:ExternalReference/cbc:Expiry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24</text:p>
          </table:table-cell>
          <table:table-cell table:style-name="ce9" office:value-type="string">
            <text:p>not(cac:AdditionalDocumentReference/cac:Attachment/cac:ExternalReference/cbc:Expiry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25</text:p>
          </table:table-cell>
          <table:table-cell table:style-name="ce9" office:value-type="string">
            <text:p>not(cac:AdditionalDocumentReference/cac:Attachment/cac:ExternalReference/cbc:Mim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26</text:p>
          </table:table-cell>
          <table:table-cell table:style-name="ce9" office:value-type="string">
            <text:p>not(cac:AdditionalDocumentReference/cac:Attachment/cac:ExternalReference/cbc:Forma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27</text:p>
          </table:table-cell>
          <table:table-cell table:style-name="ce9" office:value-type="string">
            <text:p>not(cac:AdditionalDocumentReference/cac:Attachment/cac:ExternalReference/cbc:Encoding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8</text:p>
          </table:table-cell>
          <table:table-cell table:style-name="ce9" office:value-type="string">
            <text:p>not(cac:AdditionalDocumentReference/cac:Attachment/cac:ExternalReference/cbc:CharacterSe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29</text:p>
          </table:table-cell>
          <table:table-cell table:style-name="ce9" office:value-type="string">
            <text:p>not(cac:AdditionalDocumentReference/cac:Attachment/cac:ExternalReference/cbc:File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0</text:p>
          </table:table-cell>
          <table:table-cell table:style-name="ce9" office:value-type="string">
            <text:p>not(cac:AdditionalDocumentReference/cac:Attachment/cac:ExternalReference/cbc:Descripr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1</text:p>
          </table:table-cell>
          <table:table-cell table:style-name="ce9" office:value-type="string">
            <text:p>not(cac:AdditionalDocumentReference/ca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2</text:p>
          </table:table-cell>
          <table:table-cell table:style-name="ce9" office:value-type="string">
            <text:p>not(cac:AdditionalDocumentReference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3</text:p>
          </table:table-cell>
          <table:table-cell table:style-name="ce9" office:value-type="string">
            <text:p>not(cac:AdditionalDocumentReference/cac:ResultOfVer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4</text:p>
          </table:table-cell>
          <table:table-cell table:style-name="ce9" office:value-type="string">
            <text:p>not(cac:Project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5</text:p>
          </table:table-cell>
          <table:table-cell table:style-name="ce9" office:value-type="string">
            <text:p>not(cac:ProjectReference/cbc:Iss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6</text:p>
          </table:table-cell>
          <table:table-cell table:style-name="ce9" office:value-type="string">
            <text:p>not(cac:ProjectReference/cac:WorkPhase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7</text:p>
          </table:table-cell>
          <table:table-cell table:style-name="ce9" office:value-type="string">
            <text:p>not(cac:Signatu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8</text:p>
          </table:table-cell>
          <table:table-cell table:style-name="ce9" office:value-type="string">
            <text:p>not(cac:AccountingSupplierParty/cbc:CustomerAssignedAccount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39</text:p>
          </table:table-cell>
          <table:table-cell table:style-name="ce9" office:value-type="string">
            <text:p>not(cac:AccountingSupplierParty/cbc:AdditionalAccount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0</text:p>
          </table:table-cell>
          <table:table-cell table:style-name="ce9" office:value-type="string">
            <text:p>not(cac:AccountingSupplierParty/cbc:DataSendingCapabili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1</text:p>
          </table:table-cell>
          <table:table-cell table:style-name="ce9" office:value-type="string">
            <text:p>not(cac:AccountingSupplierParty/cac:Party/cbc:MarkCare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2</text:p>
          </table:table-cell>
          <table:table-cell table:style-name="ce9" office:value-type="string">
            <text:p>not(cac:AccountingSupplierParty/cac:Party/cbc:MarkAttention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3</text:p>
          </table:table-cell>
          <table:table-cell table:style-name="ce9" office:value-type="string">
            <text:p>not(cac:AccountingSupplierParty/cac:Party/cbc:Website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4</text:p>
          </table:table-cell>
          <table:table-cell table:style-name="ce9" office:value-type="string">
            <text:p>not(cac:AccountingSupplierParty/cac:Party/cbc:LogoReferenc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5</text:p>
          </table:table-cell>
          <table:table-cell table:style-name="ce9" office:value-type="string">
            <text:p>not(cac:AccountingSupplierParty/cac:Party/cbc:IndustryClassificati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6</text:p>
          </table:table-cell>
          <table:table-cell table:style-name="ce9" office:value-type="string">
            <text:p>not(cac:AccountingSupplierParty/cac:Party/cac:Langua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7</text:p>
          </table:table-cell>
          <table:table-cell table:style-name="ce9" office:value-type="string">
            <text:p>not(cac:AccountingSupplierParty/cac:Party/cac:PostalAddress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8</text:p>
          </table:table-cell>
          <table:table-cell table:style-name="ce9" office:value-type="string">
            <text:p>not(cac:AccountingSupplierParty/cac:Party/cac:PostalAddress/cbc:Address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49</text:p>
          </table:table-cell>
          <table:table-cell table:style-name="ce9" office:value-type="string">
            <text:p>not(cac:AccountingSupplierParty/cac:Party/cac:PostalAddress/cbc:AddressForma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0</text:p>
          </table:table-cell>
          <table:table-cell table:style-name="ce9" office:value-type="string">
            <text:p>not(cac:AccountingSupplierParty/cac:Party/cac:PostalAddress/cbc:Postbox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1</text:p>
          </table:table-cell>
          <table:table-cell table:style-name="ce9" office:value-type="string">
            <text:p>not(cac:AccountingSupplierParty/cac:Party/cac:PostalAddress/cbc:Flo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2</text:p>
          </table:table-cell>
          <table:table-cell table:style-name="ce9" office:value-type="string">
            <text:p>not(cac:AccountingSupplierParty/cac:Party/cac:PostalAddress/cbc:Room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3</text:p>
          </table:table-cell>
          <table:table-cell table:style-name="ce9" office:value-type="string">
            <text:p>not(cac:AccountingSupplierParty/cac:Party/cac:PostalAddress/cbc:Block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4</text:p>
          </table:table-cell>
          <table:table-cell table:style-name="ce9" office:value-type="string">
            <text:p>not(cac:AccountingSupplierParty/cac:Party/cac:PostalAddress/cbc:Building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5</text:p>
          </table:table-cell>
          <table:table-cell table:style-name="ce9" office:value-type="string">
            <text:p>not(cac:AccountingSupplierParty/cac:Party/cac:PostalAddress/cbc:BuildingNumbe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6</text:p>
          </table:table-cell>
          <table:table-cell table:style-name="ce9" office:value-type="string">
            <text:p>not(cac:AccountingSupplierParty/cac:Party/cac:PostalAddress/cbc:InhouseMai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7</text:p>
          </table:table-cell>
          <table:table-cell table:style-name="ce9" office:value-type="string">
            <text:p>not(cac:AccountingSupplierParty/cac:Party/cac:PostalAddress/cbc:Depart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8</text:p>
          </table:table-cell>
          <table:table-cell table:style-name="ce9" office:value-type="string">
            <text:p>not(cac:AccountingSupplierParty/cac:Party/cac:PostalAddress/cbc:MarkAtten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59</text:p>
          </table:table-cell>
          <table:table-cell table:style-name="ce9" office:value-type="string">
            <text:p>not(cac:AccountingSupplierParty/cac:Party/cac:PostalAddress/cbc:MarkCa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0</text:p>
          </table:table-cell>
          <table:table-cell table:style-name="ce9" office:value-type="string">
            <text:p>not(cac:AccountingSupplierParty/cac:Party/cac:PostalAddress/cbc:PlotIdent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1</text:p>
          </table:table-cell>
          <table:table-cell table:style-name="ce9" office:value-type="string">
            <text:p>not(cac:AccountingSupplierParty/cac:Party/cac:PostalAddress/cbc:CitySubdivision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2</text:p>
          </table:table-cell>
          <table:table-cell table:style-name="ce9" office:value-type="string">
            <text:p>not(cac:AccountingSupplierParty/cac:Party/cac:PostalAddress/cbc:CountrySubentit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3</text:p>
          </table:table-cell>
          <table:table-cell table:style-name="ce9" office:value-type="string">
            <text:p>not(cac:AccountingSupplierParty/cac:Party/cac:PostalAddress/cbc:Reg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4</text:p>
          </table:table-cell>
          <table:table-cell table:style-name="ce9" office:value-type="string">
            <text:p>not(cac:AccountingSupplierParty/cac:Party/cac:PostalAddress/cbc:Distri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5</text:p>
          </table:table-cell>
          <table:table-cell table:style-name="ce9" office:value-type="string">
            <text:p>not(cac:AccountingSupplierParty/cac:Party/cac:PostalAddress/cbc:TimezoneOffse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6</text:p>
          </table:table-cell>
          <table:table-cell table:style-name="ce9" office:value-type="string">
            <text:p>not(cac:AccountingSupplierParty/cac:Party/cac:PostalAddress/cac:Country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7</text:p>
          </table:table-cell>
          <table:table-cell table:style-name="ce9" office:value-type="string">
            <text:p>not(cac:AccountingSupplierParty/cac:Party/cac:PostalAddress/cac:LocationCoordin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8</text:p>
          </table:table-cell>
          <table:table-cell table:style-name="ce9" office:value-type="string">
            <text:p>not(cac:AccountingSupplierParty/cac:Party/cac:PhysicalLo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69</text:p>
          </table:table-cell>
          <table:table-cell table:style-name="ce9" office:value-type="string">
            <text:p>not(cac:AccountingSupplierParty/cac:Party/cac:PartyTaxScheme/cbc:Registration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70</text:p>
          </table:table-cell>
          <table:table-cell table:style-name="ce9" office:value-type="string">
            <text:p>not(cac:AccountingSupplierParty/cac:Party/cac:PartyTaxScheme/cbc:TaxLevel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71</text:p>
          </table:table-cell>
          <table:table-cell table:style-name="ce9" office:value-type="string">
            <text:p>not(cac:AccountingSupplierParty/cac:Party/cac:PartyTaxScheme/cbc:ExemptionReas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72</text:p>
          </table:table-cell>
          <table:table-cell table:style-name="ce9" office:value-type="string">
            <text:p>not(cac:AccountingSupplierParty/cac:Party/cac:PartyTaxScheme/cbc:ExemptionRea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73</text:p>
          </table:table-cell>
          <table:table-cell table:style-name="ce9" office:value-type="string">
            <text:p>not(cac:AccountingSupplierParty/cac:Party/cac:PartyTaxScheme/cac:Registrat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74</text:p>
          </table:table-cell>
          <table:table-cell table:style-name="ce9" office:value-type="string">
            <text:p>not(cac:AccountingSupplierParty/cac:Party/cac:PartyTaxScheme/cac:TaxScheme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75</text:p>
          </table:table-cell>
          <table:table-cell table:style-name="ce9" office:value-type="string">
            <text:p>not(cac:AccountingSupplierParty/cac:Party/cac:PartyTaxScheme/cac:TaxScheme/cbc:Tax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76</text:p>
          </table:table-cell>
          <table:table-cell table:style-name="ce9" office:value-type="string">
            <text:p>not(cac:AccountingSupplierParty/cac:Party/cac:PartyTaxScheme/cac:TaxScheme/cbc: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7</text:p>
          </table:table-cell>
          <table:table-cell table:style-name="ce9" office:value-type="string">
            <text:p>not(cac:AccountingSupplierParty/cac:Party/cac:PartyTaxScheme/cac:TaxScheme/cac:JurisdictionReg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78</text:p>
          </table:table-cell>
          <table:table-cell table:style-name="ce9" office:value-type="string">
            <text:p>not(cac:AccountingSupplierParty/cac:Party/cac:PartyLegalEntity/cbc:Registration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79</text:p>
          </table:table-cell>
          <table:table-cell table:style-name="ce9" office:value-type="string">
            <text:p>not(cac:AccountingSupplierParty/cac:Party/cac:PartyLegalEntity/cbc:RegistrationExpiration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80</text:p>
          </table:table-cell>
          <table:table-cell table:style-name="ce9" office:value-type="string">
            <text:p>not(cac:AccountingSupplierParty/cac:Party/cac:PartyLegalEntity/cbc:CompanyLegalForm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81</text:p>
          </table:table-cell>
          <table:table-cell table:style-name="ce9" office:value-type="string">
            <text:p>not(cac:AccountingSupplierParty/cac:Party/cac:PartyLegalEntity/cbc:SoleProprietorship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2</text:p>
          </table:table-cell>
          <table:table-cell table:style-name="ce9" office:value-type="string">
            <text:p>not(cac:AccountingSupplierParty/cac:Party/cac:PartyLegalEntity/cbc:CompanyLiquidation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83</text:p>
          </table:table-cell>
          <table:table-cell table:style-name="ce9" office:value-type="string">
            <text:p>not(cac:AccountingSupplierParty/cac:Party/cac:PartyLegalEntity/cbc:CorporationStock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84</text:p>
          </table:table-cell>
          <table:table-cell table:style-name="ce9" office:value-type="string">
            <text:p>not(cac:AccountingSupplierParty/cac:Party/cac:PartyLegalEntity/cbc:FullyPaidShares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85</text:p>
          </table:table-cell>
          <table:table-cell table:style-name="ce9" office:value-type="string">
            <text:p>not(cac:AccountingSupplierParty/cac:Party/cac:PartyLegalEntity/cac:Registrat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86</text:p>
          </table:table-cell>
          <table:table-cell table:style-name="ce9" office:value-type="string">
            <text:p>not(cac:AccountingSupplierParty/cac:Party/cac:PartyLegalEntity/cac:CorporateRegistrationSche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87</text:p>
          </table:table-cell>
          <table:table-cell table:style-name="ce9" office:value-type="string">
            <text:p>not(cac:AccountingSupplierParty/cac:Party/cac:PartyLegalEntity/cac:HeadOffice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88</text:p>
          </table:table-cell>
          <table:table-cell table:style-name="ce9" office:value-type="string">
            <text:p>not(cac:AccountingSupplierParty/cac:Party/cac:PartyLegalEntity/cac:Sharehold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89</text:p>
          </table:table-cell>
          <table:table-cell table:style-name="ce9" office:value-type="string">
            <text:p>not(cac:AccountingSupplierParty/cac:Party/cac:Contact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0</text:p>
          </table:table-cell>
          <table:table-cell table:style-name="ce9" office:value-type="string">
            <text:p>not(cac:AccountingSupplierParty/cac:Party/cac:Contact/cbc:Telefax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1</text:p>
          </table:table-cell>
          <table:table-cell table:style-name="ce9" office:value-type="string">
            <text:p>not(cac:AccountingSupplierParty/cac:Party/cac:Contact/cbc:No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2</text:p>
          </table:table-cell>
          <table:table-cell table:style-name="ce9" office:value-type="string">
            <text:p>not(cac:AccountingSupplierParty/cac:Party/cac:Contact/cac:OtherCommun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3</text:p>
          </table:table-cell>
          <table:table-cell table:style-name="ce9" office:value-type="string">
            <text:p>not(cac:AccountingSupplierParty/cac:Party/cac:Per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4</text:p>
          </table:table-cell>
          <table:table-cell table:style-name="ce9" office:value-type="string">
            <text:p>not(cac:AccountingSupplierParty/cac:Party/cac:Agent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5</text:p>
          </table:table-cell>
          <table:table-cell table:style-name="ce9" office:value-type="string">
            <text:p>not(cac:AccountingSupplierParty/cac:Party/cac:ServiceProvid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6</text:p>
          </table:table-cell>
          <table:table-cell table:style-name="ce9" office:value-type="string">
            <text:p>not(cac:AccountingSupplierParty/cac:Party/cac:PowerOfAttorne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7</text:p>
          </table:table-cell>
          <table:table-cell table:style-name="ce9" office:value-type="string">
            <text:p>not(cac:AccountingSupplierParty/cac:Party/cac:FinancialAcc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8</text:p>
          </table:table-cell>
          <table:table-cell table:style-name="ce9" office:value-type="string">
            <text:p>not(cac:AccountingSupplierParty/cac:DespatchConta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199</text:p>
          </table:table-cell>
          <table:table-cell table:style-name="ce9" office:value-type="string">
            <text:p>not(cac:AccountingSupplierParty/cac:AccountingConta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0</text:p>
          </table:table-cell>
          <table:table-cell table:style-name="ce9" office:value-type="string">
            <text:p>not(cac:AccountingSupplierParty/cac:SellerConta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1</text:p>
          </table:table-cell>
          <table:table-cell table:style-name="ce9" office:value-type="string">
            <text:p>not(cac:AccountingCustomerParty/cbc:CustomerAssignedAccount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2</text:p>
          </table:table-cell>
          <table:table-cell table:style-name="ce9" office:value-type="string">
            <text:p>not(cac:AccountingCustomerParty/cbc:SupplierAssignedAccount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3</text:p>
          </table:table-cell>
          <table:table-cell table:style-name="ce9" office:value-type="string">
            <text:p>not(cac:AccountingCustomerParty/cbc:AdditionalAccount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4</text:p>
          </table:table-cell>
          <table:table-cell table:style-name="ce9" office:value-type="string">
            <text:p>not(cac:AccountingCustomerParty/cac:Party/cbc:MarkCare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5</text:p>
          </table:table-cell>
          <table:table-cell table:style-name="ce9" office:value-type="string">
            <text:p>not(cac:AccountingCustomerParty/cac:Party/cbc:MarkAttention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6</text:p>
          </table:table-cell>
          <table:table-cell table:style-name="ce9" office:value-type="string">
            <text:p>not(cac:AccountingCustomerParty/cac:Party/cbc:Website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7</text:p>
          </table:table-cell>
          <table:table-cell table:style-name="ce9" office:value-type="string">
            <text:p>not(cac:AccountingCustomerParty/cac:Party/cbc:LogoReferenc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8</text:p>
          </table:table-cell>
          <table:table-cell table:style-name="ce9" office:value-type="string">
            <text:p>not(cac:AccountingCustomerParty/cac:Party/cbc:IndustryClassificati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09</text:p>
          </table:table-cell>
          <table:table-cell table:style-name="ce9" office:value-type="string">
            <text:p>not(cac:AccountingCustomerParty/cac:Party/cac:Langua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0</text:p>
          </table:table-cell>
          <table:table-cell table:style-name="ce9" office:value-type="string">
            <text:p>not(cac:AccountingCustomerParty/cac:Party/cac:PostalAddress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1</text:p>
          </table:table-cell>
          <table:table-cell table:style-name="ce9" office:value-type="string">
            <text:p>not(cac:AccountingCustomerParty/cac:Party/cac:PostalAddress/cbc:Address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2</text:p>
          </table:table-cell>
          <table:table-cell table:style-name="ce9" office:value-type="string">
            <text:p>not(cac:AccountingCustomerParty/cac:Party/cac:PostalAddress/cbc:AddressForma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3</text:p>
          </table:table-cell>
          <table:table-cell table:style-name="ce9" office:value-type="string">
            <text:p>not(cac:AccountingCustomerParty/cac:Party/cac:PostalAddress/cbc:Postbox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4</text:p>
          </table:table-cell>
          <table:table-cell table:style-name="ce9" office:value-type="string">
            <text:p>not(cac:AccountingCustomerParty/cac:Party/cac:PostalAddress/cbc:Flo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5</text:p>
          </table:table-cell>
          <table:table-cell table:style-name="ce9" office:value-type="string">
            <text:p>not(cac:AccountingCustomerParty/cac:Party/cac:PostalAddress/cbc:Room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6</text:p>
          </table:table-cell>
          <table:table-cell table:style-name="ce9" office:value-type="string">
            <text:p>not(cac:AccountingCustomerParty/cac:Party/cac:PostalAddress/cbc:Block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7</text:p>
          </table:table-cell>
          <table:table-cell table:style-name="ce9" office:value-type="string">
            <text:p>not(cac:AccountingCustomerParty/cac:Party/cac:PostalAddress/cbc:Building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8</text:p>
          </table:table-cell>
          <table:table-cell table:style-name="ce9" office:value-type="string">
            <text:p>not(cac:AccountingCustomerParty/cac:Party/cac:PostalAddress/cbc:BuildingNumbe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19</text:p>
          </table:table-cell>
          <table:table-cell table:style-name="ce9" office:value-type="string">
            <text:p>not(cac:AccountingCustomerParty/cac:Party/cac:PostalAddress/cbc:InhouseMai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0</text:p>
          </table:table-cell>
          <table:table-cell table:style-name="ce9" office:value-type="string">
            <text:p>not(cac:AccountingCustomerParty/cac:Party/cac:PostalAddress/cbc:Depart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1</text:p>
          </table:table-cell>
          <table:table-cell table:style-name="ce9" office:value-type="string">
            <text:p>not(cac:AccountingCustomerParty/cac:Party/cac:PostalAddress/cbc:MarkAtten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2</text:p>
          </table:table-cell>
          <table:table-cell table:style-name="ce9" office:value-type="string">
            <text:p>not(cac:AccountingCustomerParty/cac:Party/cac:PostalAddress/cbc:MarkCa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3</text:p>
          </table:table-cell>
          <table:table-cell table:style-name="ce9" office:value-type="string">
            <text:p>not(cac:AccountingCustomerParty/cac:Party/cac:PostalAddress/cbc:PlotIdent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4</text:p>
          </table:table-cell>
          <table:table-cell table:style-name="ce9" office:value-type="string">
            <text:p>not(cac:AccountingCustomerParty/cac:Party/cac:PostalAddress/cbc:CitySubdivision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5</text:p>
          </table:table-cell>
          <table:table-cell table:style-name="ce9" office:value-type="string">
            <text:p>not(cac:AccountingCustomerParty/cac:Party/cac:PostalAddress/cbc:CountrySubentit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6</text:p>
          </table:table-cell>
          <table:table-cell table:style-name="ce9" office:value-type="string">
            <text:p>not(cac:AccountingCustomerParty/cac:Party/cac:PostalAddress/cbc:Reg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7</text:p>
          </table:table-cell>
          <table:table-cell table:style-name="ce9" office:value-type="string">
            <text:p>not(cac:AccountingCustomerParty/cac:Party/cac:PostalAddress/cbc:Distri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8</text:p>
          </table:table-cell>
          <table:table-cell table:style-name="ce9" office:value-type="string">
            <text:p>not(cac:AccountingCustomerParty/cac:Party/cac:PostalAddress/cbc:TimezoneOffse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29</text:p>
          </table:table-cell>
          <table:table-cell table:style-name="ce9" office:value-type="string">
            <text:p>not(cac:AccountingCustomerParty/cac:Party/cac:PostalAddress/cac:Country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0</text:p>
          </table:table-cell>
          <table:table-cell table:style-name="ce9" office:value-type="string">
            <text:p>not(cac:AccountingCustomerParty/cac:Party/cac:PostalAddress/cac:LocationCoordin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1</text:p>
          </table:table-cell>
          <table:table-cell table:style-name="ce9" office:value-type="string">
            <text:p>not(cac:AccountingCustomerParty/cac:Party/cac:PhysicalLo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2</text:p>
          </table:table-cell>
          <table:table-cell table:style-name="ce9" office:value-type="string">
            <text:p>not(cac:AccountingCustomerParty/cac:Party/cac:PartyTaxScheme/cbc:Registration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3</text:p>
          </table:table-cell>
          <table:table-cell table:style-name="ce9" office:value-type="string">
            <text:p>not(cac:AccountingCustomerParty/cac:Party/cac:PartyTaxScheme/cbc:TaxLevel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4</text:p>
          </table:table-cell>
          <table:table-cell table:style-name="ce9" office:value-type="string">
            <text:p>not(cac:AccountingCustomerParty/cac:Party/cac:PartyTaxScheme/cbc:ExemptionReas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5</text:p>
          </table:table-cell>
          <table:table-cell table:style-name="ce9" office:value-type="string">
            <text:p>not(cac:AccountingCustomerParty/cac:Party/cac:PartyTaxScheme/cbc:ExemptionRea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6</text:p>
          </table:table-cell>
          <table:table-cell table:style-name="ce9" office:value-type="string">
            <text:p>not(cac:AccountingCustomerParty/cac:Party/cac:PartyTaxScheme/cac:Registrat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7</text:p>
          </table:table-cell>
          <table:table-cell table:style-name="ce9" office:value-type="string">
            <text:p>not(cac:AccountingCustomerParty/cac:Party/cac:PartyTaxScheme/cac:TaxScheme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38</text:p>
          </table:table-cell>
          <table:table-cell table:style-name="ce9" office:value-type="string">
            <text:p>not(cac:AccountingCustomerParty/cac:Party/cac:PartyTaxScheme/cac:TaxScheme/cbc:Tax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9</text:p>
          </table:table-cell>
          <table:table-cell table:style-name="ce9" office:value-type="string">
            <text:p>not(cac:AccountingCustomerParty/cac:Party/cac:PartyTaxScheme/cac:TaxScheme/cbc: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0</text:p>
          </table:table-cell>
          <table:table-cell table:style-name="ce9" office:value-type="string">
            <text:p>not(cac:AccountingCustomerParty/cac:Party/cac:PartyTaxScheme/cac:TaxScheme/cac:JurisdictionReg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41</text:p>
          </table:table-cell>
          <table:table-cell table:style-name="ce9" office:value-type="string">
            <text:p>not(cac:AccountingCustomerParty/cac:Party/cac:PartyLegalEntity/cbc:Registration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42</text:p>
          </table:table-cell>
          <table:table-cell table:style-name="ce9" office:value-type="string">
            <text:p>not(cac:AccountingCustomerParty/cac:Party/cac:PartyLegalEntity/cbc:RegistrationExpiration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43</text:p>
          </table:table-cell>
          <table:table-cell table:style-name="ce9" office:value-type="string">
            <text:p>not(cac:AccountingCustomerParty/cac:Party/cac:PartyLegalEntity/cbc:CompanyLegalForm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44</text:p>
          </table:table-cell>
          <table:table-cell table:style-name="ce9" office:value-type="string">
            <text:p>not(cac:AccountingCustomerParty/cac:Party/cac:PartyLegalEntity/cbc:CompanyLegalForm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45</text:p>
          </table:table-cell>
          <table:table-cell table:style-name="ce9" office:value-type="string">
            <text:p>not(cac:AccountingCustomerParty/cac:Party/cac:PartyLegalEntity/cbc:SoleProprietorship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6</text:p>
          </table:table-cell>
          <table:table-cell table:style-name="ce9" office:value-type="string">
            <text:p>not(cac:AccountingCustomerParty/cac:Party/cac:PartyLegalEntity/cbc:CompanyLiquidation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47</text:p>
          </table:table-cell>
          <table:table-cell table:style-name="ce9" office:value-type="string">
            <text:p>not(cac:AccountingCustomerParty/cac:Party/cac:PartyLegalEntity/cbc:CorporationStock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48</text:p>
          </table:table-cell>
          <table:table-cell table:style-name="ce9" office:value-type="string">
            <text:p>not(cac:AccountingCustomerParty/cac:Party/cac:PartyLegalEntity/cbc:FullyPaidShares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49</text:p>
          </table:table-cell>
          <table:table-cell table:style-name="ce9" office:value-type="string">
            <text:p>not(cac:AccountingCustomerParty/cac:Party/cac:PartyLegalEntity/cac:Registrat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0</text:p>
          </table:table-cell>
          <table:table-cell table:style-name="ce9" office:value-type="string">
            <text:p>not(cac:AccountingCustomerParty/cac:Party/cac:PartyLegalEntity/cac:CorporateRegistrationSche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1</text:p>
          </table:table-cell>
          <table:table-cell table:style-name="ce9" office:value-type="string">
            <text:p>not(cac:AccountingCustomerParty/cac:Party/cac:PartyLegalEntity/cac:HeadOffice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2</text:p>
          </table:table-cell>
          <table:table-cell table:style-name="ce9" office:value-type="string">
            <text:p>not(cac:AccountingCustomerParty/cac:Party/cac:PartyLegalEntity/cac:Sharehold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3</text:p>
          </table:table-cell>
          <table:table-cell table:style-name="ce9" office:value-type="string">
            <text:p>not(cac:AccountingCustomerParty/cac:Party/cac:Contact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4</text:p>
          </table:table-cell>
          <table:table-cell table:style-name="ce9" office:value-type="string">
            <text:p>not(cac:AccountingCustomerParty/cac:Party/cac:Contact/cbc:Telefax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5</text:p>
          </table:table-cell>
          <table:table-cell table:style-name="ce9" office:value-type="string">
            <text:p>not(cac:AccountingCustomerParty/cac:Party/cac:Contact/cbc:No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6</text:p>
          </table:table-cell>
          <table:table-cell table:style-name="ce9" office:value-type="string">
            <text:p>not(cac:AccountingCustomerParty/cac:Party/cac:Contact/cac:OtherCommun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7</text:p>
          </table:table-cell>
          <table:table-cell table:style-name="ce9" office:value-type="string">
            <text:p>not(cac:AccountingCustomerParty/cac:Party/cac:Per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8</text:p>
          </table:table-cell>
          <table:table-cell table:style-name="ce9" office:value-type="string">
            <text:p>not(cac:AccountingCustomerParty/cac:Party/cac:Agent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59</text:p>
          </table:table-cell>
          <table:table-cell table:style-name="ce9" office:value-type="string">
            <text:p>not(cac:AccountingCustomerParty/cac:Party/cac:ServiceProvid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0</text:p>
          </table:table-cell>
          <table:table-cell table:style-name="ce9" office:value-type="string">
            <text:p>not(cac:AccountingCustomerParty/cac:Party/cac:PowerOfAttorne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1</text:p>
          </table:table-cell>
          <table:table-cell table:style-name="ce9" office:value-type="string">
            <text:p>not(cac:AccountingCustomerParty/cac:Party/cac:FinancialAcc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2</text:p>
          </table:table-cell>
          <table:table-cell table:style-name="ce9" office:value-type="string">
            <text:p>not(cac:AccountingCustomerParty/cac:DeliveryConta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3</text:p>
          </table:table-cell>
          <table:table-cell table:style-name="ce9" office:value-type="string">
            <text:p>not(cac:AccountingCustomerParty/cac:AccountingConta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4</text:p>
          </table:table-cell>
          <table:table-cell table:style-name="ce9" office:value-type="string">
            <text:p>not(cac:AccountingCustomerParty/cac:BuyerConta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5</text:p>
          </table:table-cell>
          <table:table-cell table:style-name="ce9" office:value-type="string">
            <text:p>not(cac:PayeeParty/cbc:MarkCare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6</text:p>
          </table:table-cell>
          <table:table-cell table:style-name="ce9" office:value-type="string">
            <text:p>not(cac:PayeeParty/cbc:MarkAttention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7</text:p>
          </table:table-cell>
          <table:table-cell table:style-name="ce9" office:value-type="string">
            <text:p>not(cac:PayeeParty/cbc:Website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8</text:p>
          </table:table-cell>
          <table:table-cell table:style-name="ce9" office:value-type="string">
            <text:p>not(cac:PayeeParty/cbc:LogoReferenc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69</text:p>
          </table:table-cell>
          <table:table-cell table:style-name="ce9" office:value-type="string">
            <text:p>not(cac:PayeeParty/cbc:Endpoint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0</text:p>
          </table:table-cell>
          <table:table-cell table:style-name="ce9" office:value-type="string">
            <text:p>not(cac:PayeeParty/cbc:IndustryClassificati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1</text:p>
          </table:table-cell>
          <table:table-cell table:style-name="ce9" office:value-type="string">
            <text:p>not(cac:PayeeParty/cac:Langua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2</text:p>
          </table:table-cell>
          <table:table-cell table:style-name="ce9" office:value-type="string">
            <text:p>not(cac:PayeeParty/cac:Postal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3</text:p>
          </table:table-cell>
          <table:table-cell table:style-name="ce9" office:value-type="string">
            <text:p>not(cac:PayeeParty/cac:PhysicalLo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4</text:p>
          </table:table-cell>
          <table:table-cell table:style-name="ce9" office:value-type="string">
            <text:p>not(cac:PayeeParty/cac:PartyTaxSche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5</text:p>
          </table:table-cell>
          <table:table-cell table:style-name="ce9" office:value-type="string">
            <text:p>not(cac:PayeeParty/cac:PartyLegalEntity/cbc:Registration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6</text:p>
          </table:table-cell>
          <table:table-cell table:style-name="ce9" office:value-type="string">
            <text:p>not(cac:PayeeParty/cac:PartyLegalEntity/cbc:Registration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7</text:p>
          </table:table-cell>
          <table:table-cell table:style-name="ce9" office:value-type="string">
            <text:p>not(cac:PayeeParty/cac:PartyLegalEntity/cbc:RegistrationExpiration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8</text:p>
          </table:table-cell>
          <table:table-cell table:style-name="ce9" office:value-type="string">
            <text:p>not(cac:PayeeParty/cac:PartyLegalEntity/cbc:CompanyLegalForm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79</text:p>
          </table:table-cell>
          <table:table-cell table:style-name="ce9" office:value-type="string">
            <text:p>not(cac:PayeeParty/cac:PartyLegalEntity/cbc:CompanyLegalForm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0</text:p>
          </table:table-cell>
          <table:table-cell table:style-name="ce9" office:value-type="string">
            <text:p>not(cac:PayeeParty/cac:PartyLegalEntity/cbc:SoleProprietorship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1</text:p>
          </table:table-cell>
          <table:table-cell table:style-name="ce9" office:value-type="string">
            <text:p>not(cac:PayeeParty/cac:PartyLegalEntity/cbc:CompanyLiquidation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2</text:p>
          </table:table-cell>
          <table:table-cell table:style-name="ce9" office:value-type="string">
            <text:p>not(cac:PayeeParty/cac:PartyLegalEntity/cbc:CorporationStock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3</text:p>
          </table:table-cell>
          <table:table-cell table:style-name="ce9" office:value-type="string">
            <text:p>not(cac:PayeeParty/cac:PartyLegalEntity/cbc:FullyPaidShares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4</text:p>
          </table:table-cell>
          <table:table-cell table:style-name="ce9" office:value-type="string">
            <text:p>not(cac:PayeeParty/cac:PartyLegalEntity/cac:Registrat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5</text:p>
          </table:table-cell>
          <table:table-cell table:style-name="ce9" office:value-type="string">
            <text:p>not(cac:PayeeParty/cac:PartyLegalEntity/cac:CorporateRegistrationSche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6</text:p>
          </table:table-cell>
          <table:table-cell table:style-name="ce9" office:value-type="string">
            <text:p>not(cac:PayeeParty/cac:PartyLegalEntity/cac:HeadOffice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7</text:p>
          </table:table-cell>
          <table:table-cell table:style-name="ce9" office:value-type="string">
            <text:p>not(cac:PayeeParty/cac:PartyLegalEntity/cac:Sharehold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8</text:p>
          </table:table-cell>
          <table:table-cell table:style-name="ce9" office:value-type="string">
            <text:p>not(cac:PayeeParty/cac:Conta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89</text:p>
          </table:table-cell>
          <table:table-cell table:style-name="ce9" office:value-type="string">
            <text:p>not(cac:PayeeParty/cac:Per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0</text:p>
          </table:table-cell>
          <table:table-cell table:style-name="ce9" office:value-type="string">
            <text:p>not(cac:PayeeParty/cac:Agent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1</text:p>
          </table:table-cell>
          <table:table-cell table:style-name="ce9" office:value-type="string">
            <text:p>not(cac:PayeeParty/cac:ServiceProvid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2</text:p>
          </table:table-cell>
          <table:table-cell table:style-name="ce9" office:value-type="string">
            <text:p>not(cac:PayeeParty/cac:PowerOfAttorne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3</text:p>
          </table:table-cell>
          <table:table-cell table:style-name="ce9" office:value-type="string">
            <text:p>not(cac:PayeeParty/cac:FinancialAcc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4</text:p>
          </table:table-cell>
          <table:table-cell table:style-name="ce9" office:value-type="string">
            <text:p>not(cac:BuyerCustom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5</text:p>
          </table:table-cell>
          <table:table-cell table:style-name="ce9" office:value-type="string">
            <text:p>not(cac:SellerCustom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6</text:p>
          </table:table-cell>
          <table:table-cell table:style-name="ce9" office:value-type="string">
            <text:p>not(cac:TaxRepresentativeParty/cbc:MarkCare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7</text:p>
          </table:table-cell>
          <table:table-cell table:style-name="ce9" office:value-type="string">
            <text:p>not(cac:TaxRepresentativeParty/cbc:MarkAttention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8</text:p>
          </table:table-cell>
          <table:table-cell table:style-name="ce9" office:value-type="string">
            <text:p>not(cac:TaxRepresentativeParty/cbc:Website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299</text:p>
          </table:table-cell>
          <table:table-cell table:style-name="ce9" office:value-type="string">
            <text:p>not(cac:TaxRepresentativeParty/cbc:LogoReferenc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0</text:p>
          </table:table-cell>
          <table:table-cell table:style-name="ce9" office:value-type="string">
            <text:p>not(cac:TaxRepresentativeParty/cbc:Endpoint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1</text:p>
          </table:table-cell>
          <table:table-cell table:style-name="ce9" office:value-type="string">
            <text:p>not(cac:TaxRepresentativeParty/cbc:IndustryClassificati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2</text:p>
          </table:table-cell>
          <table:table-cell table:style-name="ce9" office:value-type="string">
            <text:p>not(cac:TaxRepresentativeParty/cac:PartyIdent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3</text:p>
          </table:table-cell>
          <table:table-cell table:style-name="ce9" office:value-type="string">
            <text:p>not(cac:TaxRepresentativeParty/cac:Langua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4</text:p>
          </table:table-cell>
          <table:table-cell table:style-name="ce9" office:value-type="string">
            <text:p>not(cac:TaxRepresentativeParty/cac:PostalAddress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5</text:p>
          </table:table-cell>
          <table:table-cell table:style-name="ce9" office:value-type="string">
            <text:p>not(cac:TaxRepresentativeParty/cac:PostalAddress/cbc:Address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6</text:p>
          </table:table-cell>
          <table:table-cell table:style-name="ce9" office:value-type="string">
            <text:p>not(cac:TaxRepresentativeParty/cac:PostalAddress/cbc:AddressForma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7</text:p>
          </table:table-cell>
          <table:table-cell table:style-name="ce9" office:value-type="string">
            <text:p>not(cac:TaxRepresentativeParty/cac:PostalAddress/cbc:Postbox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8</text:p>
          </table:table-cell>
          <table:table-cell table:style-name="ce9" office:value-type="string">
            <text:p>not(cac:TaxRepresentativeParty/cac:PostalAddress/cbc:Flo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09</text:p>
          </table:table-cell>
          <table:table-cell table:style-name="ce9" office:value-type="string">
            <text:p>not(cac:TaxRepresentativeParty/cac:PostalAddress/cbc:Room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0</text:p>
          </table:table-cell>
          <table:table-cell table:style-name="ce9" office:value-type="string">
            <text:p>not(cac:TaxRepresentativeParty/cac:PostalAddress/cbc:Block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1</text:p>
          </table:table-cell>
          <table:table-cell table:style-name="ce9" office:value-type="string">
            <text:p>not(cac:TaxRepresentativeParty/cac:PostalAddress/cbc:Building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2</text:p>
          </table:table-cell>
          <table:table-cell table:style-name="ce9" office:value-type="string">
            <text:p>not(cac:TaxRepresentativeParty/cac:PostalAddress/cbc:BuildingNumbe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3</text:p>
          </table:table-cell>
          <table:table-cell table:style-name="ce9" office:value-type="string">
            <text:p>not(cac:TaxRepresentativeParty/cac:PostalAddress/cbc:InhouseMai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4</text:p>
          </table:table-cell>
          <table:table-cell table:style-name="ce9" office:value-type="string">
            <text:p>not(cac:TaxRepresentativeParty/cac:PostalAddress/cbc:Depart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5</text:p>
          </table:table-cell>
          <table:table-cell table:style-name="ce9" office:value-type="string">
            <text:p>not(cac:TaxRepresentativeParty/cac:PostalAddress/cbc:MarkAtten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6</text:p>
          </table:table-cell>
          <table:table-cell table:style-name="ce9" office:value-type="string">
            <text:p>not(cac:TaxRepresentativeParty/cac:PostalAddress/cbc:MarkCa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7</text:p>
          </table:table-cell>
          <table:table-cell table:style-name="ce9" office:value-type="string">
            <text:p>not(cac:TaxRepresentativeParty/cac:PostalAddress/cbc:PlotIdent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8</text:p>
          </table:table-cell>
          <table:table-cell table:style-name="ce9" office:value-type="string">
            <text:p>not(cac:TaxRepresentativeParty/cac:PostalAddress/cbc:CitySubdivision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19</text:p>
          </table:table-cell>
          <table:table-cell table:style-name="ce9" office:value-type="string">
            <text:p>not(cac:TaxRepresentativeParty/cac:PostalAddress/cbc:CountrySubentit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0</text:p>
          </table:table-cell>
          <table:table-cell table:style-name="ce9" office:value-type="string">
            <text:p>not(cac:TaxRepresentativeParty/cac:PostalAddress/cbc:Reg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1</text:p>
          </table:table-cell>
          <table:table-cell table:style-name="ce9" office:value-type="string">
            <text:p>not(cac:TaxRepresentativeParty/cac:PostalAddress/cbc:Distri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2</text:p>
          </table:table-cell>
          <table:table-cell table:style-name="ce9" office:value-type="string">
            <text:p>not(cac:TaxRepresentativeParty/cac:PostalAddress/cbc:TimezoneOffse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3</text:p>
          </table:table-cell>
          <table:table-cell table:style-name="ce9" office:value-type="string">
            <text:p>not(cac:TaxRepresentativeParty/cac:PostalAddress/cac:Country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4</text:p>
          </table:table-cell>
          <table:table-cell table:style-name="ce9" office:value-type="string">
            <text:p>not(cac:TaxRepresentativeParty/cac:PostalAddress/cac:LocationCoordin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5</text:p>
          </table:table-cell>
          <table:table-cell table:style-name="ce9" office:value-type="string">
            <text:p>not(cac:TaxRepresentativeParty/cac:PhysicalLo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6</text:p>
          </table:table-cell>
          <table:table-cell table:style-name="ce9" office:value-type="string">
            <text:p>not(cac:TaxRepresentativeParty/cac:PartyTaxScheme/cbc:Registration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7</text:p>
          </table:table-cell>
          <table:table-cell table:style-name="ce9" office:value-type="string">
            <text:p>not(cac:TaxRepresentativeParty/cac:PartyTaxScheme/cbc:TaxLevel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8</text:p>
          </table:table-cell>
          <table:table-cell table:style-name="ce9" office:value-type="string">
            <text:p>not(cac:TaxRepresentativeParty/cac:PartyTaxScheme/cbc:ExemptionReas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29</text:p>
          </table:table-cell>
          <table:table-cell table:style-name="ce9" office:value-type="string">
            <text:p>not(cac:TaxRepresentativeParty/cac:PartyTaxScheme/cbc:ExemptionRea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0</text:p>
          </table:table-cell>
          <table:table-cell table:style-name="ce9" office:value-type="string">
            <text:p>not(cac:TaxRepresentativeParty/cac:PartyTaxScheme/cac:Registrat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1</text:p>
          </table:table-cell>
          <table:table-cell table:style-name="ce9" office:value-type="string">
            <text:p>not(cac:TaxRepresentativeParty/cac:PartyTaxScheme/cac:TaxScheme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2</text:p>
          </table:table-cell>
          <table:table-cell table:style-name="ce9" office:value-type="string">
            <text:p>not(cac:TaxRepresentativeParty/cac:PartyTaxScheme/cac:TaxScheme/cbc:Tax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3</text:p>
          </table:table-cell>
          <table:table-cell table:style-name="ce9" office:value-type="string">
            <text:p>not(cac:TaxRepresentativeParty/cac:PartyTaxScheme/cac:TaxScheme/cbc: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4</text:p>
          </table:table-cell>
          <table:table-cell table:style-name="ce9" office:value-type="string">
            <text:p>not(cac:TaxRepresentativeParty/cac:PartyTaxScheme/cac:TaxScheme/cac:JurisdictionReg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5</text:p>
          </table:table-cell>
          <table:table-cell table:style-name="ce9" office:value-type="string">
            <text:p>not(cac:TaxRepresentativeParty/cac:PartyLegalEnti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6</text:p>
          </table:table-cell>
          <table:table-cell table:style-name="ce9" office:value-type="string">
            <text:p>not(cac:TaxRepresentativeParty/cac:Conta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7</text:p>
          </table:table-cell>
          <table:table-cell table:style-name="ce9" office:value-type="string">
            <text:p>not(cac:TaxRepresentativeParty/cac:Per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8</text:p>
          </table:table-cell>
          <table:table-cell table:style-name="ce9" office:value-type="string">
            <text:p>not(cac:TaxRepresentativeParty/cac:Agent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39</text:p>
          </table:table-cell>
          <table:table-cell table:style-name="ce9" office:value-type="string">
            <text:p>not(cac:TaxRepresentativeParty/cac:ServiceProvid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0</text:p>
          </table:table-cell>
          <table:table-cell table:style-name="ce9" office:value-type="string">
            <text:p>not(cac:TaxRepresentativeParty/cac:PowerOfAttorne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1</text:p>
          </table:table-cell>
          <table:table-cell table:style-name="ce9" office:value-type="string">
            <text:p>not(cac:TaxRepresentativeParty/cac:FinancialAcc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2</text:p>
          </table:table-cell>
          <table:table-cell table:style-name="ce9" office:value-type="string">
            <text:p>not(cac:Delivery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3</text:p>
          </table:table-cell>
          <table:table-cell table:style-name="ce9" office:value-type="string">
            <text:p>not(cac:Delivery/cbc:Quanti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4</text:p>
          </table:table-cell>
          <table:table-cell table:style-name="ce9" office:value-type="string">
            <text:p>not(cac:Delivery/cbc:MinimumQuanti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5</text:p>
          </table:table-cell>
          <table:table-cell table:style-name="ce9" office:value-type="string">
            <text:p>not(cac:Delivery/cbc:MaximumQuanti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6</text:p>
          </table:table-cell>
          <table:table-cell table:style-name="ce9" office:value-type="string">
            <text:p>not(cac:Delivery/cbc:ActualDelivery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7</text:p>
          </table:table-cell>
          <table:table-cell table:style-name="ce9" office:value-type="string">
            <text:p>not(cac:Delivery/cbc:LatestDelivery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8</text:p>
          </table:table-cell>
          <table:table-cell table:style-name="ce9" office:value-type="string">
            <text:p>not(cac:Delivery/cbc:LatestDelivery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49</text:p>
          </table:table-cell>
          <table:table-cell table:style-name="ce9" office:value-type="string">
            <text:p>not(cac:Delivery/cbc:Releas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0</text:p>
          </table:table-cell>
          <table:table-cell table:style-name="ce9" office:value-type="string">
            <text:p>not(cac:Delivery/cbc:Tracking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1</text:p>
          </table:table-cell>
          <table:table-cell table:style-name="ce9" office:value-type="string">
            <text:p>not(cac:Delivery/cac:DeliveryLocation/cbc: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2</text:p>
          </table:table-cell>
          <table:table-cell table:style-name="ce9" office:value-type="string">
            <text:p>not(cac:Delivery/cac:DeliveryLocation/cbc:Condition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3</text:p>
          </table:table-cell>
          <table:table-cell table:style-name="ce9" office:value-type="string">
            <text:p>not(cac:Delivery/cac:DeliveryLocation/cbc:CountrySubenti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4</text:p>
          </table:table-cell>
          <table:table-cell table:style-name="ce9" office:value-type="string">
            <text:p>not(cac:Delivery/cac:DeliveryLocation/cbc:CountrySubentit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5</text:p>
          </table:table-cell>
          <table:table-cell table:style-name="ce9" office:value-type="string">
            <text:p>not(cac:Delivery/cac:DeliveryLocation/cbc:Location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6</text:p>
          </table:table-cell>
          <table:table-cell table:style-name="ce9" office:value-type="string">
            <text:p>not(cac:Delivery/cac:DeliveryLocation/cbc:Information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7</text:p>
          </table:table-cell>
          <table:table-cell table:style-name="ce9" office:value-type="string">
            <text:p>not(cac:Delivery/cac:DeliveryLocation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8</text:p>
          </table:table-cell>
          <table:table-cell table:style-name="ce9" office:value-type="string">
            <text:p>not(cac:Delivery/cac:DeliveryLocation/cac:Validation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59</text:p>
          </table:table-cell>
          <table:table-cell table:style-name="ce9" office:value-type="string">
            <text:p>not(cac:Delivery/cac:DeliveryLocation/cac:Address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0</text:p>
          </table:table-cell>
          <table:table-cell table:style-name="ce9" office:value-type="string">
            <text:p>not(cac:Delivery/cac:DeliveryLocation/cac:Address/cbc:Address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1</text:p>
          </table:table-cell>
          <table:table-cell table:style-name="ce9" office:value-type="string">
            <text:p>not(cac:Delivery/cac:DeliveryLocation/cac:Address/cbc:AddressForma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2</text:p>
          </table:table-cell>
          <table:table-cell table:style-name="ce9" office:value-type="string">
            <text:p>not(cac:Delivery/cac:DeliveryLocation/cac:Address/cbc:Postbox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3</text:p>
          </table:table-cell>
          <table:table-cell table:style-name="ce9" office:value-type="string">
            <text:p>not(cac:Delivery/cac:DeliveryLocation/cac:Address/cbc:Flo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4</text:p>
          </table:table-cell>
          <table:table-cell table:style-name="ce9" office:value-type="string">
            <text:p>not(cac:Delivery/cac:DeliveryLocation/cac:Address/cbc:Room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5</text:p>
          </table:table-cell>
          <table:table-cell table:style-name="ce9" office:value-type="string">
            <text:p>not(cac:Delivery/cac:DeliveryLocation/cac:Address/cbc:Block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6</text:p>
          </table:table-cell>
          <table:table-cell table:style-name="ce9" office:value-type="string">
            <text:p>not(cac:Delivery/cac:DeliveryLocation/cac:Address/cbc:Building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7</text:p>
          </table:table-cell>
          <table:table-cell table:style-name="ce10" office:value-type="string">
            <text:p>not(cac:Delivery/cac:DeliveryLocation/cac:Address/cbc:BuildingNumbe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8</text:p>
          </table:table-cell>
          <table:table-cell table:style-name="ce9" office:value-type="string">
            <text:p>not(cac:Delivery/cac:DeliveryLocation/cac:Address/cbc:InhouseMai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69</text:p>
          </table:table-cell>
          <table:table-cell table:style-name="ce9" office:value-type="string">
            <text:p>not(cac:Delivery/cac:DeliveryLocation/cac:Address/cbc:Depart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0</text:p>
          </table:table-cell>
          <table:table-cell table:style-name="ce9" office:value-type="string">
            <text:p>not(cac:Delivery/cac:DeliveryLocation/cac:Address/cbc:MarkAtten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1</text:p>
          </table:table-cell>
          <table:table-cell table:style-name="ce9" office:value-type="string">
            <text:p>not(cac:Delivery/cac:DeliveryLocation/cac:Address/cbc:MarkCa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2</text:p>
          </table:table-cell>
          <table:table-cell table:style-name="ce9" office:value-type="string">
            <text:p>not(cac:Delivery/cac:DeliveryLocation/cac:Address/cbc:PlotIdent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3</text:p>
          </table:table-cell>
          <table:table-cell table:style-name="ce9" office:value-type="string">
            <text:p>not(cac:Delivery/cac:DeliveryLocation/cac:Address/cbc:CitySubdivision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4</text:p>
          </table:table-cell>
          <table:table-cell table:style-name="ce9" office:value-type="string">
            <text:p>not(cac:Delivery/cac:DeliveryLocation/cac:Address/cbc:CountrySubentit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5</text:p>
          </table:table-cell>
          <table:table-cell table:style-name="ce9" office:value-type="string">
            <text:p>not(cac:Delivery/cac:DeliveryLocation/cac:Address/cbc:Reg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6</text:p>
          </table:table-cell>
          <table:table-cell table:style-name="ce9" office:value-type="string">
            <text:p>not(cac:Delivery/cac:DeliveryLocation/cac:Address/cbc:Distri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7</text:p>
          </table:table-cell>
          <table:table-cell table:style-name="ce9" office:value-type="string">
            <text:p>not(cac:Delivery/cac:DeliveryLocation/cac:Address/cbc:TimezoneOffse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8</text:p>
          </table:table-cell>
          <table:table-cell table:style-name="ce9" office:value-type="string">
            <text:p>not(cac:Delivery/cac:DeliveryLocation/cac:Address/cac:Country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79</text:p>
          </table:table-cell>
          <table:table-cell table:style-name="ce9" office:value-type="string">
            <text:p>not(cac:Delivery/cac:DeliveryLocation/cac:Address/cac:LocationCoordin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0</text:p>
          </table:table-cell>
          <table:table-cell table:style-name="ce9" office:value-type="string">
            <text:p>not(cac:Delivery/cac:DeliveryLocation/cac:SubsidiaryLo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1</text:p>
          </table:table-cell>
          <table:table-cell table:style-name="ce9" office:value-type="string">
            <text:p>not(cac:Delivery/cac:DeliveryLocation/cac:LocationCoordin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2</text:p>
          </table:table-cell>
          <table:table-cell table:style-name="ce9" office:value-type="string">
            <text:p>not(cac:Delivery/cac:AlternativeDeliveryLo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3</text:p>
          </table:table-cell>
          <table:table-cell table:style-name="ce9" office:value-type="string">
            <text:p>not(cac:Delivery/cac:RequestedDeliver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4</text:p>
          </table:table-cell>
          <table:table-cell table:style-name="ce9" office:value-type="string">
            <text:p>not(cac:Delivery/cac:PromisedDeliver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5</text:p>
          </table:table-cell>
          <table:table-cell table:style-name="ce9" office:value-type="string">
            <text:p>not(cac:Delivery/cac:Carri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6</text:p>
          </table:table-cell>
          <table:table-cell table:style-name="ce9" office:value-type="string">
            <text:p>not(cac:Delivery/cac:DeliveryParty/cbc:MarkCare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7</text:p>
          </table:table-cell>
          <table:table-cell table:style-name="ce9" office:value-type="string">
            <text:p>not(cac:Delivery/cac:DeliveryParty/cbc:MarkAttention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8</text:p>
          </table:table-cell>
          <table:table-cell table:style-name="ce9" office:value-type="string">
            <text:p>not(cac:Delivery/cac:DeliveryParty/cbc:Website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89</text:p>
          </table:table-cell>
          <table:table-cell table:style-name="ce9" office:value-type="string">
            <text:p>not(cac:Delivery/cac:DeliveryParty/cbc:LogoReferenc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0</text:p>
          </table:table-cell>
          <table:table-cell table:style-name="ce9" office:value-type="string">
            <text:p>not(cac:Delivery/cac:DeliveryParty/cbc:Endpoint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1</text:p>
          </table:table-cell>
          <table:table-cell table:style-name="ce9" office:value-type="string">
            <text:p>not(cac:Delivery/cac:DeliveryParty/cbc:IndustryClassificati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2</text:p>
          </table:table-cell>
          <table:table-cell table:style-name="ce9" office:value-type="string">
            <text:p>not(cac:Delivery/cac:DeliveryParty/cac:PartyIdent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3</text:p>
          </table:table-cell>
          <table:table-cell table:style-name="ce9" office:value-type="string">
            <text:p>not(cac:Delivery/cac:DeliveryParty/cac:Langua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4</text:p>
          </table:table-cell>
          <table:table-cell table:style-name="ce9" office:value-type="string">
            <text:p>not(cac:Delivery/cac:DeliveryParty/cac:Postal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5</text:p>
          </table:table-cell>
          <table:table-cell table:style-name="ce9" office:value-type="string">
            <text:p>not(cac:Delivery/cac:DeliveryParty/cac:PhysicalLo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6</text:p>
          </table:table-cell>
          <table:table-cell table:style-name="ce9" office:value-type="string">
            <text:p>not(cac:Delivery/cac:DeliveryParty/cac:PartyTaxSche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7</text:p>
          </table:table-cell>
          <table:table-cell table:style-name="ce9" office:value-type="string">
            <text:p>not(cac:Delivery/cac:DeliveryParty/cac:PartyLegalEnti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8</text:p>
          </table:table-cell>
          <table:table-cell table:style-name="ce9" office:value-type="string">
            <text:p>not(cac:Delivery/cac:DeliveryParty/cac:Contac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399</text:p>
          </table:table-cell>
          <table:table-cell table:style-name="ce9" office:value-type="string">
            <text:p>not(cac:Delivery/cac:DeliveryParty/cac:Per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0</text:p>
          </table:table-cell>
          <table:table-cell table:style-name="ce9" office:value-type="string">
            <text:p>not(cac:Delivery/cac:DeliveryParty/cac:Agent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1</text:p>
          </table:table-cell>
          <table:table-cell table:style-name="ce9" office:value-type="string">
            <text:p>not(cac:Delivery/cac:DeliveryParty/cac:ServiceProvid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2</text:p>
          </table:table-cell>
          <table:table-cell table:style-name="ce9" office:value-type="string">
            <text:p>not(cac:Delivery/cac:DeliveryParty/cac:PowerOfAttorne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3</text:p>
          </table:table-cell>
          <table:table-cell table:style-name="ce9" office:value-type="string">
            <text:p>not(cac:Delivery/cac:DeliveryParty/cac:FinancialAcc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4</text:p>
          </table:table-cell>
          <table:table-cell table:style-name="ce9" office:value-type="string">
            <text:p>not(cac:Delivery/cac:Notify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5</text:p>
          </table:table-cell>
          <table:table-cell table:style-name="ce9" office:value-type="string">
            <text:p>not(cac:Delivery/cac:Despatc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6</text:p>
          </table:table-cell>
          <table:table-cell table:style-name="ce9" office:value-type="string">
            <text:p>not(cac:Delivery/cac:DeliveryTerm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7</text:p>
          </table:table-cell>
          <table:table-cell table:style-name="ce9" office:value-type="string">
            <text:p>not(cac:Delivery/cac:MinimumDeliveryUni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8</text:p>
          </table:table-cell>
          <table:table-cell table:style-name="ce9" office:value-type="string">
            <text:p>not(cac:Delivery/cac:MaximumDeliveryUni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09</text:p>
          </table:table-cell>
          <table:table-cell table:style-name="ce9" office:value-type="string">
            <text:p>not(cac:Delivery/cac:Ship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0</text:p>
          </table:table-cell>
          <table:table-cell table:style-name="ce9" office:value-type="string">
            <text:p>not(cac:DeliveryTerm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1</text:p>
          </table:table-cell>
          <table:table-cell table:style-name="ce9" office:value-type="string">
            <text:p>not(cac:PaymentMeans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2</text:p>
          </table:table-cell>
          <table:table-cell table:style-name="ce11" office:value-type="string">
            <text:p>not(cac:PaymentMeans/cbc:PaymentD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3</text:p>
          </table:table-cell>
          <table:table-cell table:style-name="ce9" office:value-type="string">
            <text:p>not(cac:PaymentMeans/cbc:PaymentChannel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4</text:p>
          </table:table-cell>
          <table:table-cell table:style-name="ce9" office:value-type="string">
            <text:p>not(cac:PaymentMeans/cbc:Instruct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5</text:p>
          </table:table-cell>
          <table:table-cell table:style-name="ce9" office:value-type="string">
            <text:p>not(cac:PaymentMeans/cac:CardAccount/cbc:Card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6</text:p>
          </table:table-cell>
          <table:table-cell table:style-name="ce9" office:value-type="string">
            <text:p>not(cac:PaymentMeans/cac:CardAccount/cbc:ValidityStart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7</text:p>
          </table:table-cell>
          <table:table-cell table:style-name="ce9" office:value-type="string">
            <text:p>not(cac:PaymentMeans/cac:CardAccount/cbc:Expiry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8</text:p>
          </table:table-cell>
          <table:table-cell table:style-name="ce9" office:value-type="string">
            <text:p>not(cac:PaymentMeans/cac:CardAccount/cbc:Issuer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19</text:p>
          </table:table-cell>
          <table:table-cell table:style-name="ce9" office:value-type="string">
            <text:p>not(cac:PaymentMeans/cac:CardAccount/cbc:IssuerNumber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0</text:p>
          </table:table-cell>
          <table:table-cell table:style-name="ce9" office:value-type="string">
            <text:p>not(cac:PaymentMeans/cac:CardAccount/cbc:CV2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1</text:p>
          </table:table-cell>
          <table:table-cell table:style-name="ce9" office:value-type="string">
            <text:p>not(cac:PaymentMeans/cac:CardAccount/cbc:CardChip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2</text:p>
          </table:table-cell>
          <table:table-cell table:style-name="ce9" office:value-type="string">
            <text:p>not(cac:PaymentMeans/cac:CardAccount/cbc:ChipApplicat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3</text:p>
          </table:table-cell>
          <table:table-cell table:style-name="ce9" office:value-type="string">
            <text:p>not(cac:PaymentMeans/cac:PayerFinancialAcc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4</text:p>
          </table:table-cell>
          <table:table-cell table:style-name="ce9" office:value-type="string">
            <text:p>not(cac:PaymentMeans/cac:PayeeFinancialAccount/cbc:Alias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5</text:p>
          </table:table-cell>
          <table:table-cell table:style-name="ce9" office:value-type="string">
            <text:p>not(cac:PaymentMeans/cac:PayeeFinancialAccount/cbc:Account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6</text:p>
          </table:table-cell>
          <table:table-cell table:style-name="ce9" office:value-type="string">
            <text:p>not(cac:PaymentMeans/cac:PayeeFinancialAccount/cbc:AccountForma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7</text:p>
          </table:table-cell>
          <table:table-cell table:style-name="ce9" office:value-type="string">
            <text:p>not(cac:PaymentMeans/cac:PayeeFinancialAccount/cbc: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8</text:p>
          </table:table-cell>
          <table:table-cell table:style-name="ce9" office:value-type="string">
            <text:p>not(cac:PaymentMeans/cac:PayeeFinancialAccount/cbc:PaymentNo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29</text:p>
          </table:table-cell>
          <table:table-cell table:style-name="ce9" office:value-type="string">
            <text:p>not(cac:PaymentMeans/cac:PayeeFinancialAccount/cac:FinancialInstitutionBranch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0</text:p>
          </table:table-cell>
          <table:table-cell table:style-name="ce9" office:value-type="string">
            <text:p>not(cac:PaymentMeans/cac:PayeeFinancialAccount/cac:FinancialInstitutionBranch/cac:FinancialInstitution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1</text:p>
          </table:table-cell>
          <table:table-cell table:style-name="ce9" office:value-type="string">
            <text:p>not(cac:PaymentMeans/cac:PayeeFinancialAccount/cac:FinancialInstitutionBranch/cac:FinancialInstitution/cac: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32</text:p>
          </table:table-cell>
          <table:table-cell table:style-name="ce9" office:value-type="string">
            <text:p>not(cac:PaymentMeans/cac:PayeeFinancialAccount/cac:FinancialInstitutionBranch/cac: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33</text:p>
          </table:table-cell>
          <table:table-cell table:style-name="ce9" office:value-type="string">
            <text:p>not(cac:PaymentMeans/cac:PayeeFinancialAccount/cac:Countr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34</text:p>
          </table:table-cell>
          <table:table-cell table:style-name="ce9" office:value-type="string">
            <text:p>not(cac:PaymentMeans/cac:CreditAcc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35</text:p>
          </table:table-cell>
          <table:table-cell table:style-name="ce9" office:value-type="string">
            <text:p>not(cac:PaymentMeans/cac:PaymentMandate/cbc:Mandate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36</text:p>
          </table:table-cell>
          <table:table-cell table:style-name="ce9" office:value-type="string">
            <text:p>not(cac:PaymentMeans/cac:PaymentMandate/cbc:MaximumPaymentInstructionsNumeric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37</text:p>
          </table:table-cell>
          <table:table-cell table:style-name="ce9" office:value-type="string">
            <text:p>not(cac:PaymentMeans/cac:PaymentMandate/cbc:MaximumPaid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38</text:p>
          </table:table-cell>
          <table:table-cell table:style-name="ce9" office:value-type="string">
            <text:p>not(cac:PaymentMeans/cac:PaymentMandate/cbc:Signatur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39</text:p>
          </table:table-cell>
          <table:table-cell table:style-name="ce9" office:value-type="string">
            <text:p>not(cac:PaymentMeans/cac:PaymentMandate/cac:Pay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40</text:p>
          </table:table-cell>
          <table:table-cell table:style-name="ce9" office:value-type="string">
            <text:p>not(cac:PaymentMeans/cac:PaymentMandate/cac:PayerFinancialAccount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41</text:p>
          </table:table-cell>
          <table:table-cell table:style-name="ce9" office:value-type="string">
            <text:p>not(cac:PaymentMeans/cac:PaymentMandate/cac:PayerFinancialAccount/cbc:Alias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42</text:p>
          </table:table-cell>
          <table:table-cell table:style-name="ce9" office:value-type="string">
            <text:p>not(cac:PaymentMeans/cac:PaymentMandate/cac:PayerFinancialAccount/cbc:Account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43</text:p>
          </table:table-cell>
          <table:table-cell table:style-name="ce9" office:value-type="string">
            <text:p>not(cac:PaymentMeans/cac:PaymentMandate/cac:PayerFinancialAccount/cbc:AccountForma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44</text:p>
          </table:table-cell>
          <table:table-cell table:style-name="ce9" office:value-type="string">
            <text:p>not(cac:PaymentMeans/cac:PaymentMandate/cac:PayerFinancialAccount/cbc: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45</text:p>
          </table:table-cell>
          <table:table-cell table:style-name="ce9" office:value-type="string">
            <text:p>not(cac:PaymentMeans/cac:PaymentMandate/cac:PayerFinancialAccount/cbc:PaymentNo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6</text:p>
          </table:table-cell>
          <table:table-cell table:style-name="ce9" office:value-type="string">
            <text:p>not(cac:PaymentMeans/cac:PaymentMandate/cac:PayerFinancialAccount/cac:FinancialInstitutionBranc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47</text:p>
          </table:table-cell>
          <table:table-cell table:style-name="ce9" office:value-type="string">
            <text:p>not(cac:PaymentMeans/cac:PaymentMandate/cac:PayerFinancialAccount/cac:Countr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48</text:p>
          </table:table-cell>
          <table:table-cell table:style-name="ce9" office:value-type="string">
            <text:p>not(cac:PaymentMeans/cac:PaymentMandate/ca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49</text:p>
          </table:table-cell>
          <table:table-cell table:style-name="ce9" office:value-type="string">
            <text:p>not(cac:PaymentMeans/cac:PaymentMandate/cac:PaymentReversal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0</text:p>
          </table:table-cell>
          <table:table-cell table:style-name="ce9" office:value-type="string">
            <text:p>not(cac:PaymentMeans/cac:PaymentMandate/cac:Claus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1</text:p>
          </table:table-cell>
          <table:table-cell table:style-name="ce9" office:value-type="string">
            <text:p>not(cac:PaymentMeans/cac:TradeFinancing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2</text:p>
          </table:table-cell>
          <table:table-cell table:style-name="ce9" office:value-type="string">
            <text:p>not(cac:PaymentTerms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3</text:p>
          </table:table-cell>
          <table:table-cell table:style-name="ce9" office:value-type="string">
            <text:p>not(cac:PaymentTerms/cbc:PaymentMeans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4</text:p>
          </table:table-cell>
          <table:table-cell table:style-name="ce9" office:value-type="string">
            <text:p>not(cac:PaymentTerms/cbc:PrepaidPaymentReferenc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5</text:p>
          </table:table-cell>
          <table:table-cell table:style-name="ce9" office:value-type="string">
            <text:p>not(cac:PaymentTerms/cbc:ReferenceEven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6</text:p>
          </table:table-cell>
          <table:table-cell table:style-name="ce9" office:value-type="string">
            <text:p>not(cac:PaymentTerms/cbc:SettlementDiscountPerc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7</text:p>
          </table:table-cell>
          <table:table-cell table:style-name="ce9" office:value-type="string">
            <text:p>not(cac:PaymentTerms/cbc:PenaltySurchargePerc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8</text:p>
          </table:table-cell>
          <table:table-cell table:style-name="ce9" office:value-type="string">
            <text:p>not(cac:PaymentTerms/cbc:PaymentPerc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59</text:p>
          </table:table-cell>
          <table:table-cell table:style-name="ce9" office:value-type="string">
            <text:p>not(cac:PaymentTerms/cbc: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0</text:p>
          </table:table-cell>
          <table:table-cell table:style-name="ce9" office:value-type="string">
            <text:p>not(cac:PaymentTerms/cbc:SettlementDiscount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1</text:p>
          </table:table-cell>
          <table:table-cell table:style-name="ce9" office:value-type="string">
            <text:p>not(cac:PaymentTerms/cbc:Penalty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2</text:p>
          </table:table-cell>
          <table:table-cell table:style-name="ce9" office:value-type="string">
            <text:p>not(cac:PaymentTerms/cbc:PaymentTermsDetailsURI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3</text:p>
          </table:table-cell>
          <table:table-cell table:style-name="ce9" office:value-type="string">
            <text:p>not(cac:PaymentTerms/cbc:PaymentD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4</text:p>
          </table:table-cell>
          <table:table-cell table:style-name="ce9" office:value-type="string">
            <text:p>not(cac:PaymentTerms/cbc:InstallmentD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5</text:p>
          </table:table-cell>
          <table:table-cell table:style-name="ce9" office:value-type="string">
            <text:p>not(cac:PaymentTerms/cbc:InvoicingParty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6</text:p>
          </table:table-cell>
          <table:table-cell table:style-name="ce9" office:value-type="string">
            <text:p>not(cac:PaymentTerms/cac:Settlement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7</text:p>
          </table:table-cell>
          <table:table-cell table:style-name="ce9" office:value-type="string">
            <text:p>not(cac:PaymentTerms/cac:Penal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8</text:p>
          </table:table-cell>
          <table:table-cell table:style-name="ce9" office:value-type="string">
            <text:p>not(cac:PaymentTerms/cac:ExchangeR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69</text:p>
          </table:table-cell>
          <table:table-cell table:style-name="ce9" office:value-type="string">
            <text:p>not(cac:PaymentTerms/ca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0</text:p>
          </table:table-cell>
          <table:table-cell table:style-name="ce9" office:value-type="string">
            <text:p>not(cac:PrepaidPay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1</text:p>
          </table:table-cell>
          <table:table-cell table:style-name="ce9" office:value-type="string">
            <text:p>not(cac:AllowanceCharge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2</text:p>
          </table:table-cell>
          <table:table-cell table:style-name="ce9" office:value-type="string">
            <text:p>not(cac:AllowanceCharge/cbc:Prepaid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3</text:p>
          </table:table-cell>
          <table:table-cell table:style-name="ce9" office:value-type="string">
            <text:p>not(cac:AllowanceCharge/cbc:SequenceNumeric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4</text:p>
          </table:table-cell>
          <table:table-cell table:style-name="ce9" office:value-type="string">
            <text:p>not(cac:AllowanceCharge/cbc:AccountingCos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5</text:p>
          </table:table-cell>
          <table:table-cell table:style-name="ce9" office:value-type="string">
            <text:p>not(cac:AllowanceCharge/cbc:AccountingCos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6</text:p>
          </table:table-cell>
          <table:table-cell table:style-name="ce9" office:value-type="string">
            <text:p>not(cac:AllowanceCharge/cbc:PerUnit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7</text:p>
          </table:table-cell>
          <table:table-cell table:style-name="ce9" office:value-type="string">
            <text:p>not(cac:AllowanceCharge/cac:TaxCategory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8</text:p>
          </table:table-cell>
          <table:table-cell table:style-name="ce9" office:value-type="string">
            <text:p>not(cac:AllowanceCharge/cac:TaxCategory/cbc:BaseUnitMeasu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79</text:p>
          </table:table-cell>
          <table:table-cell table:style-name="ce9" office:value-type="string">
            <text:p>not(cac:AllowanceCharge/cac:TaxCategory/cbc:PerUnit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0</text:p>
          </table:table-cell>
          <table:table-cell table:style-name="ce9" office:value-type="string">
            <text:p>not(cac:AllowanceCharge/cac:TaxCategory/cbc:TaxExemptionReas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1</text:p>
          </table:table-cell>
          <table:table-cell table:style-name="ce9" office:value-type="string">
            <text:p>not(cac:AllowanceCharge/cac:TaxCategory/cbc:TaxExemptionRea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2</text:p>
          </table:table-cell>
          <table:table-cell table:style-name="ce9" office:value-type="string">
            <text:p>not(cac:AllowanceCharge/cac:TaxCategory/cbc:TierRan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3</text:p>
          </table:table-cell>
          <table:table-cell table:style-name="ce9" office:value-type="string">
            <text:p>not(cac:AllowanceCharge/cac:TaxCategory/cbc:TierRatePerc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4</text:p>
          </table:table-cell>
          <table:table-cell table:style-name="ce9" office:value-type="string">
            <text:p>not(cac:AllowanceCharge/cac:TaxCategory/cac:TaxScheme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5</text:p>
          </table:table-cell>
          <table:table-cell table:style-name="ce9" office:value-type="string">
            <text:p>not(cac:AllowanceCharge/cac:TaxCategory/cac:TaxScheme/cbc:Tax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6</text:p>
          </table:table-cell>
          <table:table-cell table:style-name="ce9" office:value-type="string">
            <text:p>not(cac:AllowanceCharge/cac:TaxCategory/cac:TaxScheme/cbc: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7</text:p>
          </table:table-cell>
          <table:table-cell table:style-name="ce9" office:value-type="string">
            <text:p>not(cac:AllowanceCharge/cac:TaxCategory/cac:TaxScheme/cac:JurisdiccionReg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8</text:p>
          </table:table-cell>
          <table:table-cell table:style-name="ce9" office:value-type="string">
            <text:p>not(cac:AllowanceCharge/cac:TaxTota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89</text:p>
          </table:table-cell>
          <table:table-cell table:style-name="ce9" office:value-type="string">
            <text:p>not(cac:AllowanceCharge/cac:PaymentMean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0</text:p>
          </table:table-cell>
          <table:table-cell table:style-name="ce9" office:value-type="string">
            <text:p>not(cac:TaxExchangeR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1</text:p>
          </table:table-cell>
          <table:table-cell table:style-name="ce9" office:value-type="string">
            <text:p>not(cac:PricingExchangeR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2</text:p>
          </table:table-cell>
          <table:table-cell table:style-name="ce9" office:value-type="string">
            <text:p>not(cac:PaymentExchangeR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3</text:p>
          </table:table-cell>
          <table:table-cell table:style-name="ce9" office:value-type="string">
            <text:p>not(cac:PaymentAlternativeExchangeR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4</text:p>
          </table:table-cell>
          <table:table-cell table:style-name="ce9" office:value-type="string">
            <text:p>not(cac:TaxTotal/cbc:Rounding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5</text:p>
          </table:table-cell>
          <table:table-cell table:style-name="ce9" office:value-type="string">
            <text:p>not(cac:TaxTotal/cbc:TaxEvidence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6</text:p>
          </table:table-cell>
          <table:table-cell table:style-name="ce9" office:value-type="string">
            <text:p>not(cac:TaxTotal/cbc:TaxIncluded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7</text:p>
          </table:table-cell>
          <table:table-cell table:style-name="ce9" office:value-type="string">
            <text:p>not(cac:TaxTotal/cac:TaxSubtotal/cbc:CalculationSequenceNumeric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8</text:p>
          </table:table-cell>
          <table:table-cell table:style-name="ce9" office:value-type="string">
            <text:p>not(cac:TaxTotal/cac:TaxSubtotal/cbc:TransactionCurrencyTax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499</text:p>
          </table:table-cell>
          <table:table-cell table:style-name="ce9" office:value-type="string">
            <text:p>not(cac:TaxTotal/cac:TaxSubtotal/cbc:Perc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0</text:p>
          </table:table-cell>
          <table:table-cell table:style-name="ce9" office:value-type="string">
            <text:p>not(cac:TaxTotal/cac:TaxSubtotal/cbc:BaseUnitMeasu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1</text:p>
          </table:table-cell>
          <table:table-cell table:style-name="ce9" office:value-type="string">
            <text:p>not(cac:TaxTotal/cac:TaxSubtotal/cbc:PerUnit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2</text:p>
          </table:table-cell>
          <table:table-cell table:style-name="ce9" office:value-type="string">
            <text:p>not(cac:TaxTotal/cac:TaxSubtotal/cbc:TierRan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3</text:p>
          </table:table-cell>
          <table:table-cell table:style-name="ce9" office:value-type="string">
            <text:p>not(cac:TaxTotal/cac:TaxSubtotal/cbc:TierRatePerc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4</text:p>
          </table:table-cell>
          <table:table-cell table:style-name="ce9" office:value-type="string">
            <text:p>not(cac:TaxTotal/cac:TaxSubtotal/cac:TaxCategory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5</text:p>
          </table:table-cell>
          <table:table-cell table:style-name="ce9" office:value-type="string">
            <text:p>not(cac:TaxTotal/cac:TaxSubtotal/cac:TaxCategory/cbc:BaseUnitMeasu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6</text:p>
          </table:table-cell>
          <table:table-cell table:style-name="ce9" office:value-type="string">
            <text:p>not(cac:TaxTotal/cac:TaxSubtotal/cac:TaxCategory/cbc:PerUnit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7</text:p>
          </table:table-cell>
          <table:table-cell table:style-name="ce9" office:value-type="string">
            <text:p>not(cac:TaxTotal/cac:TaxSubtotal/cac:TaxCategory/cbc:TierRan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8</text:p>
          </table:table-cell>
          <table:table-cell table:style-name="ce9" office:value-type="string">
            <text:p>not(cac:TaxTotal/cac:TaxSubtotal/cac:TaxCategory/cbc:TierRatePerc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09</text:p>
          </table:table-cell>
          <table:table-cell table:style-name="ce9" office:value-type="string">
            <text:p>not(cac:TaxTotal/cac:TaxSubtotal/cac:TaxCategory/cac:TaxScheme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0</text:p>
          </table:table-cell>
          <table:table-cell table:style-name="ce9" office:value-type="string">
            <text:p>not(cac:TaxTotal/cac:TaxSubtotal/cac:TaxCategory/cac:TaxScheme/cbc:Tax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1</text:p>
          </table:table-cell>
          <table:table-cell table:style-name="ce9" office:value-type="string">
            <text:p>not(cac:TaxTotal/cac:TaxSubtotal/cac:TaxCategory/cac:TaxScheme/cbc:Currenc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2</text:p>
          </table:table-cell>
          <table:table-cell table:style-name="ce9" office:value-type="string">
            <text:p>not(cac:TaxTotal/cac:TaxSubtotal/cac:TaxCategory/cac:TaxScheme/cac:JurisdiccionReg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3</text:p>
          </table:table-cell>
          <table:table-cell table:style-name="ce9" office:value-type="string">
            <text:p>not(cac:WithholdingTaxTota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4</text:p>
          </table:table-cell>
          <table:table-cell table:style-name="ce9" office:value-type="string">
            <text:p>not(cac:LegalMonetaryTotal/cbc:PayableAlternative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5</text:p>
          </table:table-cell>
          <table:table-cell table:style-name="ce9" office:value-type="string">
            <text:p>not(cac:InvoiceLin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6</text:p>
          </table:table-cell>
          <table:table-cell table:style-name="ce9" office:value-type="string">
            <text:p>not(cac:InvoiceLine/cbc:TaxPoint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7</text:p>
          </table:table-cell>
          <table:table-cell table:style-name="ce9" office:value-type="string">
            <text:p>not(cac:InvoiceLine/cbc:AccountingCos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8</text:p>
          </table:table-cell>
          <table:table-cell table:style-name="ce9" office:value-type="string">
            <text:p>not(cac:InvoiceLine/cbc:PaymentPurpos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19</text:p>
          </table:table-cell>
          <table:table-cell table:style-name="ce9" office:value-type="string">
            <text:p>not(cac:InvoiceLine/cbc:FreeOfCharge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0</text:p>
          </table:table-cell>
          <table:table-cell table:style-name="ce9" office:value-type="string">
            <text:p>not(cac:InvoiceLine/cac:InvoicePeriod/cbc:Start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1</text:p>
          </table:table-cell>
          <table:table-cell table:style-name="ce9" office:value-type="string">
            <text:p>not(cac:InvoiceLine/cac:InvoicePeriod/cbc:End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2</text:p>
          </table:table-cell>
          <table:table-cell table:style-name="ce9" office:value-type="string">
            <text:p>not(cac:InvoiceLine/cac:InvoicePeriod/cbc:DurationMeasu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3</text:p>
          </table:table-cell>
          <table:table-cell table:style-name="ce9" office:value-type="string">
            <text:p>not(cac:InvoiceLine/cac:InvoicePeriod/cbc:Descripti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4</text:p>
          </table:table-cell>
          <table:table-cell table:style-name="ce9" office:value-type="string">
            <text:p>not(cac:InvoiceLine/cac:InvoicePeriod/cbc: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5</text:p>
          </table:table-cell>
          <table:table-cell table:style-name="ce9" office:value-type="string">
            <text:p>not(cac:InvoiceLine/cac:OrderLineReference/cbc:SalesOrderLin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6</text:p>
          </table:table-cell>
          <table:table-cell table:style-name="ce9" office:value-type="string">
            <text:p>not(cac:InvoiceLine/cac:OrderLine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7</text:p>
          </table:table-cell>
          <table:table-cell table:style-name="ce9" office:value-type="string">
            <text:p>not(cac:InvoiceLine/cac:OrderLineReference/cbc:Line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8</text:p>
          </table:table-cell>
          <table:table-cell table:style-name="ce9" office:value-type="string">
            <text:p>not(cac:InvoiceLine/cac:OrderLineReference/cbc:Order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29</text:p>
          </table:table-cell>
          <table:table-cell table:style-name="ce9" office:value-type="string">
            <text:p>not(cac:InvoiceLine/cac:DespatchLine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0</text:p>
          </table:table-cell>
          <table:table-cell table:style-name="ce9" office:value-type="string">
            <text:p>not(cac:InvoiceLine/cac:ReceiptLine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1</text:p>
          </table:table-cell>
          <table:table-cell table:style-name="ce9" office:value-type="string">
            <text:p>not(cac:InvoiceLine/cac:Billing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2</text:p>
          </table:table-cell>
          <table:table-cell table:style-name="ce9" office:value-type="string">
            <text:p>not(cac:InvoiceLine/cac:DocumentReference/cbc:Copy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3</text:p>
          </table:table-cell>
          <table:table-cell table:style-name="ce9" office:value-type="string">
            <text:p>not(cac:InvoiceLine/cac:DocumentReference/cbc:UU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4</text:p>
          </table:table-cell>
          <table:table-cell table:style-name="ce9" office:value-type="string">
            <text:p>not(cac:InvoiceLine/cac:DocumentReference/cbc:IssueD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5</text:p>
          </table:table-cell>
          <table:table-cell table:style-name="ce9" office:value-type="string">
            <text:p>not(cac:InvoiceLine/cac:DocumentReference/cbc:IssueTi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6</text:p>
          </table:table-cell>
          <table:table-cell table:style-name="ce9" office:value-type="string">
            <text:p>not(cac:InvoiceLine/cac:DocumentReference/cbc:Document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7</text:p>
          </table:table-cell>
          <table:table-cell table:style-name="ce9" office:value-type="string">
            <text:p>not(cac:InvoiceLine/cac:DocumentReference/cbc:DocumentTyp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8</text:p>
          </table:table-cell>
          <table:table-cell table:style-name="ce9" office:value-type="string">
            <text:p>not(cac:InvoiceLine/cac:DocumentReference/cbc:Xpath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39</text:p>
          </table:table-cell>
          <table:table-cell table:style-name="ce9" office:value-type="string">
            <text:p>not(cac:InvoiceLine/cac:DocumentReference/cbc:Language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0</text:p>
          </table:table-cell>
          <table:table-cell table:style-name="ce9" office:value-type="string">
            <text:p>not(cac:InvoiceLine/cac:DocumentReference/cbc:Local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1</text:p>
          </table:table-cell>
          <table:table-cell table:style-name="ce9" office:value-type="string">
            <text:p>not(cac:InvoiceLine/cac:DocumentReference/cbc:Version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2</text:p>
          </table:table-cell>
          <table:table-cell table:style-name="ce9" office:value-type="string">
            <text:p>not(cac:InvoiceLine/cac:DocumentReference/cbc:DocumentStatus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3</text:p>
          </table:table-cell>
          <table:table-cell table:style-name="ce9" office:value-type="string">
            <text:p>not(cac:InvoiceLine/cac:DocumentReference/cbc:DocumentDescrip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4</text:p>
          </table:table-cell>
          <table:table-cell table:style-name="ce9" office:value-type="string">
            <text:p>not(cac:InvoiceLine/cac:DocumentReference/cac:Attachm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5</text:p>
          </table:table-cell>
          <table:table-cell table:style-name="ce9" office:value-type="string">
            <text:p>not(cac:InvoiceLine/cac:DocumentReference/ca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6</text:p>
          </table:table-cell>
          <table:table-cell table:style-name="ce9" office:value-type="string">
            <text:p>not(cac:InvoiceLine/cac:DocumentReference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7</text:p>
          </table:table-cell>
          <table:table-cell table:style-name="ce9" office:value-type="string">
            <text:p>not(cac:InvoiceLine/cac:DocumentReference/cac:ResultOfVer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8</text:p>
          </table:table-cell>
          <table:table-cell table:style-name="ce9" office:value-type="string">
            <text:p>not(cac:InvoiceLine/cac:Pricing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49</text:p>
          </table:table-cell>
          <table:table-cell table:style-name="ce9" office:value-type="string">
            <text:p>not(cac:InvoiceLine/cac:Originato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0</text:p>
          </table:table-cell>
          <table:table-cell table:style-name="ce9" office:value-type="string">
            <text:p>not(cac:InvoiceLine/cac:Deliver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1</text:p>
          </table:table-cell>
          <table:table-cell table:style-name="ce9" office:value-type="string">
            <text:p>not(cac:InvoiceLine/cac:PaymentTerm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2</text:p>
          </table:table-cell>
          <table:table-cell table:style-name="ce9" office:value-type="string">
            <text:p>not(cac:InvoiceLine/cac:AllowanceCharge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3</text:p>
          </table:table-cell>
          <table:table-cell table:style-name="ce9" office:value-type="string">
            <text:p>not(cac:InvoiceLine/cac:AllowanceCharge/cbc:Prepaid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4</text:p>
          </table:table-cell>
          <table:table-cell table:style-name="ce9" office:value-type="string">
            <text:p>not(cac:InvoiceLine/cac:AllowanceCharge/cbc:SequenceNumeric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5</text:p>
          </table:table-cell>
          <table:table-cell table:style-name="ce9" office:value-type="string">
            <text:p>not(cac:InvoiceLine/cac:AllowanceCharge/cbc:AccountingCos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6</text:p>
          </table:table-cell>
          <table:table-cell table:style-name="ce9" office:value-type="string">
            <text:p>not(cac:InvoiceLine/cac:AllowanceCharge/cbc:AccountingCos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7</text:p>
          </table:table-cell>
          <table:table-cell table:style-name="ce9" office:value-type="string">
            <text:p>not(cac:InvoiceLine/cac:AllowanceCharge/cbc:PerUnit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8</text:p>
          </table:table-cell>
          <table:table-cell table:style-name="ce9" office:value-type="string">
            <text:p>not(cac:InvoiceLine/cac:AllowanceCharge/cac:TaxCategor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59</text:p>
          </table:table-cell>
          <table:table-cell table:style-name="ce9" office:value-type="string">
            <text:p>not(cac:InvoiceLine/cac:AllowanceCharge/cac:TaxTota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0</text:p>
          </table:table-cell>
          <table:table-cell table:style-name="ce9" office:value-type="string">
            <text:p>not(cac:InvoiceLine/cac:AllowanceCharge/cac:PaymentMean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1</text:p>
          </table:table-cell>
          <table:table-cell table:style-name="ce9" office:value-type="string">
            <text:p>not(cac:InvoiceLine/cac:TaxTota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2</text:p>
          </table:table-cell>
          <table:table-cell table:style-name="ce9" office:value-type="string">
            <text:p>not(cac:InvoiceLine/cac:WithholdingTaxTota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3</text:p>
          </table:table-cell>
          <table:table-cell table:style-name="ce9" office:value-type="string">
            <text:p>not(cac:InvoiceLine/cac:Item/cbc:PackQuanti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4</text:p>
          </table:table-cell>
          <table:table-cell table:style-name="ce9" office:value-type="string">
            <text:p>not(cac:InvoiceLine/cac:Item/cbc:PackSizeNumeric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5</text:p>
          </table:table-cell>
          <table:table-cell table:style-name="ce9" office:value-type="string">
            <text:p>not(cac:InvoiceLine/cac:Item/cbc:Catalogue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6</text:p>
          </table:table-cell>
          <table:table-cell table:style-name="ce9" office:value-type="string">
            <text:p>not(cac:InvoiceLine/cac:Item/cbc:HazardousRisk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7</text:p>
          </table:table-cell>
          <table:table-cell table:style-name="ce9" office:value-type="string">
            <text:p>not(cac:InvoiceLine/cac:Item/cbc:AdditionalInform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8</text:p>
          </table:table-cell>
          <table:table-cell table:style-name="ce9" office:value-type="string">
            <text:p>not(cac:InvoiceLine/cac:Item/cbc:Keywor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69</text:p>
          </table:table-cell>
          <table:table-cell table:style-name="ce9" office:value-type="string">
            <text:p>not(cac:InvoiceLine/cac:Item/cbc:Brand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0</text:p>
          </table:table-cell>
          <table:table-cell table:style-name="ce9" office:value-type="string">
            <text:p>not(cac:InvoiceLine/cac:Item/cbc:Model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1</text:p>
          </table:table-cell>
          <table:table-cell table:style-name="ce9" office:value-type="string">
            <text:p>not(cac:InvoiceLine/cac:Item/cac:BuyersItemIdentification/cbc:Extended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2</text:p>
          </table:table-cell>
          <table:table-cell table:style-name="ce9" office:value-type="string">
            <text:p>not(cac:InvoiceLine/cac:Item/cac:BuyersItemIdentification/cbc:BareCodeSymbology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3</text:p>
          </table:table-cell>
          <table:table-cell table:style-name="ce9" office:value-type="string">
            <text:p>not(cac:InvoiceLine/cac:Item/cac:BuyersItemIdentification/cac:PhysicalAttribu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4</text:p>
          </table:table-cell>
          <table:table-cell table:style-name="ce9" office:value-type="string">
            <text:p>not(cac:InvoiceLine/cac:Item/cac:BuyersItemIdentification/cac:MeasurementDimens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5</text:p>
          </table:table-cell>
          <table:table-cell table:style-name="ce9" office:value-type="string">
            <text:p>not(cac:InvoiceLine/cac:Item/cac:BuyersItemIdentification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6</text:p>
          </table:table-cell>
          <table:table-cell table:style-name="ce9" office:value-type="string">
            <text:p>not(cac:InvoiceLine/cac:Item/cac:SellersItemIdentification/cbc:Extended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7</text:p>
          </table:table-cell>
          <table:table-cell table:style-name="ce9" office:value-type="string">
            <text:p>not(cac:InvoiceLine/cac:Item/cac:SellersItemIdentification/cbc:BareCodeSymbology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8</text:p>
          </table:table-cell>
          <table:table-cell table:style-name="ce9" office:value-type="string">
            <text:p>not(cac:InvoiceLine/cac:Item/cac:SellersItemIdentification/cac:PhysicalAttribu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79</text:p>
          </table:table-cell>
          <table:table-cell table:style-name="ce9" office:value-type="string">
            <text:p>not(cac:InvoiceLine/cac:Item/cac:SellersItemIdentification/cac:MeasurementDimens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0</text:p>
          </table:table-cell>
          <table:table-cell table:style-name="ce9" office:value-type="string">
            <text:p>not(cac:InvoiceLine/cac:Item/cac:SellersItemIdentification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1</text:p>
          </table:table-cell>
          <table:table-cell table:style-name="ce9" office:value-type="string">
            <text:p>not(cac:InvoiceLine/cac:Item/cac:ManufacturersItemIdent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2</text:p>
          </table:table-cell>
          <table:table-cell table:style-name="ce9" office:value-type="string">
            <text:p>not(cac:InvoiceLine/cac:Item/cac:StandardItemIdentification/cbc:Extended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3</text:p>
          </table:table-cell>
          <table:table-cell table:style-name="ce9" office:value-type="string">
            <text:p>not(cac:InvoiceLine/cac:Item/cac:StandardItemIdentification/cbc:BareCodeSymbology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4</text:p>
          </table:table-cell>
          <table:table-cell table:style-name="ce9" office:value-type="string">
            <text:p>not(cac:InvoiceLine/cac:Item/cac:StandardItemIdentification/cac:PhysicalAttribu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5</text:p>
          </table:table-cell>
          <table:table-cell table:style-name="ce9" office:value-type="string">
            <text:p>not(cac:InvoiceLine/cac:Item/cac:StandardItemIdentification/cac:MeasurementDimens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6</text:p>
          </table:table-cell>
          <table:table-cell table:style-name="ce9" office:value-type="string">
            <text:p>not(cac:InvoiceLine/cac:Item/cac:StandardItemIdentification/cac:Issu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7</text:p>
          </table:table-cell>
          <table:table-cell table:style-name="ce9" office:value-type="string">
            <text:p>not(cac:InvoiceLine/cac:Item/cac:CatalogueItemIdent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8</text:p>
          </table:table-cell>
          <table:table-cell table:style-name="ce9" office:value-type="string">
            <text:p>not(cac:InvoiceLine/cac:Item/cac:AdditionalItemIdentificat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89</text:p>
          </table:table-cell>
          <table:table-cell table:style-name="ce9" office:value-type="string">
            <text:p>not(cac:InvoiceLine/cac:Item/cac:Catalogue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0</text:p>
          </table:table-cell>
          <table:table-cell table:style-name="ce9" office:value-type="string">
            <text:p>not(cac:InvoiceLine/cac:Item/cac:ItemSpecificationDocumentRefere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1</text:p>
          </table:table-cell>
          <table:table-cell table:style-name="ce9" office:value-type="string">
            <text:p>not(cac:InvoiceLine/cac:Item/cac:OriginCountry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2</text:p>
          </table:table-cell>
          <table:table-cell table:style-name="ce9" office:value-type="string">
            <text:p>not(cac:InvoiceLine/cac:Item/cac:CommodityClassification/cbc:Natur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3</text:p>
          </table:table-cell>
          <table:table-cell table:style-name="ce9" office:value-type="string">
            <text:p>not(cac:InvoiceLine/cac:Item/cac:CommodityClassification/cbc:Cargo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4</text:p>
          </table:table-cell>
          <table:table-cell table:style-name="ce9" office:value-type="string">
            <text:p>not(cac:InvoiceLine/cac:Item/cac:CommodityClassification/cbc:Commodity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5</text:p>
          </table:table-cell>
          <table:table-cell table:style-name="ce9" office:value-type="string">
            <text:p>not(cac:InvoiceLine/cac:Item/cac:TransactionCondition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6</text:p>
          </table:table-cell>
          <table:table-cell table:style-name="ce9" office:value-type="string">
            <text:p>not(cac:InvoiceLine/cac:Item/cac:HazardousItem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7</text:p>
          </table:table-cell>
          <table:table-cell table:style-name="ce9" office:value-type="string">
            <text:p>not(cac:InvoiceLine/cac:Item/cac:ClassifiedTaxCategory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8</text:p>
          </table:table-cell>
          <table:table-cell table:style-name="ce9" office:value-type="string">
            <text:p>not(cac:InvoiceLine/cac:Item/cac:ClassifiedTaxCategory/cbc:BaseUnitMeasur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599</text:p>
          </table:table-cell>
          <table:table-cell table:style-name="ce9" office:value-type="string">
            <text:p>not(cac:InvoiceLine/cac:Item/cac:ClassifiedTaxCategory/cbc:PerUnit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00</text:p>
          </table:table-cell>
          <table:table-cell table:style-name="ce9" office:value-type="string">
            <text:p>not(cac:InvoiceLine/cac:Item/cac:ClassifiedTaxCategory/cbc:TaxExemptionReas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01</text:p>
          </table:table-cell>
          <table:table-cell table:style-name="ce9" office:value-type="string">
            <text:p>not(cac:InvoiceLine/cac:Item/cac:ClassifiedTaxCategory/cbc:TaxExemptionRea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02</text:p>
          </table:table-cell>
          <table:table-cell table:style-name="ce9" office:value-type="string">
            <text:p>not(cac:InvoiceLine/cac:Item/cac:ClassifiedTaxCategory/cbc:TierRan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03</text:p>
          </table:table-cell>
          <table:table-cell table:style-name="ce9" office:value-type="string">
            <text:p>not(cac:InvoiceLine/cac:Item/cac:ClassifiedTaxCategory/cbc:TierRatePerce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04</text:p>
          </table:table-cell>
          <table:table-cell table:style-name="ce9" office:value-type="string">
            <text:p>not(cac:InvoiceLine/cac:Item/cac:ClassifiedTaxCategory/cac:TaxScheme/cbc:Nam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05</text:p>
          </table:table-cell>
          <table:table-cell table:style-name="ce9" office:value-type="string">
            <text:p>not(cac:InvoiceLine/cac:Item/cac:ClassifiedTaxCategory/cac:TaxScheme/cbc:Tax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06</text:p>
          </table:table-cell>
          <table:table-cell table:style-name="ce9" office:value-type="string">
            <text:p>not(cac:InvoiceLine/cac:Item/cac:ClassifiedTaxCategory/cac:TaxScheme/cbc: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607</text:p>
          </table:table-cell>
          <table:table-cell table:style-name="ce9" office:value-type="string">
            <text:p>not(cac:InvoiceLine/cac:Item/cac:ClassifiedTaxCategory/cac:TaxScheme/cac:JurisdiccionRegio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08</text:p>
          </table:table-cell>
          <table:table-cell table:style-name="ce9" office:value-type="string">
            <text:p>not(cac:InvoiceLine/cac:Item/cac:AdditionalItemProperty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09</text:p>
          </table:table-cell>
          <table:table-cell table:style-name="ce9" office:value-type="string">
            <text:p>not(cac:InvoiceLine/cac:Item/cac:AdditionalItemProperty/cbc:Nam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0</text:p>
          </table:table-cell>
          <table:table-cell table:style-name="ce9" office:value-type="string">
            <text:p>not(cac:InvoiceLine/cac:Item/cac:AdditionalItemProperty/cbc:TestMeth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1</text:p>
          </table:table-cell>
          <table:table-cell table:style-name="ce9" office:value-type="string">
            <text:p>not(cac:InvoiceLine/cac:Item/cac:AdditionalItemProperty/cbc:ValueQuanti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2</text:p>
          </table:table-cell>
          <table:table-cell table:style-name="ce9" office:value-type="string">
            <text:p>not(cac:InvoiceLine/cac:Item/cac:AdditionalItemProperty/cbc:ValueQualifie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3</text:p>
          </table:table-cell>
          <table:table-cell table:style-name="ce9" office:value-type="string">
            <text:p>not(cac:InvoiceLine/cac:Item/cac:AdditionalItemProperty/cbc:Importanc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4</text:p>
          </table:table-cell>
          <table:table-cell table:style-name="ce9" office:value-type="string">
            <text:p>not(cac:InvoiceLine/cac:Item/cac:AdditionalItemProperty/cbc:ListValu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5</text:p>
          </table:table-cell>
          <table:table-cell table:style-name="ce9" office:value-type="string">
            <text:p>not(cac:InvoiceLine/cac:Item/cac:AdditionalItemProperty/cac:Usabil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6</text:p>
          </table:table-cell>
          <table:table-cell table:style-name="ce9" office:value-type="string">
            <text:p>not(cac:InvoiceLine/cac:Item/cac:AdditionalItemProperty/cac:ItemPropertyGroup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7</text:p>
          </table:table-cell>
          <table:table-cell table:style-name="ce9" office:value-type="string">
            <text:p>not(cac:InvoiceLine/cac:Item/cac:AdditionalItemProperty/cac:RangeDimens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8</text:p>
          </table:table-cell>
          <table:table-cell table:style-name="ce9" office:value-type="string">
            <text:p>not(cac:InvoiceLine/cac:Item/cac:AdditionalItemProperty/cac:ItemPropertyRang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19</text:p>
          </table:table-cell>
          <table:table-cell table:style-name="ce9" office:value-type="string">
            <text:p>not(cac:InvoiceLine/cac:Item/cac:Manufactur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0</text:p>
          </table:table-cell>
          <table:table-cell table:style-name="ce9" office:value-type="string">
            <text:p>not(cac:InvoiceLine/cac:Item/cac:InformationContentProviderPart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1</text:p>
          </table:table-cell>
          <table:table-cell table:style-name="ce9" office:value-type="string">
            <text:p>not(cac:InvoiceLine/cac:Item/cac:OriginAddres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2</text:p>
          </table:table-cell>
          <table:table-cell table:style-name="ce9" office:value-type="string">
            <text:p>not(cac:InvoiceLine/cac:Item/cac:ItemInstanc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3</text:p>
          </table:table-cell>
          <table:table-cell table:style-name="ce9" office:value-type="string">
            <text:p>not(cac:InvoiceLine/cac:Item/cac:Certific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4</text:p>
          </table:table-cell>
          <table:table-cell table:style-name="ce9" office:value-type="string">
            <text:p>not(cac:InvoiceLine/cac:Item/cac:Dimensi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5</text:p>
          </table:table-cell>
          <table:table-cell table:style-name="ce9" office:value-type="string">
            <text:p>not(cac:InvoiceLine/cac:Item/cac:Price/cbc:PriceChangeRea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6</text:p>
          </table:table-cell>
          <table:table-cell table:style-name="ce9" office:value-type="string">
            <text:p>not(cac:InvoiceLine/cac:Item/cac:Price/cbc:PriceType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7</text:p>
          </table:table-cell>
          <table:table-cell table:style-name="ce9" office:value-type="string">
            <text:p>not(cac:InvoiceLine/cac:Item/cac:Price/cbc:PriceTyp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8</text:p>
          </table:table-cell>
          <table:table-cell table:style-name="ce9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29</text:p>
          </table:table-cell>
          <table:table-cell table:style-name="ce9" office:value-type="string">
            <text:p>not(cac:InvoiceLine/cac:Item/cac:Price/cbc:ValidityPerio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0</text:p>
          </table:table-cell>
          <table:table-cell table:style-name="ce9" office:value-type="string">
            <text:p>not(cac:InvoiceLine/cac:Item/cac:Price/cbc:PriceLis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1</text:p>
          </table:table-cell>
          <table:table-cell table:style-name="ce9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2</text:p>
          </table:table-cell>
          <table:table-cell table:style-name="ce9" office:value-type="string">
            <text:p>not(cac:InvoiceLine/cac:Item/cac:Price/cac:AllowanceCharge/cbc:ID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3</text:p>
          </table:table-cell>
          <table:table-cell table:style-name="ce9" office:value-type="string">
            <text:p>not(cac:InvoiceLine/cac:Item/cac:Price/cac:AllowanceCharge/cbc:AllowanceChargeReason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4</text:p>
          </table:table-cell>
          <table:table-cell table:style-name="ce9" office:value-type="string">
            <text:p>not(cac:InvoiceLine/cac:Item/cac:Price/cac:AllowanceCharge/cbc:AllowanceChargeReason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5</text:p>
          </table:table-cell>
          <table:table-cell table:style-name="ce9" office:value-type="string">
            <text:p>not(cac:InvoiceLine/cac:Item/cac:Price/cac:AllowanceCharge/cbc:MultiplierFactorNumeric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6</text:p>
          </table:table-cell>
          <table:table-cell table:style-name="ce9" office:value-type="string">
            <text:p>not(cac:InvoiceLine/cac:Item/cac:Price/cac:AllowanceCharge/cbc:PrepaidIndicator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7</text:p>
          </table:table-cell>
          <table:table-cell table:style-name="ce9" office:value-type="string">
            <text:p>not(cac:InvoiceLine/cac:Item/cac:Price/cac:AllowanceCharge/cbc:SequenceNumeric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8</text:p>
          </table:table-cell>
          <table:table-cell table:style-name="ce9" office:value-type="string">
            <text:p>not(cac:InvoiceLine/cac:Item/cac:Price/cac:AllowanceCharge/cbc:AccountingCostCod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39</text:p>
          </table:table-cell>
          <table:table-cell table:style-name="ce9" office:value-type="string">
            <text:p>not(cac:InvoiceLine/cac:Item/cac:Price/cac:AllowanceCharge/cbc:AccountingCos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40</text:p>
          </table:table-cell>
          <table:table-cell table:style-name="ce9" office:value-type="string">
            <text:p>not(cac:InvoiceLine/cac:Item/cac:Price/cac:AllowanceCharge/cbc:PerUnitAmount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41</text:p>
          </table:table-cell>
          <table:table-cell table:style-name="ce9" office:value-type="string">
            <text:p>not(cac:InvoiceLine/cac:Item/cac:Price/cac:AllowanceCharge/cac:TaxCategory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42</text:p>
          </table:table-cell>
          <table:table-cell table:style-name="ce9" office:value-type="string">
            <text:p>not(cac:InvoiceLine/cac:Item/cac:Price/cac:AllowanceCharge/cac:TaxTotal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43</text:p>
          </table:table-cell>
          <table:table-cell table:style-name="ce9" office:value-type="string">
            <text:p>not(cac:InvoiceLine/cac:Item/cac:Price/cac:AllowanceCharge/cac:PaymentMeans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44</text:p>
          </table:table-cell>
          <table:table-cell table:style-name="ce9" office:value-type="string">
            <text:p>not(cac:InvoiceLine/cac:Item/cac:Price/cac:PricingExchangeRat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45</text:p>
          </table:table-cell>
          <table:table-cell table:style-name="ce9" office:value-type="string">
            <text:p>not(cac:InvoiceLine/cac:DeliveryTerms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646</text:p>
          </table:table-cell>
          <table:table-cell table:style-name="ce9" office:value-type="string">
            <text:p>not(cac:InvoiceLine/cac:SubInvoiceLine)</text:p>
          </table:table-cell>
          <table:table-cell table:number-columns-repeated="254"/>
        </table:table-row>
        <table:table-row table:style-name="ro5">
          <table:table-cell table:style-name="ce5" office:value-type="string">
            <text:p>syntax</text:p>
          </table:table-cell>
          <table:table-cell office:value-type="string">
            <text:p>UBL-CR-647</text:p>
          </table:table-cell>
          <table:table-cell table:style-name="ce9" office:value-type="string">
            <text:p>not(cac:InvoiceLine/cac:ItemPriceExtension)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Invoice line</text:p>
          </table:table-cell>
          <table:table-cell office:value-type="string">
            <text:p>cac:InvoiceLi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receding Invoice</text:p>
          </table:table-cell>
          <table:table-cell office:value-type="string">
            <text:p>cac:BillingReferenc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ayee</text:p>
          </table:table-cell>
          <table:table-cell office:value-type="string">
            <text:p>cac:PayeeParty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Tax Representative</text:p>
          </table:table-cell>
          <table:table-cell office:value-type="string">
            <text:p>cac:TaxRepresentativeParty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Deliver to</text:p>
          </table:table-cell>
          <table:table-cell office:value-type="string">
            <text:p>cac:Delivery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Payment instructions</text:p>
          </table:table-cell>
          <table:table-cell office:value-type="string">
            <text:p>cac:PaymentMeans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Document level allowances</text:p>
          </table:table-cell>
          <table:table-cell office:value-type="string">
            <text:p>cac:AllowanceCharge[cbc:ChargeIndicator = 'false'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Document level charges</text:p>
          </table:table-cell>
          <table:table-cell office:value-type="string">
            <text:p>cac:AllowanceCharge[cbc:ChargeIndicator = 'true'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Invoice total VAT</text:p>
          </table:table-cell>
          <table:table-cell office:value-type="string">
            <text:p>cac:TaxTotal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Tax subtotal</text:p>
          </table:table-cell>
          <table:table-cell office:value-type="string">
            <text:p>cac:TaxSubtotal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Additional supporting documents</text:p>
          </table:table-cell>
          <table:table-cell office:value-type="string">
            <text:p>cac:AdditionalDocumentReferenc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table:style-name="ce14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Amount data type</text:p>
          </table:table-cell>
          <table:table-cell office:value-type="string">
            <text:p>//*[ends-with(name(), 'Amount') and not(ends-with(name(),'PriceAmount'))] 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rice data type</text:p>
          </table:table-cell>
          <table:table-cell office:value-type="string">
            <text:p>//*[ends-with(name(), 'PriceAmount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Quantity data type</text:p>
          </table:table-cell>
          <table:table-cell office:value-type="string">
            <text:p>//*[ends-with(name(), 'Quantity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Percent data type</text:p>
          </table:table-cell>
          <table:table-cell office:value-type="string">
            <text:p>//*[ends-with(name(), 'Rate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Code data type</text:p>
          </table:table-cell>
          <table:table-cell office:value-type="string">
            <text:p>//*[ends-with(name(), 'Code')]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syntax</text:p>
          </table:table-cell>
          <table:table-cell office:value-type="string">
            <text:p>Binary object data type</text:p>
          </table:table-cell>
          <table:table-cell office:value-type="string">
            <text:p>//*[ends-with(name(), 'BinaryObject')]</text:p>
          </table:table-cell>
          <table:table-cell table:number-columns-repeated="254"/>
        </table:table-row>
        <table:table-row table:style-name="ro3" table:number-rows-repeated="1047838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3" table:number-columns-repeated="255" table:default-cell-style-name="ce5"/>
        <table:table-column table:style-name="co13" table:number-columns-repeated="767" table:default-cell-style-name="Default"/>
        <table:table-row table:style-name="ro1">
          <table:table-cell table:style-name="ce15" office:value-type="string">
            <text:p>Profile</text:p>
          </table:table-cell>
          <table:table-cell table:style-name="ce15" office:value-type="string">
            <text:p>Transaction</text:p>
          </table:table-cell>
          <table:table-cell table:style-name="ce15" office:value-type="string">
            <text:p>Binding</text:p>
          </table:table-cell>
          <table:table-cell table:style-name="ce15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yntax</text:p>
          </table:table-cell>
          <table:table-cell office:value-type="string">
            <text:p>UBL</text:p>
          </table:table-cell>
          <table:table-cell table:style-name="ce16"/>
          <table:table-cell table:style-name="ce17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Verdana1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29/11/2016</text:date>, <text:time>22:2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11-29T22:26:29</dc:date>
    <dc:creator>Oriol Bausà</dc:creator>
    <meta:editing-duration>P24DT5H19M18S</meta:editing-duration>
    <meta:editing-cycles>180</meta:editing-cycles>
    <meta:document-statistic meta:table-count="3" meta:cell-count="5756" meta:object-count="0"/>
  </office:meta>
</office:document-meta>
</file>